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erif" svg:font-family="FreeSerif"/>
    <style:font-face style:name="FreeSerif1" svg:font-family="FreeSerif" style:font-family-generic="roman"/>
    <style:font-face style:name="FreeSerif2" svg:font-family="FreeSerif" style:font-family-generic="roman" style:font-pitch="variable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 (Основной текст" svg:font-family="'Times New Roman (Основной текст'"/>
  </office:font-face-decls>
  <office:automatic-styles>
    <style:style style:name="Таблица2" style:family="table">
      <style:table-properties style:width="5.893cm" table:align="center" fo:background-color="transparent" style:may-break-between-rows="true" table:border-model="collapsing">
        <style:background-image/>
      </style:table-properties>
    </style:style>
    <style:style style:name="Таблица2.A" style:family="table-column">
      <style:table-column-properties style:column-width="1.178cm"/>
    </style:style>
    <style:style style:name="Таблица2.E" style:family="table-column">
      <style:table-column-properties style:column-width="1.18cm"/>
    </style:style>
    <style:style style:name="Таблица2.1" style:family="table-row">
      <style:table-row-properties style:row-height="0.801cm" fo:background-color="transparent" fo:keep-together="auto">
        <style:background-image/>
      </style:table-row-properties>
    </style:style>
    <style:style style:name="Таблица2.A1" style:family="table-cell">
      <style:table-cell-properties style:vertical-align="" fo:background-color="transparent" fo:padding="0.097cm" fo:border-left="0.75pt dotted #000000" fo:border-right="none" fo:border-top="0.75pt dotted #000000" fo:border-bottom="0.75pt dotted #000000" style:writing-mode="page">
        <style:background-image/>
      </style:table-cell-properties>
    </style:style>
    <style:style style:name="Таблица2.B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E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row-height="0.801cm" fo:background-color="transparent">
        <style:background-image/>
      </style:table-row-properties>
    </style:style>
    <style:style style:name="Таблица2.A2" style:family="table-cell">
      <style:table-cell-properties style:vertical-align="" fo:background-color="transparent" fo:padding="0.097cm" fo:border-left="0.75pt dotted #000000" fo:border-right="none" fo:border-top="none" fo:border-bottom="0.75pt dotted #000000" style:writing-mode="page">
        <style:background-image/>
      </style:table-cell-properties>
    </style:style>
    <style:style style:name="Таблица2.B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3" style:family="table-row">
      <style:table-row-properties style:row-height="0.801cm" fo:background-color="transparent">
        <style:background-image/>
      </style:table-row-properties>
    </style:style>
    <style:style style:name="Таблица1" style:family="table">
      <style:table-properties style:width="16.501cm" table:align="center" fo:background-color="transparent">
        <style:background-image/>
      </style:table-properties>
    </style:style>
    <style:style style:name="Таблица1.A" style:family="table-column">
      <style:table-column-properties style:column-width="1.178cm"/>
    </style:style>
    <style:style style:name="Таблица1.G" style:family="table-column">
      <style:table-column-properties style:column-width="1.18cm"/>
    </style:style>
    <style:style style:name="Таблица1.N" style:family="table-column">
      <style:table-column-properties style:column-width="1.182cm"/>
    </style:style>
    <style:style style:name="Таблица1.1" style:family="table-row">
      <style:table-row-properties style:row-height="0.801cm" fo:background-color="transparent">
        <style:background-image/>
      </style:table-row-properties>
    </style:style>
    <style:style style:name="Таблица1.A1" style:family="table-cell">
      <style:table-cell-properties style:vertical-align="middle" fo:background-color="transparent" fo:padding="0.097cm" fo:border-left="0.75pt dotted #000000" fo:border-right="none" fo:border-top="0.75pt dotted #000000" fo:border-bottom="0.75pt dotted #000000" style:writing-mode="page">
        <style:background-image/>
      </style:table-cell-properties>
    </style:style>
    <style:style style:name="Таблица1.B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G1" style:family="table-cell">
      <style:table-cell-properties style:vertical-align="" fo:background-color="#ffa6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N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style:vertical-align="" fo:background-color="transparent" fo:padding="0.097cm" fo:border-left="0.75pt dotted #000000" fo:border-right="none" fo:border-top="none" fo:border-bottom="0.75pt dotted #000000" style:writing-mode="page">
        <style:background-image/>
      </style:table-cell-properties>
    </style:style>
    <style:style style:name="Таблица1.B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2" style:family="table-cell">
      <style:table-cell-properties style:vertical-align=""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2" style:family="table-cell">
      <style:table-cell-properties style:vertical-align="" fo:background-color="#ffa6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N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4" style:family="table-cell">
      <style:table-cell-properties style:vertical-align=""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6.499cm" table:align="center" fo:background-color="transparent" style:may-break-between-rows="true" table:border-model="collapsing">
        <style:background-image/>
      </style:table-properties>
    </style:style>
    <style:style style:name="Таблица3.A" style:family="table-column">
      <style:table-column-properties style:column-width="1.178cm"/>
    </style:style>
    <style:style style:name="Таблица3.G" style:family="table-column">
      <style:table-column-properties style:column-width="1.18cm"/>
    </style:style>
    <style:style style:name="Таблица3.1" style:family="table-row">
      <style:table-row-properties style:row-height="0.801cm" fo:background-color="transparent">
        <style:background-image/>
      </style:table-row-properties>
    </style:style>
    <style:style style:name="Таблица3.A1" style:family="table-cell">
      <style:table-cell-properties style:vertical-align="middle" fo:background-color="transparent" fo:padding="0.097cm" fo:border-left="0.75pt dotted #000000" fo:border-right="none" fo:border-top="0.75pt dotted #000000" fo:border-bottom="0.75pt dotted #000000" style:writing-mode="page">
        <style:background-image/>
      </style:table-cell-properties>
    </style:style>
    <style:style style:name="Таблица3.B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E1" style:family="table-cell">
      <style:table-cell-properties style:vertical-align="" fo:background-color="#ffa6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N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style:vertical-align="" fo:background-color="transparent" fo:padding="0.097cm" fo:border-left="0.75pt dotted #000000" fo:border-right="none" fo:border-top="none" fo:border-bottom="0.75pt dotted #000000" style:writing-mode="page">
        <style:background-image/>
      </style:table-cell-properties>
    </style:style>
    <style:style style:name="Таблица3.B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E2" style:family="table-cell">
      <style:table-cell-properties style:vertical-align="" fo:background-color="#ffa6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N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B3" style:family="table-cell">
      <style:table-cell-properties style:vertical-align=""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5" style:family="table-row">
      <style:table-row-properties style:row-height="0.801cm" fo:background-color="transparent" fo:keep-together="auto">
        <style:background-image/>
      </style:table-row-properties>
    </style:style>
    <style:style style:name="Таблица4" style:family="table">
      <style:table-properties style:width="16.501cm" table:align="center" fo:background-color="transparent">
        <style:background-image/>
      </style:table-properties>
    </style:style>
    <style:style style:name="Таблица4.A" style:family="table-column">
      <style:table-column-properties style:column-width="0.967cm"/>
    </style:style>
    <style:style style:name="Таблица4.B" style:family="table-column">
      <style:table-column-properties style:column-width="0.97cm"/>
    </style:style>
    <style:style style:name="Таблица4.E" style:family="table-column">
      <style:table-column-properties style:column-width="0.968cm"/>
    </style:style>
    <style:style style:name="Таблица4.F" style:family="table-column">
      <style:table-column-properties style:column-width="0.972cm"/>
    </style:style>
    <style:style style:name="Таблица4.N" style:family="table-column">
      <style:table-column-properties style:column-width="0.975cm"/>
    </style:style>
    <style:style style:name="Таблица4.O" style:family="table-column">
      <style:table-column-properties style:column-width="0.974cm"/>
    </style:style>
    <style:style style:name="Таблица4.1" style:family="table-row">
      <style:table-row-properties style:row-height="0.801cm" fo:background-color="transparent">
        <style:background-image/>
      </style:table-row-properties>
    </style:style>
    <style:style style:name="Таблица4.A1" style:family="table-cell">
      <style:table-cell-properties style:vertical-align="middle" fo:background-color="transparent" fo:padding="0.097cm" fo:border-left="0.75pt dotted #000000" fo:border-right="none" fo:border-top="0.75pt dotted #000000" fo:border-bottom="0.75pt dotted #000000" style:writing-mode="page">
        <style:background-image/>
      </style:table-cell-properties>
    </style:style>
    <style:style style:name="Таблица4.B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G1" style:family="table-cell">
      <style:table-cell-properties style:vertical-align="" fo:background-color="#ffa6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Q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" fo:background-color="transparent" fo:padding="0.097cm" fo:border-left="0.75pt dotted #000000" fo:border-right="none" fo:border-top="none" fo:border-bottom="0.75pt dotted #000000" style:writing-mode="page">
        <style:background-image/>
      </style:table-cell-properties>
    </style:style>
    <style:style style:name="Таблица4.B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E2" style:family="table-cell">
      <style:table-cell-properties style:vertical-align=""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J2" style:family="table-cell">
      <style:table-cell-properties style:vertical-align="" fo:background-color="#ffa6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Q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B4" style:family="table-cell">
      <style:table-cell-properties style:vertical-align=""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6.499cm" table:align="center" fo:background-color="transparent" style:may-break-between-rows="true" table:border-model="collapsing">
        <style:background-image/>
      </style:table-properties>
    </style:style>
    <style:style style:name="Таблица5.A" style:family="table-column">
      <style:table-column-properties style:column-width="1.178cm"/>
    </style:style>
    <style:style style:name="Таблица5.G" style:family="table-column">
      <style:table-column-properties style:column-width="1.18cm"/>
    </style:style>
    <style:style style:name="Таблица5.1" style:family="table-row">
      <style:table-row-properties style:row-height="0.801cm" fo:background-color="transparent">
        <style:background-image/>
      </style:table-row-properties>
    </style:style>
    <style:style style:name="Таблица5.A1" style:family="table-cell">
      <style:table-cell-properties style:vertical-align="middle" fo:background-color="transparent" fo:padding="0.097cm" fo:border-left="0.75pt dotted #000000" fo:border-right="none" fo:border-top="0.75pt dotted #000000" fo:border-bottom="0.75pt dotted #000000" style:writing-mode="page">
        <style:background-image/>
      </style:table-cell-properties>
    </style:style>
    <style:style style:name="Таблица5.B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E1" style:family="table-cell">
      <style:table-cell-properties style:vertical-align="" fo:background-color="#ffa6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N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style:vertical-align="" fo:background-color="transparent" fo:padding="0.097cm" fo:border-left="0.75pt dotted #000000" fo:border-right="none" fo:border-top="none" fo:border-bottom="0.75pt dotted #000000" style:writing-mode="page">
        <style:background-image/>
      </style:table-cell-properties>
    </style:style>
    <style:style style:name="Таблица5.B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E2" style:family="table-cell">
      <style:table-cell-properties style:vertical-align="" fo:background-color="#ffa6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N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B3" style:family="table-cell">
      <style:table-cell-properties style:vertical-align=""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5" style:family="table-row">
      <style:table-row-properties style:row-height="0.801cm" fo:background-color="transparent" fo:keep-together="auto">
        <style:background-image/>
      </style:table-row-properties>
    </style:style>
    <style:style style:name="Таблица6" style:family="table">
      <style:table-properties style:width="16.501cm" table:align="center" fo:background-color="transparent" style:may-break-between-rows="true" table:border-model="collapsing">
        <style:background-image/>
      </style:table-properties>
    </style:style>
    <style:style style:name="Таблица6.A" style:family="table-column">
      <style:table-column-properties style:column-width="1.178cm"/>
    </style:style>
    <style:style style:name="Таблица6.G" style:family="table-column">
      <style:table-column-properties style:column-width="1.18cm"/>
    </style:style>
    <style:style style:name="Таблица6.N" style:family="table-column">
      <style:table-column-properties style:column-width="1.182cm"/>
    </style:style>
    <style:style style:name="Таблица6.1" style:family="table-row">
      <style:table-row-properties style:row-height="0.801cm" fo:background-color="transparent">
        <style:background-image/>
      </style:table-row-properties>
    </style:style>
    <style:style style:name="Таблица6.A1" style:family="table-cell">
      <style:table-cell-properties style:vertical-align="middle" fo:background-color="transparent" fo:padding="0.097cm" fo:border-left="0.75pt dotted #000000" fo:border-right="none" fo:border-top="0.75pt dotted #000000" fo:border-bottom="0.75pt dotted #000000" style:writing-mode="page">
        <style:background-image/>
      </style:table-cell-properties>
    </style:style>
    <style:style style:name="Таблица6.B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I1" style:family="table-cell">
      <style:table-cell-properties style:vertical-align="" fo:background-color="#ffa6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N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style:vertical-align="" fo:background-color="transparent" fo:padding="0.097cm" fo:border-left="0.75pt dotted #000000" fo:border-right="none" fo:border-top="none" fo:border-bottom="0.75pt dotted #000000" style:writing-mode="page">
        <style:background-image/>
      </style:table-cell-properties>
    </style:style>
    <style:style style:name="Таблица6.B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I2" style:family="table-cell">
      <style:table-cell-properties style:vertical-align="" fo:background-color="#ffa6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N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F3" style:family="table-cell">
      <style:table-cell-properties style:vertical-align=""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5" style:family="table-row">
      <style:table-row-properties style:row-height="0.801cm" fo:background-color="transparent" fo:keep-together="auto">
        <style:background-image/>
      </style:table-row-properties>
    </style:style>
    <style:style style:name="Таблица6.D5" style:family="table-cell">
      <style:table-cell-properties style:vertical-align=""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F5" style:family="table-cell">
      <style:table-cell-properties style:vertical-align="" fo:background-color="#f04e4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6.501cm" table:align="center" fo:background-color="transparent">
        <style:background-image/>
      </style:table-properties>
    </style:style>
    <style:style style:name="Таблица7.A" style:family="table-column">
      <style:table-column-properties style:column-width="1.178cm"/>
    </style:style>
    <style:style style:name="Таблица7.G" style:family="table-column">
      <style:table-column-properties style:column-width="1.18cm"/>
    </style:style>
    <style:style style:name="Таблица7.N" style:family="table-column">
      <style:table-column-properties style:column-width="1.182cm"/>
    </style:style>
    <style:style style:name="Таблица7.1" style:family="table-row">
      <style:table-row-properties style:row-height="0.801cm" fo:background-color="transparent">
        <style:background-image/>
      </style:table-row-properties>
    </style:style>
    <style:style style:name="Таблица7.A1" style:family="table-cell">
      <style:table-cell-properties style:vertical-align="middle" fo:background-color="transparent" fo:padding="0.097cm" fo:border-left="0.75pt dotted #000000" fo:border-right="none" fo:border-top="0.75pt dotted #000000" fo:border-bottom="0.75pt dotted #000000" style:writing-mode="page">
        <style:background-image/>
      </style:table-cell-properties>
    </style:style>
    <style:style style:name="Таблица7.B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G1" style:family="table-cell">
      <style:table-cell-properties style:vertical-align="" fo:background-color="#ffa6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N1" style:family="table-cell">
      <style:table-cell-properties style:vertical-align="" fo:background-color="#ffa6a6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style:vertical-align="" fo:background-color="transparent" fo:padding="0.097cm" fo:border-left="0.75pt dotted #000000" fo:border-right="none" fo:border-top="none" fo:border-bottom="0.75pt dotted #000000" style:writing-mode="page">
        <style:background-image/>
      </style:table-cell-properties>
    </style:style>
    <style:style style:name="Таблица7.B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" style:family="table-cell">
      <style:table-cell-properties style:vertical-align=""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G2" style:family="table-cell">
      <style:table-cell-properties style:vertical-align="" fo:background-color="#ffa6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N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C4" style:family="table-cell">
      <style:table-cell-properties style:vertical-align=""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" style:family="table">
      <style:table-properties style:width="16.499cm" table:align="center" fo:background-color="transparent" style:may-break-between-rows="true" table:border-model="collapsing">
        <style:background-image/>
      </style:table-properties>
    </style:style>
    <style:style style:name="Таблица8.A" style:family="table-column">
      <style:table-column-properties style:column-width="1.178cm"/>
    </style:style>
    <style:style style:name="Таблица8.G" style:family="table-column">
      <style:table-column-properties style:column-width="1.18cm"/>
    </style:style>
    <style:style style:name="Таблица8.1" style:family="table-row">
      <style:table-row-properties style:row-height="0.801cm" fo:background-color="transparent">
        <style:background-image/>
      </style:table-row-properties>
    </style:style>
    <style:style style:name="Таблица8.A1" style:family="table-cell">
      <style:table-cell-properties style:vertical-align="middle" fo:background-color="transparent" fo:padding="0.097cm" fo:border-left="0.75pt dotted #000000" fo:border-right="none" fo:border-top="0.75pt dotted #000000" fo:border-bottom="0.75pt dotted #000000" style:writing-mode="page">
        <style:background-image/>
      </style:table-cell-properties>
    </style:style>
    <style:style style:name="Таблица8.B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F1" style:family="table-cell">
      <style:table-cell-properties style:vertical-align="" fo:background-color="#ffa6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N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style:vertical-align="" fo:background-color="transparent" fo:padding="0.097cm" fo:border-left="0.75pt dotted #000000" fo:border-right="none" fo:border-top="none" fo:border-bottom="0.75pt dotted #000000" style:writing-mode="page">
        <style:background-image/>
      </style:table-cell-properties>
    </style:style>
    <style:style style:name="Таблица8.B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E2" style:family="table-cell">
      <style:table-cell-properties style:vertical-align="" fo:background-color="#ffa6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N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B4" style:family="table-cell">
      <style:table-cell-properties style:vertical-align=""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5" style:family="table-row">
      <style:table-row-properties style:row-height="0.801cm" fo:background-color="transparent" fo:keep-together="auto">
        <style:background-image/>
      </style:table-row-properties>
    </style:style>
    <style:style style:name="Таблица9" style:family="table">
      <style:table-properties style:width="16.501cm" table:align="center" fo:background-color="transparent">
        <style:background-image/>
      </style:table-properties>
    </style:style>
    <style:style style:name="Таблица9.A" style:family="table-column">
      <style:table-column-properties style:column-width="1.178cm"/>
    </style:style>
    <style:style style:name="Таблица9.G" style:family="table-column">
      <style:table-column-properties style:column-width="1.18cm"/>
    </style:style>
    <style:style style:name="Таблица9.N" style:family="table-column">
      <style:table-column-properties style:column-width="1.182cm"/>
    </style:style>
    <style:style style:name="Таблица9.1" style:family="table-row">
      <style:table-row-properties style:row-height="0.801cm" fo:background-color="transparent">
        <style:background-image/>
      </style:table-row-properties>
    </style:style>
    <style:style style:name="Таблица9.A1" style:family="table-cell">
      <style:table-cell-properties style:vertical-align="middle" fo:background-color="transparent" fo:padding="0.097cm" fo:border-left="0.75pt dotted #000000" fo:border-right="none" fo:border-top="0.75pt dotted #000000" fo:border-bottom="0.75pt dotted #000000" style:writing-mode="page">
        <style:background-image/>
      </style:table-cell-properties>
    </style:style>
    <style:style style:name="Таблица9.B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G1" style:family="table-cell">
      <style:table-cell-properties style:vertical-align="" fo:background-color="#ffa6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N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9.A2" style:family="table-cell">
      <style:table-cell-properties style:vertical-align="" fo:background-color="transparent" fo:padding="0.097cm" fo:border-left="0.75pt dotted #000000" fo:border-right="none" fo:border-top="none" fo:border-bottom="0.75pt dotted #000000" style:writing-mode="page">
        <style:background-image/>
      </style:table-cell-properties>
    </style:style>
    <style:style style:name="Таблица9.B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E2" style:family="table-cell">
      <style:table-cell-properties style:vertical-align=""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G2" style:family="table-cell">
      <style:table-cell-properties style:vertical-align="" fo:background-color="#ffa6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N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.B4" style:family="table-cell">
      <style:table-cell-properties style:vertical-align=""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loext:graphic-properties draw:fill="none"/>
      <style:paragraph-properties fo:margin-left="0cm" fo:margin-right="0cm" fo:hyphenation-ladder-count="no-limit" fo:text-indent="0cm" style:auto-text-indent="false" fo:background-color="transparent"/>
      <style:text-properties officeooo:paragraph-rsid="000cd0c9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fo:language="ru" fo:country="RU" style:font-name-asian="FreeSerif" style:font-name-complex="FreeSerif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fo:language="ru" fo:country="RU" officeooo:paragraph-rsid="00092bae" style:font-name-asian="FreeSerif" style:font-name-complex="FreeSerif"/>
    </style:style>
    <style:style style:name="P4" style:family="paragraph" style:parent-style-name="Heading_20_1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fo:language="ru" fo:country="RU" officeooo:paragraph-rsid="00092bae" style:font-name-asian="FreeSerif" style:font-name-complex="FreeSerif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fo:language="ru" fo:country="RU" fo:font-style="normal" officeooo:paragraph-rsid="00092bae" style:font-name-asian="FreeSerif" style:font-name-complex="FreeSerif"/>
    </style:style>
    <style:style style:name="P6" style:family="paragraph" style:parent-style-name="Heading_20_1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fo:language="ru" fo:country="RU" fo:font-style="normal" officeooo:paragraph-rsid="00092bae" style:font-name-asian="FreeSerif" style:font-name-complex="FreeSerif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fo:language="ru" fo:country="RU" fo:font-style="italic" officeooo:paragraph-rsid="00092bae" style:font-name-asian="FreeSerif" style:font-name-complex="FreeSerif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style:font-name-complex="FreeSerif"/>
    </style:style>
    <style:style style:name="P9" style:family="paragraph" style:parent-style-name="Subtitle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style:font-name-complex="FreeSerif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background-color="transparent"/>
      <style:text-properties style:font-name="FreeSerif" style:font-name-complex="FreeSerif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>
        <style:tab-stops>
          <style:tab-stop style:position="8.25cm" style:type="center"/>
        </style:tab-stops>
      </style:paragraph-properties>
      <style:text-properties style:font-name="FreeSerif" style:font-name-complex="FreeSerif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>
        <style:tab-stops>
          <style:tab-stop style:position="8.25cm" style:type="center"/>
        </style:tab-stops>
      </style:paragraph-properties>
      <style:text-properties style:font-name="FreeSerif" officeooo:paragraph-rsid="002c6c7e" style:font-name-complex="FreeSerif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>
        <style:tab-stops>
          <style:tab-stop style:position="8.25cm" style:type="center"/>
        </style:tab-stops>
      </style:paragraph-properties>
      <style:text-properties style:font-name="FreeSerif" style:font-name-complex="FreeSerif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>
        <style:tab-stops>
          <style:tab-stop style:position="8.25cm" style:type="center"/>
        </style:tab-stops>
      </style:paragraph-properties>
      <style:text-properties style:font-name="FreeSerif" officeooo:paragraph-rsid="002c6c7e" style:font-name-complex="FreeSerif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officeooo:paragraph-rsid="00092bae" style:font-name-complex="FreeSerif"/>
    </style:style>
    <style:style style:name="P16" style:family="paragraph" style:parent-style-name="Heading_20_1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officeooo:paragraph-rsid="00092bae" style:font-name-complex="FreeSerif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officeooo:paragraph-rsid="0028539e" style:font-name-complex="FreeSerif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officeooo:paragraph-rsid="002901b6" style:font-name-complex="FreeSerif"/>
    </style:style>
    <style:style style:name="P19" style:family="paragraph" style:parent-style-name="Subtitle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officeooo:paragraph-rsid="00150107" style:font-name-complex="FreeSerif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officeooo:paragraph-rsid="0033a885" style:font-name-complex="FreeSerif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officeooo:paragraph-rsid="00379f54" style:font-name-complex="FreeSerif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end" style:justify-single-word="false" fo:text-indent="0cm" style:auto-text-indent="false" fo:background-color="transparent"/>
      <style:text-properties style:font-name="FreeSerif" fo:font-size="10pt" fo:language="ru" fo:country="RU" fo:font-style="italic" officeooo:rsid="0009369c" officeooo:paragraph-rsid="0009369c" style:font-name-asian="FreeSerif" style:font-size-asian="20pt" style:font-name-complex="FreeSerif" style:font-size-complex="20p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end" style:justify-single-word="false" fo:text-indent="0cm" style:auto-text-indent="false" fo:background-color="transparent"/>
      <style:text-properties style:font-name="FreeSerif" fo:font-size="10pt" fo:language="ru" fo:country="RU" fo:font-style="italic" officeooo:paragraph-rsid="0009369c" style:font-name-asian="FreeSerif" style:font-style-asian="italic" style:font-name-complex="FreeSerif" style:font-style-complex="italic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fo:font-style="italic" officeooo:paragraph-rsid="00092bae" style:font-name-asian="FreeSerif" style:font-name-complex="FreeSerif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style:font-name-asian="FreeSerif" style:font-name-complex="FreeSerif"/>
    </style:style>
    <style:style style:name="P26" style:family="paragraph" style:parent-style-name="Heading_20_1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style:font-name-asian="FreeSerif" style:font-name-complex="FreeSerif"/>
    </style:style>
    <style:style style:name="P27" style:family="paragraph" style:parent-style-name="Subtitle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style:font-name-asian="FreeSerif" style:font-name-complex="FreeSerif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background-color="transparent"/>
      <style:text-properties style:font-name="FreeSerif" style:font-name-asian="FreeSerif" style:font-name-complex="FreeSerif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background-color="transparent">
        <style:tab-stops>
          <style:tab-stop style:position="8.25cm" style:type="center"/>
        </style:tab-stops>
      </style:paragraph-properties>
      <style:text-properties style:font-name="FreeSerif" style:font-name-asian="FreeSerif" style:font-name-complex="FreeSerif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background-color="transparent"/>
      <style:text-properties style:font-name="FreeSerif" officeooo:paragraph-rsid="00215e80" style:font-name-asian="FreeSerif" style:font-name-complex="FreeSerif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officeooo:paragraph-rsid="0028539e" style:font-name-asian="FreeSerif" style:font-name-complex="FreeSerif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officeooo:paragraph-rsid="002901b6" style:font-name-asian="FreeSerif" style:font-name-complex="FreeSerif"/>
    </style:style>
    <style:style style:name="P33" style:family="paragraph" style:parent-style-name="Subtitle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style:font-name="FreeSerif" style:font-name-asian="FreeSerif" style:font-name-complex="FreeSerif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officeooo:paragraph-rsid="00379f54" style:font-name-asian="FreeSerif" style:font-name-complex="FreeSerif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fo:font-weight="normal" style:font-name-complex="FreeSerif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fo:font-weight="normal" style:font-name-asian="FreeSerif" style:font-name-complex="FreeSerif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background-color="transparent"/>
      <style:text-properties style:font-name="FreeSerif" fo:font-weight="normal" style:font-name-asian="FreeSerif" style:font-name-complex="FreeSerif"/>
    </style:style>
    <style:style style:name="P38" style:family="paragraph" style:parent-style-name="Subtitle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fo:font-weight="bold" style:font-name-complex="FreeSerif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fo:font-weight="bold" officeooo:paragraph-rsid="00367f95" style:font-name-complex="FreeSerif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fo:font-style="normal" style:font-name-complex="FreeSerif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fo:font-style="normal" style:font-name-asian="FreeSerif" style:font-name-complex="FreeSerif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fo:font-style="normal" officeooo:paragraph-rsid="0010f863" style:font-name-asian="FreeSerif" style:font-name-complex="FreeSerif"/>
    </style:style>
    <style:style style:name="P43" style:family="paragraph" style:parent-style-name="Subtitle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style:font-name="FreeSerif" fo:font-size="18pt" style:font-name-asian="FreeSerif" style:font-name-complex="FreeSerif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</style:style>
    <style:style style:name="P45" style:family="paragraph" style:parent-style-name="Heading_20_1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</style:style>
    <style:style style:name="P46" style:family="paragraph" style:parent-style-name="Heading_20_2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</style:style>
    <style:style style:name="P48" style:family="paragraph" style:parent-style-name="Heading_20_1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</style:style>
    <style:style style:name="P49" style:family="paragraph" style:parent-style-name="Subtitle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background-color="transparent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officeooo:paragraph-rsid="002c6c7e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officeooo:paragraph-rsid="002901b6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officeooo:paragraph-rsid="00367f95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officeooo:paragraph-rsid="00379f54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solid" draw:fill-color="#f04e4d" draw:opacity="100%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#f04e4d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officeooo:paragraph-rsid="00379f54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officeooo:rsid="00379f54" officeooo:paragraph-rsid="00379f54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officeooo:rsid="002901b6" officeooo:paragraph-rsid="002901b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officeooo:rsid="002901b6" officeooo:paragraph-rsid="00367f9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officeooo:rsid="002901b6" officeooo:paragraph-rsid="00379f5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officeooo:paragraph-rsid="002901b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officeooo:paragraph-rsid="0033a88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officeooo:paragraph-rsid="0033a88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officeooo:paragraph-rsid="00367f9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officeooo:paragraph-rsid="00379f5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officeooo:rsid="00379f54" officeooo:paragraph-rsid="00379f5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officeooo:rsid="002901b6" officeooo:paragraph-rsid="002901b6" style:font-name-asian="FreeSerif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officeooo:rsid="002901b6" officeooo:paragraph-rsid="00367f95" style:font-name-asian="FreeSerif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officeooo:rsid="002901b6" officeooo:paragraph-rsid="00379f54" style:font-name-asian="FreeSerif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bold" officeooo:paragraph-rsid="002901b6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bold" officeooo:paragraph-rsid="00367f95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bold" officeooo:paragraph-rsid="00379f54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bold" officeooo:rsid="002901b6" officeooo:paragraph-rsid="00367f95" style:font-name-asian="FreeSerif" style:font-size-asian="14pt" style:font-style-asian="normal" style:font-weight-asian="bold" style:font-name-complex="FreeSerif" style:font-size-complex="14pt" style:font-style-complex="normal" style:font-weight-complex="bold" style:text-overline-style="none" style:text-overline-color="font-color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bold" officeooo:rsid="002901b6" officeooo:paragraph-rsid="00379f54" style:font-name-asian="FreeSerif" style:font-size-asian="14pt" style:font-style-asian="normal" style:font-weight-asian="bold" style:font-name-complex="FreeSerif" style:font-size-complex="14pt" style:font-style-complex="normal" style:font-weight-complex="bold" style:text-overline-style="none" style:text-overline-color="font-color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FreeSerif2" fo:font-size="14pt" fo:language="en" fo:country="US" fo:font-style="normal" fo:text-shadow="none" style:text-underline-style="none" fo:font-weight="normal" officeooo:rsid="0024a55f" officeooo:paragraph-rsid="0024a55f" style:font-name-asian="FreeSerif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language="en" fo:country="US" fo:font-style="normal" fo:text-shadow="none" style:text-underline-style="none" fo:font-weight="normal" officeooo:rsid="001c5655" officeooo:paragraph-rsid="001c565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language="en" fo:country="US" fo:font-style="normal" fo:text-shadow="none" style:text-underline-style="none" fo:font-weight="normal" officeooo:rsid="001c5655" officeooo:paragraph-rsid="002901b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language="en" fo:country="US" fo:font-style="normal" fo:text-shadow="none" style:text-underline-style="none" fo:font-weight="normal" officeooo:rsid="001c5655" officeooo:paragraph-rsid="0033a88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language="en" fo:country="US" fo:font-style="normal" fo:text-shadow="none" style:text-underline-style="none" fo:font-weight="normal" officeooo:rsid="001c5655" officeooo:paragraph-rsid="00367f9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language="en" fo:country="US" fo:font-style="normal" fo:text-shadow="none" style:text-underline-style="none" fo:font-weight="normal" officeooo:rsid="001c5655" officeooo:paragraph-rsid="00379f5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language="en" fo:country="US" fo:font-style="normal" fo:text-shadow="none" style:text-underline-style="none" fo:font-weight="normal" officeooo:rsid="001d805e" officeooo:paragraph-rsid="002901b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language="en" fo:country="US" fo:font-style="normal" fo:text-shadow="none" style:text-underline-style="none" fo:font-weight="normal" officeooo:rsid="001d805e" officeooo:paragraph-rsid="001d805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language="en" fo:country="US" fo:font-style="normal" fo:text-shadow="none" style:text-underline-style="none" fo:font-weight="normal" officeooo:rsid="001d805e" officeooo:paragraph-rsid="0033a88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language="en" fo:country="US" fo:font-style="normal" fo:text-shadow="none" style:text-underline-style="none" fo:font-weight="normal" officeooo:rsid="001d805e" officeooo:paragraph-rsid="00367f9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language="en" fo:country="US" fo:font-style="normal" fo:text-shadow="none" style:text-underline-style="none" fo:font-weight="normal" officeooo:rsid="001d805e" officeooo:paragraph-rsid="00379f5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language="en" fo:country="US" fo:font-style="normal" fo:text-shadow="none" style:text-underline-style="none" fo:font-weight="normal" officeooo:rsid="0033a885" officeooo:paragraph-rsid="0033a88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language="en" fo:country="US" fo:font-style="normal" fo:text-shadow="none" style:text-underline-style="none" fo:font-weight="normal" officeooo:rsid="00379f54" officeooo:paragraph-rsid="00379f5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FreeSerif2" fo:font-size="14pt" fo:language="en" fo:country="US" fo:font-style="normal" fo:text-shadow="none" style:text-underline-style="none" fo:font-weight="bold" officeooo:rsid="00215e80" officeooo:paragraph-rsid="002901b6" style:font-name-asian="FreeSerif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FreeSerif2" fo:font-size="14pt" fo:language="en" fo:country="US" fo:font-style="normal" fo:text-shadow="none" style:text-underline-style="none" fo:font-weight="bold" officeooo:rsid="00215e80" officeooo:paragraph-rsid="00367f95" style:font-name-asian="FreeSerif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FreeSerif2" fo:font-size="14pt" fo:language="en" fo:country="US" fo:font-style="normal" fo:text-shadow="none" style:text-underline-style="none" fo:font-weight="bold" officeooo:rsid="00367f95" officeooo:paragraph-rsid="00367f95" style:font-name-asian="FreeSerif" style:font-size-asian="14pt" style:font-style-asian="normal" style:font-weight-asian="bold" style:font-name-complex="FreeSerif" style:font-size-complex="14pt" style:font-style-complex="normal" style:font-weight-complex="bold" style:text-overline-style="none" style:text-overline-color="font-color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FreeSerif2" fo:font-size="14pt" fo:language="en" fo:country="US" fo:font-style="normal" fo:text-shadow="none" style:text-underline-style="none" fo:font-weight="bold" officeooo:rsid="00367f95" officeooo:paragraph-rsid="00379f54" style:font-name-asian="FreeSerif" style:font-size-asian="14pt" style:font-style-asian="normal" style:font-weight-asian="bold" style:font-name-complex="FreeSerif" style:font-size-complex="14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language="ru" fo:country="RU" fo:font-style="normal" fo:text-shadow="none" style:text-underline-style="none" fo:font-weight="normal" officeooo:rsid="002901b6" officeooo:paragraph-rsid="002901b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language="ru" fo:country="RU" fo:font-style="normal" fo:text-shadow="none" style:text-underline-style="none" fo:font-weight="normal" officeooo:rsid="002901b6" officeooo:paragraph-rsid="00367f9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language="ru" fo:country="RU" fo:font-style="normal" fo:text-shadow="none" style:text-underline-style="none" fo:font-weight="normal" officeooo:rsid="002901b6" officeooo:paragraph-rsid="00379f5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language="ru" fo:country="RU" fo:font-style="normal" fo:text-shadow="none" style:text-underline-style="none" fo:font-weight="normal" officeooo:rsid="00367f95" officeooo:paragraph-rsid="00367f9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language="ru" fo:country="RU" fo:font-style="normal" fo:text-shadow="none" style:text-underline-style="none" fo:font-weight="normal" officeooo:rsid="00367f95" officeooo:paragraph-rsid="00379f5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FreeSerif2" fo:font-size="12pt" fo:font-style="normal" fo:text-shadow="none" style:text-underline-style="none" fo:font-weight="normal" officeooo:paragraph-rsid="002901b6" style:font-name-asian="FreeSerif" style:font-size-asian="12pt" style:font-style-asian="normal" style:font-weight-asian="normal" style:font-name-complex="FreeSerif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FreeSerif2" fo:font-size="12pt" fo:font-style="normal" fo:text-shadow="none" style:text-underline-style="none" fo:font-weight="normal" officeooo:paragraph-rsid="00367f95" style:font-name-asian="FreeSerif" style:font-size-asian="12pt" style:font-style-asian="normal" style:font-weight-asian="normal" style:font-name-complex="FreeSerif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FreeSerif2" fo:font-size="12pt" fo:font-style="normal" fo:text-shadow="none" style:text-underline-style="none" fo:font-weight="normal" officeooo:paragraph-rsid="00379f54" style:font-name-asian="FreeSerif" style:font-size-asian="12pt" style:font-style-asian="normal" style:font-weight-asian="normal" style:font-name-complex="FreeSerif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text-position="super 58%" style:font-name="Liberation Serif" fo:font-size="14pt" fo:font-style="normal" fo:text-shadow="none" style:text-underline-style="none" fo:font-weight="bold" officeooo:paragraph-rsid="00215e80" style:font-name-asian="FreeSerif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text-position="0% 100%" style:font-name="FreeSerif2" fo:font-size="14pt" fo:language="en" fo:country="US" fo:font-style="normal" fo:text-shadow="none" style:text-underline-style="none" fo:font-weight="normal" officeooo:rsid="0024a55f" officeooo:paragraph-rsid="0024a55f" style:font-name-asian="FreeSerif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text-position="0% 100%" style:font-name="FreeSerif2" fo:font-size="14pt" fo:language="en" fo:country="US" fo:font-style="normal" fo:text-shadow="none" style:text-underline-style="none" fo:font-weight="normal" officeooo:rsid="002e67bc" officeooo:paragraph-rsid="002e67bc" style:font-name-asian="FreeSerif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text-position="0% 100%" style:font-name="FreeSerif2" fo:font-size="14pt" fo:font-style="normal" fo:text-shadow="none" style:text-underline-style="none" fo:font-weight="normal" officeooo:rsid="002901b6" officeooo:paragraph-rsid="002901b6" style:font-name-asian="FreeSerif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text-position="0% 100%" style:font-name="FreeSerif2" fo:font-size="14pt" fo:font-style="normal" fo:text-shadow="none" style:text-underline-style="none" fo:font-weight="normal" officeooo:rsid="002901b6" officeooo:paragraph-rsid="00367f95" style:font-name-asian="FreeSerif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text-position="0% 100%" style:font-name="FreeSerif2" fo:font-size="14pt" fo:font-style="normal" fo:text-shadow="none" style:text-underline-style="none" fo:font-weight="normal" officeooo:rsid="002901b6" officeooo:paragraph-rsid="00379f54" style:font-name-asian="FreeSerif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text-position="0% 100%" style:font-name="Liberation Serif" fo:font-size="14pt" fo:font-style="normal" fo:text-shadow="none" style:text-underline-style="none" fo:font-weight="normal" officeooo:rsid="002c6c7e" officeooo:paragraph-rsid="002c6c7e" style:font-name-asian="FreeSerif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215e80" style:font-name-asian="FreeSerif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215e8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officeooo:rsid="001c5655" officeooo:paragraph-rsid="00215e8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officeooo:rsid="001d805e" officeooo:paragraph-rsid="00215e8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11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FreeSerif" fo:font-size="14pt" fo:font-style="normal" fo:text-shadow="none" style:text-underline-style="none" fo:font-weight="normal" officeooo:paragraph-rsid="00379f54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11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FreeSerif" fo:font-size="12pt" fo:font-style="normal" fo:text-shadow="none" style:text-underline-style="none" fo:font-weight="normal" officeooo:paragraph-rsid="00379f54" style:font-name-asian="FreeSerif" style:font-size-asian="12pt" style:font-style-asian="normal" style:font-weight-asian="normal" style:font-name-complex="FreeSerif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solid" style:text-line-through-type="single" style:font-name="FreeSerif2" fo:font-size="14pt" fo:font-style="normal" fo:text-shadow="none" style:text-underline-style="none" fo:font-weight="normal" officeooo:paragraph-rsid="00367f95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11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solid" style:text-line-through-type="single" style:font-name="FreeSerif2" fo:font-size="14pt" fo:font-style="normal" fo:text-shadow="none" style:text-underline-style="none" fo:font-weight="normal" officeooo:paragraph-rsid="00379f54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FreeSerif2" fo:font-size="14pt" fo:language="en" fo:country="US" fo:font-style="normal" fo:text-shadow="none" style:text-underline-style="none" fo:font-weight="normal" officeooo:rsid="001c5655" officeooo:paragraph-rsid="00367f9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FreeSerif2" fo:font-size="14pt" fo:language="en" fo:country="US" fo:font-style="normal" fo:text-shadow="none" style:text-underline-style="none" fo:font-weight="normal" officeooo:rsid="001c5655" officeooo:paragraph-rsid="00379f5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17" style:family="paragraph" style:parent-style-name="Табл.">
      <style:paragraph-properties fo:keep-with-next="always"/>
      <style:text-properties fo:color="#000000" loext:opacity="100%" fo:font-style="italic" fo:font-weight="normal" officeooo:paragraph-rsid="002b0fd4" style:font-style-asian="italic" style:font-weight-asian="normal" style:font-style-complex="italic" style:font-weight-complex="normal"/>
    </style:style>
    <style:style style:name="P118" style:family="paragraph" style:parent-style-name="Табл.">
      <style:text-properties fo:color="#000000" loext:opacity="100%" fo:font-style="italic" fo:font-weight="normal" officeooo:paragraph-rsid="002b0fd4" style:font-style-asian="italic" style:font-weight-asian="normal" style:font-style-complex="italic" style:font-weight-complex="normal"/>
    </style:style>
    <style:style style:name="P119" style:family="paragraph" style:parent-style-name="Табл.">
      <style:text-properties fo:color="#000000" loext:opacity="100%" fo:font-size="14pt" fo:font-style="italic" fo:font-weight="normal" officeooo:paragraph-rsid="002b0fd4" style:font-size-asian="14pt" style:font-style-asian="italic" style:font-weight-asian="normal" style:font-size-complex="14pt" style:font-style-complex="italic" style:font-weight-complex="normal"/>
    </style:style>
    <style:style style:name="P120" style:family="paragraph" style:parent-style-name="Табл.">
      <style:paragraph-properties fo:keep-with-next="always"/>
      <style:text-properties fo:color="#000000" loext:opacity="100%" fo:font-size="14pt" fo:font-style="italic" fo:font-weight="normal" officeooo:paragraph-rsid="002b0fd4" style:font-size-asian="14pt" style:font-style-asian="italic" style:font-weight-asian="normal" style:font-size-complex="14pt" style:font-style-complex="italic" style:font-weight-complex="normal"/>
    </style:style>
    <style:style style:name="P121" style:family="paragraph" style:parent-style-name="Табл.">
      <style:paragraph-properties fo:keep-with-next="always"/>
      <style:text-properties fo:color="#000000" loext:opacity="100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22" style:family="paragraph" style:parent-style-name="Табл.">
      <style:paragraph-properties fo:keep-with-next="always"/>
      <style:text-properties fo:color="#000000" loext:opacity="100%" fo:font-size="14pt" fo:font-style="italic" fo:font-weight="normal" officeooo:paragraph-rsid="00367f95" style:font-size-asian="14pt" style:font-style-asian="italic" style:font-weight-asian="normal" style:font-size-complex="14pt" style:font-style-complex="italic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style:font-name="FreeSerif2" officeooo:paragraph-rsid="00215e80" style:font-name-complex="FreeSerif"/>
    </style:style>
    <style:style style:name="P12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style:font-name="FreeSerif2" officeooo:paragraph-rsid="0033a885" style:font-name-complex="FreeSerif"/>
    </style:style>
    <style:style style:name="P12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style:font-name="FreeSerif2" fo:font-size="14pt" officeooo:paragraph-rsid="001c5655" style:font-size-asian="14pt" style:font-name-complex="FreeSerif" style:font-size-complex="14pt"/>
    </style:style>
    <style:style style:name="P126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style:font-name="FreeSerif2" fo:font-size="14pt" officeooo:paragraph-rsid="0033a885" style:font-size-asian="14pt" style:font-name-complex="FreeSerif" style:font-size-complex="14pt"/>
    </style:style>
    <style:style style:name="P127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2" fo:font-size="14pt" officeooo:paragraph-rsid="001c5655" style:font-name-asian="FreeSerif" style:font-size-asian="14pt" style:font-name-complex="FreeSerif" style:font-size-complex="14pt"/>
    </style:style>
    <style:style style:name="P128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style:font-name="FreeSerif2" fo:font-size="14pt" officeooo:paragraph-rsid="001c5655" style:font-name-asian="FreeSerif" style:font-size-asian="14pt" style:font-name-complex="FreeSerif" style:font-size-complex="14pt"/>
    </style:style>
    <style:style style:name="P129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style:font-name="FreeSerif2" fo:font-size="14pt" officeooo:paragraph-rsid="0033a885" style:font-name-asian="FreeSerif" style:font-size-asian="14pt" style:font-name-complex="FreeSerif" style:font-size-complex="14pt"/>
    </style:style>
    <style:style style:name="P130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2" fo:font-size="14pt" officeooo:paragraph-rsid="0033a885" style:font-name-asian="FreeSerif" style:font-size-asian="14pt" style:font-name-complex="FreeSerif" style:font-size-complex="14pt"/>
    </style:style>
    <style:style style:name="P131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style:font-name="FreeSerif2" fo:font-size="14pt" fo:font-weight="bold" officeooo:paragraph-rsid="0033a885" style:font-name-asian="FreeSerif" style:font-size-asian="14pt" style:font-weight-asian="bold" style:font-name-complex="FreeSerif" style:font-size-complex="14pt" style:font-weight-complex="bold"/>
    </style:style>
    <style:style style:name="P132" style:family="paragraph" style:parent-style-name="Standard">
      <loext:graphic-properties draw:fill="none" draw:fill-color="#ffffff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style:font-name="FreeSerif2" officeooo:paragraph-rsid="00215e80" fo:background-color="transparent" style:font-name-complex="FreeSerif"/>
    </style:style>
    <style:style style:name="P133" style:family="paragraph" style:parent-style-name="Standard">
      <loext:graphic-properties draw:fill="none" draw:fill-color="#ffffff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style:font-name="FreeSerif2" officeooo:paragraph-rsid="0033a885" fo:background-color="transparent" style:font-name-complex="FreeSerif"/>
    </style:style>
    <style:style style:name="P134" style:family="paragraph" style:parent-style-name="Standard">
      <loext:graphic-properties draw:fill="none" draw:fill-color="#ffffff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style:font-name="FreeSerif2" officeooo:rsid="0033a885" officeooo:paragraph-rsid="0033a885" fo:background-color="transparent" style:font-name-complex="FreeSerif"/>
    </style:style>
    <style:style style:name="P13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officeooo:rsid="002e67bc"/>
    </style:style>
    <style:style style:name="P136" style:family="paragraph" style:parent-style-name="Subtitle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fo:font-size="18pt"/>
    </style:style>
    <style:style style:name="P137" style:family="paragraph" style:parent-style-name="Standard">
      <style:text-properties officeooo:paragraph-rsid="000d5068"/>
    </style:style>
    <style:style style:name="P138" style:family="paragraph" style:parent-style-name="Standard">
      <style:text-properties officeooo:paragraph-rsid="000ec9ec"/>
    </style:style>
    <style:style style:name="P139" style:family="paragraph" style:parent-style-name="Standard">
      <style:text-properties officeooo:paragraph-rsid="0010f863"/>
    </style:style>
    <style:style style:name="P140" style:family="paragraph" style:parent-style-name="Heading_20_2">
      <style:text-properties officeooo:paragraph-rsid="002c6c7e"/>
    </style:style>
    <style:style style:name="P141" style:family="paragraph" style:parent-style-name="Standard">
      <loext:graphic-properties draw:fill="none" draw:fill-color="#ffffff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style:text-line-through-style="solid" style:text-line-through-type="single" style:font-name="FreeSerif2" fo:font-size="14pt" officeooo:paragraph-rsid="0033a885" style:font-size-asian="14pt" style:font-name-complex="FreeSerif" style:font-size-complex="14pt"/>
    </style:style>
    <style:style style:name="P14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style:text-line-through-style="solid" style:text-line-through-type="single" style:font-name="FreeSerif2" fo:font-size="14pt" officeooo:paragraph-rsid="0033a885" style:font-name-asian="FreeSerif" style:font-size-asian="14pt" style:font-name-complex="FreeSerif" style:font-size-complex="14pt"/>
    </style:style>
    <style:style style:name="P143" style:family="paragraph" style:parent-style-name="Табл.">
      <style:paragraph-properties fo:keep-with-next="always"/>
      <style:text-properties fo:font-weight="normal"/>
    </style:style>
    <style:style style:name="P144" style:family="paragraph" style:parent-style-name="Heading_20_1" style:master-page-name="MasterPage2">
      <style:paragraph-properties style:page-number="auto"/>
      <style:text-properties officeooo:paragraph-rsid="000da5fb"/>
    </style:style>
    <style:style style:name="P145" style:family="paragraph" style:parent-style-name="Heading_20_1" style:master-page-name="MasterPage2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style:page-number="auto" fo:background-color="transparent"/>
      <style:text-properties style:font-name="FreeSerif" fo:language="ru" fo:country="RU" officeooo:paragraph-rsid="00092bae" style:font-name-asian="FreeSerif" style:font-name-complex="FreeSerif"/>
    </style:style>
    <style:style style:name="P146" style:family="paragraph" style:parent-style-name="Standard" style:list-style-name="L1" style:master-page-name="">
      <loext:graphic-properties draw:fill="none"/>
      <style:paragraph-properties fo:margin-left="0cm" fo:margin-right="0cm" fo:hyphenation-ladder-count="no-limit" fo:text-indent="0cm" style:auto-text-indent="false" style:page-number="auto" fo:background-color="transparent"/>
      <style:text-properties officeooo:paragraph-rsid="000cd0c9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7" style:family="paragraph" style:parent-style-name="Standard" style:list-style-name="L2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fo:font-style="normal" officeooo:paragraph-rsid="0010f863" style:font-name-asian="FreeSerif" style:font-name-complex="FreeSerif"/>
    </style:style>
    <style:style style:name="P148" style:family="paragraph" style:parent-style-name="Standard" style:list-style-name="L3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officeooo:paragraph-rsid="0010f863" style:font-name-asian="FreeSerif" style:font-name-complex="FreeSerif"/>
    </style:style>
    <style:style style:name="P149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style:font-name-asian="FreeSerif" style:font-name-complex="FreeSerif"/>
    </style:style>
    <style:style style:name="P150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officeooo:paragraph-rsid="0040fa92" style:font-name-asian="FreeSerif" style:font-name-complex="FreeSerif"/>
    </style:style>
    <style:style style:name="P151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officeooo:paragraph-rsid="00420cdd" style:font-name-asian="FreeSerif" style:font-name-complex="FreeSerif"/>
    </style:style>
    <style:style style:name="P15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background-color="transparent"/>
      <style:text-properties style:font-name="FreeSerif" fo:font-weight="normal" officeooo:paragraph-rsid="0040fa92" style:font-name-asian="FreeSerif" style:font-name-complex="FreeSerif"/>
    </style:style>
    <style:style style:name="P153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" fo:font-weight="bold" officeooo:paragraph-rsid="00420cdd" style:font-name-complex="FreeSerif"/>
    </style:style>
    <style:style style:name="P154" style:family="paragraph" style:parent-style-name="Standard" style:list-style-name="L3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officeooo:paragraph-rsid="0010f863"/>
    </style:style>
    <style:style style:name="P15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background-color="transparent"/>
    </style:style>
    <style:style style:name="P156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background-color="transparent"/>
      <style:text-properties officeooo:paragraph-rsid="00420cdd"/>
    </style:style>
    <style:style style:name="P157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FreeSerif2" fo:font-size="12pt" fo:font-style="normal" fo:text-shadow="none" style:text-underline-style="none" fo:font-weight="normal" officeooo:paragraph-rsid="00420cdd" style:font-name-asian="FreeSerif" style:font-size-asian="12pt" style:font-style-asian="normal" style:font-weight-asian="normal" style:font-name-complex="FreeSerif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officeooo:paragraph-rsid="00420cdd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159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officeooo:rsid="002901b6" officeooo:paragraph-rsid="00420cdd" style:font-name-asian="FreeSerif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160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FreeSerif2" fo:font-size="14pt" fo:language="en" fo:country="US" fo:font-style="normal" fo:text-shadow="none" style:text-underline-style="none" fo:font-weight="bold" officeooo:rsid="00215e80" officeooo:paragraph-rsid="00420cdd" style:font-name-asian="FreeSerif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161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text-position="0% 100%" style:font-name="FreeSerif2" fo:font-size="14pt" fo:font-style="normal" fo:text-shadow="none" style:text-underline-style="none" fo:font-weight="normal" officeooo:rsid="002901b6" officeooo:paragraph-rsid="00420cdd" style:font-name-asian="FreeSerif" style:font-size-asian="14pt" style:font-style-asian="normal" style:font-weight-asian="normal" style:font-name-complex="FreeSerif" style:font-size-complex="14pt" style:font-style-complex="normal" style:font-weight-complex="normal" style:text-overline-style="none" style:text-overline-color="font-color"/>
    </style:style>
    <style:style style:name="P16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style:font-name="FreeSerif2" fo:font-size="14pt" officeooo:paragraph-rsid="0040fa92" style:font-name-asian="FreeSerif" style:font-size-asian="14pt" style:font-name-complex="FreeSerif" style:font-size-complex="14pt"/>
    </style:style>
    <style:style style:name="P163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style:font-name="FreeSerif2" fo:font-size="14pt" officeooo:paragraph-rsid="00420cdd" style:font-name-asian="FreeSerif" style:font-size-asian="14pt" style:font-name-complex="FreeSerif" style:font-size-complex="14pt"/>
    </style:style>
    <style:style style:name="P16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2" fo:font-size="14pt" officeooo:paragraph-rsid="0040fa92" style:font-name-asian="FreeSerif" style:font-size-asian="14pt" style:font-name-complex="FreeSerif" style:font-size-complex="14pt"/>
    </style:style>
    <style:style style:name="P16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indent="0cm" style:auto-text-indent="false" fo:background-color="transparent"/>
      <style:text-properties style:font-name="FreeSerif2" fo:font-size="14pt" officeooo:paragraph-rsid="00420cdd" style:font-name-asian="FreeSerif" style:font-size-asian="14pt" style:font-name-complex="FreeSerif" style:font-size-complex="14pt"/>
    </style:style>
    <style:style style:name="P166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style:font-name="FreeSerif2" fo:font-size="14pt" officeooo:paragraph-rsid="0040fa92" style:font-size-asian="14pt" style:font-name-complex="FreeSerif" style:font-size-complex="14pt"/>
    </style:style>
    <style:style style:name="P167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style:font-name="FreeSerif2" fo:font-size="14pt" officeooo:paragraph-rsid="00420cdd" style:font-size-asian="14pt" style:font-name-complex="FreeSerif" style:font-size-complex="14pt"/>
    </style:style>
    <style:style style:name="P168" style:family="paragraph" style:parent-style-name="Standard">
      <loext:graphic-properties draw:fill="none" draw:fill-color="#ffffff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style:font-name="FreeSerif2" officeooo:paragraph-rsid="0040fa92" fo:background-color="transparent" style:font-name-complex="FreeSerif"/>
    </style:style>
    <style:style style:name="P169" style:family="paragraph" style:parent-style-name="Standard">
      <loext:graphic-properties draw:fill="none" draw:fill-color="#ffffff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style:font-name="FreeSerif2" officeooo:paragraph-rsid="00420cdd" fo:background-color="transparent" style:font-name-complex="FreeSerif"/>
    </style:style>
    <style:style style:name="P170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style:font-name="FreeSerif2" officeooo:paragraph-rsid="0040fa92" style:font-name-complex="FreeSerif"/>
    </style:style>
    <style:style style:name="P171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style:font-name="FreeSerif2" officeooo:paragraph-rsid="00420cdd" style:font-name-complex="FreeSerif"/>
    </style:style>
    <style:style style:name="P172" style:family="paragraph" style:parent-style-name="Subtitle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officeooo:paragraph-rsid="0040fa9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officeooo:paragraph-rsid="00420cd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officeooo:rsid="002901b6" officeooo:paragraph-rsid="00420cd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officeooo:rsid="0040fa92" officeooo:paragraph-rsid="0040fa9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normal" officeooo:rsid="00420cdd" officeooo:paragraph-rsid="00420cd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font-style="normal" fo:text-shadow="none" style:text-underline-style="none" fo:font-weight="bold" officeooo:paragraph-rsid="00420cd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language="ru" fo:country="RU" fo:font-style="normal" fo:text-shadow="none" style:text-underline-style="none" fo:font-weight="normal" officeooo:rsid="002901b6" officeooo:paragraph-rsid="00420cd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language="en" fo:country="US" fo:font-style="normal" fo:text-shadow="none" style:text-underline-style="none" fo:font-weight="normal" officeooo:rsid="001c5655" officeooo:paragraph-rsid="0040fa9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language="en" fo:country="US" fo:font-style="normal" fo:text-shadow="none" style:text-underline-style="none" fo:font-weight="normal" officeooo:rsid="001c5655" officeooo:paragraph-rsid="00420cd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language="en" fo:country="US" fo:font-style="normal" fo:text-shadow="none" style:text-underline-style="none" fo:font-weight="normal" officeooo:rsid="001d805e" officeooo:paragraph-rsid="0040fa9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language="en" fo:country="US" fo:font-style="normal" fo:text-shadow="none" style:text-underline-style="none" fo:font-weight="normal" officeooo:rsid="001d805e" officeooo:paragraph-rsid="00420cd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erif2" fo:font-size="14pt" fo:language="en" fo:country="US" fo:font-style="normal" fo:text-shadow="none" style:text-underline-style="none" fo:font-weight="normal" officeooo:rsid="0040fa92" officeooo:paragraph-rsid="0040fa9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5" style:family="paragraph" style:parent-style-name="Табл.">
      <style:paragraph-properties fo:keep-with-next="always"/>
      <style:text-properties fo:color="#000000" loext:opacity="100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style:font-name="FreeSerif" fo:language="ru" fo:country="RU" style:font-name-asian="FreeSerif" style:font-name-complex="FreeSerif"/>
    </style:style>
    <style:style style:name="T2" style:family="text">
      <style:text-properties style:font-name="FreeSerif" fo:language="ru" fo:country="RU" officeooo:rsid="000cd0c9" style:font-name-asian="FreeSerif" style:font-name-complex="FreeSerif"/>
    </style:style>
    <style:style style:name="T3" style:family="text">
      <style:text-properties style:font-name="FreeSerif" style:font-name-complex="FreeSerif"/>
    </style:style>
    <style:style style:name="T4" style:family="text">
      <style:text-properties style:font-name="FreeSerif" fo:font-style="italic" style:font-name-asian="FreeSerif" style:font-name-complex="FreeSerif"/>
    </style:style>
    <style:style style:name="T5" style:family="text">
      <style:text-properties style:font-name="FreeSerif" fo:font-style="italic" fo:font-weight="normal" style:font-name-asian="FreeSerif" style:font-name-complex="FreeSerif"/>
    </style:style>
    <style:style style:name="T6" style:family="text">
      <style:text-properties style:font-name="FreeSerif" style:font-name-asian="FreeSerif" style:font-name-complex="FreeSerif"/>
    </style:style>
    <style:style style:name="T7" style:family="text">
      <style:text-properties style:font-name="FreeSerif" officeooo:rsid="000cd0c9" style:font-name-asian="FreeSerif" style:font-name-complex="FreeSerif"/>
    </style:style>
    <style:style style:name="T8" style:family="text">
      <style:text-properties style:font-name="FreeSerif" fo:font-weight="bold" style:font-name-asian="FreeSerif" style:font-name-complex="FreeSerif"/>
    </style:style>
    <style:style style:name="T9" style:family="text">
      <style:text-properties style:font-name="FreeSerif" fo:font-weight="bold" style:font-name-complex="FreeSerif"/>
    </style:style>
    <style:style style:name="T10" style:family="text">
      <style:text-properties style:font-name="FreeSerif" fo:font-weight="normal" style:font-name-asian="FreeSerif" style:font-name-complex="FreeSerif"/>
    </style:style>
    <style:style style:name="T11" style:family="text">
      <style:text-properties style:text-position="super 58%" fo:font-style="italic"/>
    </style:style>
    <style:style style:name="T12" style:family="text">
      <style:text-properties style:text-position="super 58%" style:font-name="FreeSerif1" fo:font-size="14pt" fo:font-style="italic" officeooo:rsid="0010f863" style:font-name-asian="FreeSerif1" style:font-size-asian="14pt" style:font-style-asian="italic" style:font-name-complex="FreeSerif1" style:font-size-complex="14pt" style:font-style-complex="italic"/>
    </style:style>
    <style:style style:name="T13" style:family="text">
      <style:text-properties style:text-position="super 58%" style:font-name="FreeSerif1" fo:font-size="14pt" fo:font-style="italic" officeooo:rsid="0010653c" style:font-name-asian="FreeSerif1" style:font-size-asian="14pt" style:font-style-asian="italic" style:font-name-complex="FreeSerif1" style:font-size-complex="14pt" style:font-style-complex="italic"/>
    </style:style>
    <style:style style:name="T14" style:family="text">
      <style:text-properties style:text-position="super 58%" fo:font-weight="bold"/>
    </style:style>
    <style:style style:name="T15" style:family="text">
      <style:text-properties style:text-position="super 58%" fo:font-weight="bold" style:font-name-asian="FreeSerif"/>
    </style:style>
    <style:style style:name="T16" style:family="text">
      <style:text-properties style:text-position="super 58%" fo:font-weight="bold" officeooo:rsid="0033a885" style:font-name-asian="FreeSerif" style:font-weight-asian="bold" style:font-name-complex="FreeSerif" style:font-weight-complex="bold"/>
    </style:style>
    <style:style style:name="T17" style:family="text">
      <style:text-properties style:text-position="super 58%" style:font-name-asian="FreeSerif"/>
    </style:style>
    <style:style style:name="T18" style:family="text">
      <style:text-properties style:text-position="super 58%" fo:language="ru" fo:country="RU" fo:font-weight="bold" officeooo:rsid="0028539e" style:font-name-asian="FreeSerif"/>
    </style:style>
    <style:style style:name="T19" style:family="text">
      <style:text-properties style:text-position="super 58%" officeooo:rsid="0033a885"/>
    </style:style>
    <style:style style:name="T20" style:family="text">
      <style:text-properties style:text-line-through-style="none" style:text-line-through-type="none" style:font-name="FreeSerif" fo:font-size="14pt" fo:language="ru" fo:country="RU" officeooo:rsid="000cd0c9" style:font-name-asian="FreeSerif" style:font-size-asian="14pt" style:font-name-complex="FreeSerif" style:font-size-complex="14pt"/>
    </style:style>
    <style:style style:name="T21" style:family="text">
      <style:text-properties style:text-line-through-style="none" style:text-line-through-type="none" style:font-name="FreeSerif" fo:font-size="14pt" fo:language="ru" fo:country="RU" officeooo:rsid="000cd0ff" style:font-name-asian="FreeSerif" style:font-size-asian="14pt" style:font-name-complex="FreeSerif" style:font-size-complex="14pt"/>
    </style:style>
    <style:style style:name="T22" style:family="text">
      <style:text-properties style:text-line-through-style="none" style:text-line-through-type="none" style:font-name="FreeSerif" fo:font-size="14pt" fo:language="ru" fo:country="RU" officeooo:rsid="000d5068" style:font-name-asian="FreeSerif" style:font-size-asian="14pt" style:font-name-complex="FreeSerif" style:font-size-complex="14pt"/>
    </style:style>
    <style:style style:name="T23" style:family="text">
      <style:text-properties style:text-line-through-style="none" style:text-line-through-type="none" style:font-name="FreeSerif" fo:font-size="14pt" fo:language="ru" fo:country="RU" officeooo:rsid="00117137" style:font-name-asian="FreeSerif" style:font-size-asian="14pt" style:font-name-complex="FreeSerif" style:font-size-complex="14pt"/>
    </style:style>
    <style:style style:name="T24" style:family="text">
      <style:text-properties fo:font-style="italic"/>
    </style:style>
    <style:style style:name="T25" style:family="text">
      <style:text-properties fo:font-style="italic" style:font-name-asian="FreeSerif"/>
    </style:style>
    <style:style style:name="T26" style:family="text">
      <style:text-properties fo:font-style="italic" fo:font-weight="bold" style:font-name-asian="FreeSerif"/>
    </style:style>
    <style:style style:name="T27" style:family="text">
      <style:text-properties fo:font-style="normal"/>
    </style:style>
    <style:style style:name="T28" style:family="text">
      <style:text-properties fo:language="ru" fo:country="RU" style:font-name-asian="FreeSerif"/>
    </style:style>
    <style:style style:name="T29" style:family="text">
      <style:text-properties fo:language="ru" fo:country="RU" officeooo:rsid="0028539e" style:font-name-asian="FreeSerif"/>
    </style:style>
    <style:style style:name="T30" style:family="text">
      <style:text-properties fo:language="ru" fo:country="RU" officeooo:rsid="0023fdd9"/>
    </style:style>
    <style:style style:name="T31" style:family="text">
      <style:text-properties fo:language="ru" fo:country="RU" officeooo:rsid="0024a55f"/>
    </style:style>
    <style:style style:name="T32" style:family="text">
      <style:text-properties fo:language="ru" fo:country="RU" officeooo:rsid="002c6c7e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officeooo:rsid="000cd0c9" style:font-size-asian="14pt" style:font-size-complex="14pt"/>
    </style:style>
    <style:style style:name="T36" style:family="text">
      <style:text-properties fo:font-size="14pt" officeooo:rsid="000cd0ff" style:font-size-asian="14pt" style:font-size-complex="14pt"/>
    </style:style>
    <style:style style:name="T37" style:family="text">
      <style:text-properties fo:font-size="14pt" officeooo:rsid="000d5068" style:font-size-asian="14pt" style:font-size-complex="14pt"/>
    </style:style>
    <style:style style:name="T38" style:family="text">
      <style:text-properties fo:font-size="14pt" officeooo:rsid="000da5fb" style:font-size-asian="14pt" style:font-size-complex="14pt"/>
    </style:style>
    <style:style style:name="T39" style:family="text">
      <style:text-properties style:font-name-asian="FreeSerif"/>
    </style:style>
    <style:style style:name="T40" style:family="text">
      <style:text-properties officeooo:rsid="000cd0c9" style:font-name-asian="FreeSerif"/>
    </style:style>
    <style:style style:name="T41" style:family="text">
      <style:text-properties officeooo:rsid="0028539e" style:font-name-asian="FreeSerif"/>
    </style:style>
    <style:style style:name="T42" style:family="text">
      <style:text-properties officeooo:rsid="002e67bc" style:font-name-asian="FreeSerif"/>
    </style:style>
    <style:style style:name="T43" style:family="text">
      <style:text-properties officeooo:rsid="000da5fb"/>
    </style:style>
    <style:style style:name="T44" style:family="text">
      <style:text-properties style:font-name="FreeSerif1" fo:font-size="14pt" officeooo:rsid="000da5fb" style:font-name-asian="FreeSerif1" style:font-size-asian="14pt" style:font-name-complex="FreeSerif1" style:font-size-complex="14pt"/>
    </style:style>
    <style:style style:name="T45" style:family="text">
      <style:text-properties style:font-name="FreeSerif1" fo:font-size="14pt" officeooo:rsid="000ec9ec" style:font-name-asian="FreeSerif1" style:font-size-asian="14pt" style:font-name-complex="FreeSerif1" style:font-size-complex="14pt"/>
    </style:style>
    <style:style style:name="T46" style:family="text">
      <style:text-properties style:font-name="FreeSerif1" fo:font-size="14pt" officeooo:rsid="0010f863" style:font-name-asian="FreeSerif1" style:font-size-asian="14pt" style:font-name-complex="FreeSerif1" style:font-size-complex="14pt"/>
    </style:style>
    <style:style style:name="T47" style:family="text">
      <style:text-properties style:font-name="FreeSerif1" fo:font-size="14pt" fo:font-style="italic" officeooo:rsid="0010f863" style:font-name-asian="FreeSerif1" style:font-size-asian="14pt" style:font-style-asian="italic" style:font-name-complex="FreeSerif1" style:font-size-complex="14pt" style:font-style-complex="italic"/>
    </style:style>
    <style:style style:name="T48" style:family="text">
      <style:text-properties style:font-name="FreeSerif1" fo:font-size="14pt" fo:font-style="italic" officeooo:rsid="000ec9ec" style:font-name-asian="FreeSerif1" style:font-size-asian="14pt" style:font-style-asian="italic" style:font-name-complex="FreeSerif1" style:font-size-complex="14pt" style:font-style-complex="italic"/>
    </style:style>
    <style:style style:name="T49" style:family="text">
      <style:text-properties style:font-name="FreeSerif1" fo:font-size="14pt" fo:font-style="normal" officeooo:rsid="0010f863" style:font-name-asian="FreeSerif1" style:font-size-asian="14pt" style:font-style-asian="normal" style:font-name-complex="FreeSerif1" style:font-size-complex="14pt" style:font-style-complex="normal"/>
    </style:style>
    <style:style style:name="T50" style:family="text">
      <style:text-properties style:font-name="FreeSerif1" officeooo:rsid="0011b569" style:font-name-asian="FreeSerif1" style:font-name-complex="FreeSerif1"/>
    </style:style>
    <style:style style:name="T51" style:family="text">
      <style:text-properties style:font-name="FreeSerif1" officeooo:rsid="003a19ba" style:font-name-asian="FreeSerif1" style:font-name-complex="FreeSerif1"/>
    </style:style>
    <style:style style:name="T52" style:family="text">
      <style:text-properties officeooo:rsid="0010f863"/>
    </style:style>
    <style:style style:name="T53" style:family="text">
      <style:text-properties style:text-position="0% 100%" style:font-name="FreeSerif1" fo:font-size="14pt" officeooo:rsid="0010653c" style:font-name-asian="FreeSerif1" style:font-size-asian="14pt" style:font-name-complex="FreeSerif1" style:font-size-complex="14pt"/>
    </style:style>
    <style:style style:name="T54" style:family="text">
      <style:text-properties style:text-position="0% 100%" style:font-name="FreeSerif1" fo:font-size="14pt" officeooo:rsid="0010f863" style:font-name-asian="FreeSerif1" style:font-size-asian="14pt" style:font-name-complex="FreeSerif1" style:font-size-complex="14pt"/>
    </style:style>
    <style:style style:name="T55" style:family="text">
      <style:text-properties style:text-position="0% 100%" style:font-name="FreeSerif1" fo:font-size="14pt" fo:font-style="italic" officeooo:rsid="0010f863" style:font-name-asian="FreeSerif1" style:font-size-asian="14pt" style:font-style-asian="italic" style:font-name-complex="FreeSerif1" style:font-size-complex="14pt" style:font-style-complex="italic"/>
    </style:style>
    <style:style style:name="T56" style:family="text">
      <style:text-properties style:text-position="0% 100%" fo:language="en" fo:country="US" fo:font-weight="bold" officeooo:rsid="0033a885" style:font-name-asian="FreeSerif"/>
    </style:style>
    <style:style style:name="T57" style:family="text">
      <style:text-properties style:text-position="0% 100%" fo:language="en" fo:country="US" officeooo:rsid="00367f95" style:font-name-asian="FreeSerif"/>
    </style:style>
    <style:style style:name="T58" style:family="text">
      <style:text-properties fo:font-weight="normal" style:font-name-asian="FreeSerif"/>
    </style:style>
    <style:style style:name="T59" style:family="text">
      <style:text-properties officeooo:rsid="0011b669"/>
    </style:style>
    <style:style style:name="T60" style:family="text">
      <style:text-properties fo:font-weight="bold"/>
    </style:style>
    <style:style style:name="T61" style:family="text">
      <style:text-properties fo:font-weight="bold" style:font-name-asian="FreeSerif"/>
    </style:style>
    <style:style style:name="T62" style:family="text">
      <style:text-properties fo:font-weight="bold" style:font-name-asian="FreeSerif" style:font-weight-asian="bold" style:font-name-complex="FreeSerif" style:font-weight-complex="bold"/>
    </style:style>
    <style:style style:name="T63" style:family="text">
      <style:text-properties fo:language="en" fo:country="US" fo:font-weight="bold" officeooo:rsid="00215e80" style:font-name-asian="FreeSerif"/>
    </style:style>
    <style:style style:name="T64" style:family="text">
      <style:text-properties fo:language="en" fo:country="US" fo:font-weight="bold" officeooo:rsid="002901b6" style:font-name-asian="FreeSerif"/>
    </style:style>
    <style:style style:name="T65" style:family="text">
      <style:text-properties fo:language="en" fo:country="US" fo:font-weight="bold" officeooo:rsid="0040fa92" style:font-name-asian="FreeSerif"/>
    </style:style>
    <style:style style:name="T66" style:family="text">
      <style:text-properties fo:language="en" fo:country="US" officeooo:rsid="0028539e" style:font-name-asian="FreeSerif"/>
    </style:style>
    <style:style style:name="T67" style:family="text">
      <style:text-properties fo:language="en" fo:country="US" officeooo:rsid="002c6c7e"/>
    </style:style>
    <style:style style:name="T68" style:family="text">
      <style:text-properties officeooo:rsid="0023fdd9"/>
    </style:style>
    <style:style style:name="T69" style:family="text">
      <style:text-properties fo:color="#000000" loext:opacity="100%"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fo:font-size="18pt"/>
    </style:style>
    <style:style style:name="T71" style:family="text">
      <style:text-properties officeooo:rsid="00399e6d"/>
    </style:style>
    <style:style style:name="T72" style:family="text">
      <style:text-properties officeooo:rsid="003a19ba"/>
    </style:style>
    <style:style style:name="T73" style:family="text">
      <style:text-properties fo:color="#f04e4d" loext:opacity="100%" fo:font-weight="bold" style:font-weight-asian="bold" style:font-weight-complex="bold"/>
    </style:style>
    <style:style style:name="T74" style:family="text">
      <style:text-properties fo:color="#f04e4d" loext:opacity="100%" fo:font-weight="bold" officeooo:rsid="003a19ba" style:font-weight-asian="bold" style:font-weight-complex="bold"/>
    </style:style>
    <style:style style:name="T75" style:family="text">
      <style:text-properties officeooo:rsid="00406ae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1"/>
        <text:sequence-decl text:display-outline-level="0" text:name="Рис."/>
        <text:sequence-decl text:display-outline-level="0" text:name="Табл."/>
      </text:sequence-decls>
      <text:p text:style-name="P144"><text:span text:style-name="Heading_20_1_20_Char"><text:span text:style-name="T33">ЗАЧЕМ НУЖЕН ЭТОТ ДОКУМЕНТ</text:span></text:span></text:p>
      <text:list text:style-name="L1">
        <text:list-header>
          <text:p text:style-name="P146"><text:span text:style-name="Heading_20_1_20_Char"><text:span text:style-name="T34">«</text:span></text:span><text:span text:style-name="Heading_20_1_20_Char"><text:span text:style-name="T35">Как играть все гаммы на гитаре легко без нот</text:span></text:span><text:span text:style-name="Heading_20_1_20_Char"><text:span text:style-name="T34">» – </text:span></text:span><text:span text:style-name="Heading_20_1_20_Char"><text:span text:style-name="T35">это чтение на один раз. </text:span></text:span><text:span text:style-name="Heading_20_1_20_Char"><text:span text:style-name="T36">Я подразумеваю, что этого достаточно, чтобы </text:span></text:span><text:span text:style-name="Heading_20_1_20_Char"><text:span text:style-name="T35">приня</text:span></text:span><text:span text:style-name="Heading_20_1_20_Char"><text:span text:style-name="T36">ть</text:span></text:span><text:span text:style-name="Heading_20_1_20_Char"><text:span text:style-name="T35"> к сведению приведенные здесь соображения. </text:span></text:span><text:span text:style-name="Heading_20_1_20_Char"><text:span text:style-name="T36">Они</text:span></text:span><text:span text:style-name="Heading_20_1_20_Char"><text:span text:style-name="T20"> по отдельности не новы </text:span></text:span><text:span text:style-name="Heading_20_1_20_Char"><text:span text:style-name="T21">и просты</text:span></text:span><text:span text:style-name="Heading_20_1_20_Char"><text:span text:style-name="T20">, а ценность имеют в силу их не очевидной связи друг с другом, которой главным образом и посвящена эта работа.</text:span></text:span></text:p>
        </text:list-header>
      </text:list>
      <text:p text:style-name="P1"><text:span text:style-name="Heading_20_1_20_Char"><text:span text:style-name="T20">Если вас заинтересовала эта тема, то, </text:span></text:span><text:span text:style-name="Heading_20_1_20_Char"><text:span text:style-name="T21">скорее всего, </text:span></text:span><text:span text:style-name="Heading_20_1_20_Char"><text:span text:style-name="T23">как минимум</text:span></text:span><text:span text:style-name="Heading_20_1_20_Char"><text:span text:style-name="T21"> </text:span></text:span><text:span text:style-name="Heading_20_1_20_Char"><text:span text:style-name="T20">у вас имеется предпрофессиональное музыкальное образование, </text:span></text:span><text:span text:style-name="Heading_20_1_20_Char"><text:span text:style-name="T21">например, музыкальная школа,</text:span></text:span><text:span text:style-name="Heading_20_1_20_Char"><text:span text:style-name="T20"> либо вы самостоятельно приобрели необходимые знания в открытых источниках. Для комфортного чтения понадобится понятие о самих гаммах, основных разновидностях и параллельности. Хотя по крайней мере до 3-ей части можно продвинуться и без этого, а обращени</text:span></text:span><text:span text:style-name="Heading_20_1_20_Char"><text:span text:style-name="T22">я </text:span></text:span><text:span text:style-name="Heading_20_1_20_Char"><text:span text:style-name="T20">к традиционной нотации в этой работе </text:span></text:span><text:span text:style-name="Heading_20_1_20_Char"><text:span text:style-name="T22">здесь нет по принципиальным соображениям</text:span></text:span><text:span text:style-name="Heading_20_1_20_Char"><text:span text:style-name="T20">.</text:span></text:span></text:p>
      <text:p text:style-name="P1"><text:span text:style-name="Heading_20_1_20_Char"><text:span text:style-name="T20">Изложенный здесь материал может пригодиться не только для подготовки к техническим зачетам в начальном и среднем звене музыкального образования или решения технических задач гитарного репертуара, но и для аранжировки, импровизации и композиции.</text:span></text:span></text:p>
      <text:p text:style-name="Heading_20_2"><text:span text:style-name="Heading_20_1_20_Char">Принятые обозначения</text:span></text:p>
      <text:p text:style-name="P137"><text:span text:style-name="Heading_20_1_20_Char"><text:span text:style-name="T37">Лады и позиции – римские цифры I, II, III и т.д. Позиция определяется по положению 1-го пальца: на каком ладу он расположен, такая и позиция.</text:span></text:span></text:p>
      <text:p text:style-name="P137"><text:span text:style-name="Heading_20_1_20_Char"><text:span text:style-name="T37">Пальцы левой руки – цифры от 1 до 4.</text:span></text:span></text:p>
      <text:p text:style-name="P137"><text:span text:style-name="Heading_20_1_20_Char"><text:span text:style-name="T37">Струны – цифры </text:span></text:span><text:span text:style-name="Heading_20_1_20_Char"><text:span text:style-name="T38">в</text:span></text:span><text:span text:style-name="Heading_20_1_20_Char"><text:span text:style-name="T37"> кружочках от </text:span></text:span><text:span text:style-name="Heading_20_1_20_Char"><text:span text:style-name="T44">① до ⑥.</text:span></text:span></text:p>
      <text:p text:style-name="P138"><text:span text:style-name="Heading_20_1_20_Char"><text:span text:style-name="T45">Буквенные обозначения нот: a – ля, b – си, с – до и т.д.</text:span></text:span></text:p>
      <text:p text:style-name="P139"><text:span text:style-name="Heading_20_1_20_Char"><text:span text:style-name="T45">Альтерированные ноты: </text:span></text:span><text:span text:style-name="Heading_20_1_20_Char"><text:span text:style-name="T48">a</text:span></text:span><text:span text:style-name="Heading_20_1_20_Char"><text:span text:style-name="T12">♯</text:span></text:span><text:span text:style-name="Heading_20_1_20_Char"><text:span text:style-name="T45"> – ля-диез, </text:span></text:span><text:span text:style-name="Heading_20_1_20_Char"><text:span text:style-name="T48">a</text:span></text:span><text:span text:style-name="Heading_20_1_20_Char"><text:span text:style-name="T13">♭</text:span></text:span><text:span text:style-name="Heading_20_1_20_Char"><text:span text:style-name="T53"> – </text:span></text:span><text:span text:style-name="Heading_20_1_20_Char"><text:span text:style-name="T54">ля-бемоль, </text:span></text:span><text:span text:style-name="Heading_20_1_20_Char"><text:span text:style-name="T55">b</text:span></text:span><text:span text:style-name="Heading_20_1_20_Char"><text:span text:style-name="T12">♯</text:span></text:span><text:span text:style-name="Heading_20_1_20_Char"><text:span text:style-name="T54"> – си-диез, </text:span></text:span><text:span text:style-name="Heading_20_1_20_Char"><text:span text:style-name="T55">b</text:span></text:span><text:span text:style-name="Heading_20_1_20_Char"><text:span text:style-name="T13">♭</text:span></text:span><text:span text:style-name="Heading_20_1_20_Char"><text:span text:style-name="T53"> – </text:span></text:span><text:span text:style-name="Heading_20_1_20_Char"><text:span text:style-name="T54">си-бемоль и т.д.</text:span></text:span></text:p>
      <text:p text:style-name="P139"><text:span text:style-name="Heading_20_1_20_Char"><text:span text:style-name="T46">Тональности: </text:span></text:span><text:span text:style-name="Heading_20_1_20_Char"><text:span text:style-name="T47">a – </text:span></text:span><text:span text:style-name="Heading_20_1_20_Char"><text:span text:style-name="T49">ля минор, </text:span></text:span><text:span text:style-name="Heading_20_1_20_Char"><text:span text:style-name="T47">A</text:span></text:span><text:span text:style-name="Heading_20_1_20_Char"><text:span text:style-name="T49"> – ля мажор, </text:span></text:span><text:span text:style-name="Heading_20_1_20_Char"><text:span text:style-name="T47">b</text:span></text:span><text:span text:style-name="Heading_20_1_20_Char"><text:span text:style-name="T49"> – си минор, </text:span></text:span><text:span text:style-name="Heading_20_1_20_Char"><text:span text:style-name="T47">B</text:span></text:span><text:span text:style-name="Heading_20_1_20_Char"><text:span text:style-name="T49"> – си мажор.</text:span></text:span><text:span text:style-name="Heading_20_1_20_Char"><text:span text:style-name="T46"> </text:span></text:span></text:p>
      <text:p text:style-name="P2"/>
      <text:p text:style-name="P23"><text:soft-page-break/></text:p>
      <text:p text:style-name="P23"/>
      <text:p text:style-name="P23"/>
      <text:p text:style-name="P23"/>
      <text:p text:style-name="P23">«... Для меня</text:p>
      <text:p text:style-name="P23">Так это ясно, как простая гамма.»</text:p>
      <text:p text:style-name="P22">А. С. Пушкин, «Моцарт и Сальери»</text:p>
      <text:p text:style-name="P45"/>
      <text:p text:style-name="P45">ЧТО НЕ ТАК С ГАММАМИ <text:span text:style-name="T43">НА ГИТАРЕ</text:span>?</text:p>
      <text:p text:style-name="P46">«Слишком много нот»</text:p>
      <text:p text:style-name="P135">Кажется, ничего не может быть проще на гитаре, чем гамма. По крайней мере интуитивно кажется, что так оно и должно быть. И это ощущение, как правило, выражается двояко: либо гаммы полностью или по большей части игнорируются гитаристом, как нечто примитивное и малоупотребительное, либо несколько гамм выучивается наподобие этюдов по нотам.</text:p>
      <text:p text:style-name="P2"><text:span text:style-name="T52">Подозреваю, что не только я испытывал уныние при виде </text:span>несколько страниц частокола из восходящих и нисходящих четвертных нот, скрупулезно пронумерованных всевозможными цифрами и линиями – <text:span text:style-name="T52">так или почти так выглядят главы, посвященные гаммам в большинстве популярных гитарных школ (их краткий обзор находится в приложении)</text:span>. И если в музыкальном произведении аппликатура имеет отношение к интерпретации, то что интерпретировать в гамме — до отчаяния непонятно.</text:p>
      <text:p text:style-name="P2">Исключением является школа Хорхе Кардосо, который отказался от нотации в главе о гаммах и предпринял попытку сгруппировать, зафиксировать <text:s/>и проименовать аппликатуры (благодаря чему, на мой взгляд, сразу оказался на несколько шагов впереди своих коллег), однако сделал <text:span text:style-name="T52">это </text:span>лишь для мажорных гамм. </text:p>
      <text:p text:style-name="P44"><text:span text:style-name="T1">Но даже при наличии определенных вариантов аппликатур неясно, на каком </text:span><text:soft-page-break/><text:span text:style-name="T1">основании должно предпочесть один вариант другому. Не учить ведь в самом деле все? Это так же бессмысленно, как учить авторскую пьесу двумя разными вариантами аппликатуры. А за что столько чести </text:span><text:span text:style-name="T2">гаммам</text:span><text:span text:style-name="T1">?</text:span></text:p>
      <text:p text:style-name="P2"/>
      <text:p text:style-name="P46">Я потерялся</text:p>
      <text:p text:style-name="P2">Гамма играется, как правило, группами по две, три, четыре ноты и так далее. Это очень удобно для контроля темпа, ровности и прочих нюансов. Подружить акценты в начале ритмических групп легко, если известно на какой струне и в которой позиции берется очередная нота.</text:p>
      <text:p text:style-name="P2">Идеальной представляется ситуация, при которой аппликатура связана с элементами гаммы и эта связь позволяет не обращаясь к учебнику восстановить аппликатуру интуитивно, а также применять к её ступеням альтерации.</text:p>
      <text:p text:style-name="P25">Также наиболее натурально воспринимается такое движение пальцев по нотам гаммы, которое стремится к диагонали на грифе от, условно, его верхнего левого края к нижнему правому. Это не всегда верно в контексте произведения, но когда гамма исполняется как отдельно или как упражнение, воспринимается максимально естественно.</text:p>
      <text:p text:style-name="P25"/>
      <text:p text:style-name="Heading_20_2">Позиция</text:p>
      <text:p text:style-name="P8"><text:span text:style-name="T39">Авторы классических гитарных школ сходятся в том, что не употребляют расширенные позиции, то есть не полагают пальцы левой левой руки далее <text:s/>четырех ладов каждой отдельной позиции. Если на электрогитаре с её сравнительно узкими ладами расширенные позиции можно потерпеть, то на классической гитаре они сразу отсекают от изучения гамм совсем юных музыкантов с их миниатюрными кистями. Если гаммы не доступны начинающим, то они не просты, </text:span><text:span text:style-name="T40">а </text:span><text:span text:style-name="T39">сложные гаммы не нужны никому. </text:span></text:p>
      <text:p text:style-name="P25"/>
      <text:p text:style-name="Heading_20_2"><text:soft-page-break/><text:span text:style-name="Subtitle_20_Char">Все значит все</text:span></text:p>
      <text:p text:style-name="P44"><text:span text:style-name="T6">Положение, при котором гитаристу достаточно быть способным сыграть лишь несколько гамм, видится мне унизительным. Коллеги с других «отделов» не без справедливости могут заметить, что </text:span><text:span text:style-name="T7">именно на гитаре </text:span><text:span text:style-name="T6">гаммы «нечего играть: сдвинул руку на лад — и вот уже новая гамма». Если убрать из этой фразы заносчивость, то это похоже на план. Остается вопрос: а что, собственно, сдвигать? Этому и будет посвящена основная часть работы.</text:span></text:p>
      <text:p text:style-name="P25"/>
      <text:p text:style-name="P25"/>
      <text:p text:style-name="P25"/>
      <text:p text:style-name="Heading_20_1"/>
      <text:p text:style-name="Heading_20_1">ГАММЫ — ЭТО ПРИМИТИВНО (<text:span text:style-name="T52">ТАК</text:span> И ДОЛЖНО БЫТЬ)</text:p>
      <text:p text:style-name="Heading_20_2"><text:span text:style-name="Subtitle_20_Char"/></text:p>
      <text:p text:style-name="Heading_20_2"><text:span text:style-name="Subtitle_20_Char">Указательный палец</text:span></text:p>
      <text:p text:style-name="P10"><text:span text:style-name="T40">Основное соображение</text:span><text:span text:style-name="T39"> заключается в том, чтобы помочь себе сориентироваться в гамме и на грифе при помощи такой аппликатуры, в которой тоника тональности всегда, когда это возможно и целесообразно, была бы прижата 1-м, указательным, пальцем. </text:span></text:p>
      <text:p text:style-name="P28">Единственное положение, в котором нецелесообразен 1-й палец — на верхней тонике, так как ещё выше движения по грифу уже нет, свободные пальцы справа уже не нужны, а слева как раз требуются.</text:p>
      <text:p text:style-name="P9"><text:span text:style-name="Subtitle_20_Char"><text:span text:style-name="T6"/></text:span></text:p>
      <text:p text:style-name="P19"><text:span text:style-name="Subtitle_20_Char"><text:span text:style-name="T6">Позиция</text:span></text:span></text:p>
      <text:p text:style-name="P28"><text:soft-page-break/>К этому нужно прибавить соблюдение позиции, при котором каждый из четырех пальцев левой руки занимает только один свой лад в каждой отдельной позиции. Например, в I позиции 1-й палец занимает только I лад, 2-й палец — II лад и т.д. В пятой позиции 1-й палец работает только на V ладу, 2-й на VI и т.д.</text:p>
      <text:p text:style-name="P28">Если от гаммы требуется простота и даже примитивность, необходимо избежать ситуаций, при которых палец тянется через лад, т.е. растяжек.</text:p>
      <text:p text:style-name="P28"/>
      <text:p text:style-name="P27">«134»</text:p>
      <text:p text:style-name="P28"><text:span text:style-name="T30">На любой струне в любой позиции ноты под пальцами 1, 3 и 4 являются первыми тремя </text:span>ступен<text:span text:style-name="T68">ями</text:span> натуральной минорной гаммы. <text:span text:style-name="T68">На струну выше в выбранной позиции под теми же пальцами окажутся очередные 3 ступни натуральной минорной гаммы</text:span>. Последняя, седьмая, ступень этой гаммы <text:span text:style-name="T31">находится под 1 пальцем ещё на струну выше</text:span>. </text:p>
      <text:p text:style-name="P28"/>
      <text:p text:style-name="P121">Табл. <text:sequence text:ref-name="refТабл.0" text:name="Табл." text:formula="ooow:Табл.+1" style:num-format="1">1</text:sequence>: Аппликатурная формула 1-октавной натуральной минорной гаммы <text:span text:style-name="T67">(x <text:s/>— </text:span><text:span text:style-name="T32">номер струны</text:span><text:span text:style-name="T67">)</text:span>:</text:p>
      <table:table table:name="Таблица2" table:style-name="Таблица2" table:template-name="Default Style">
        <table:table-column table:style-name="Таблица2.A" table:number-columns-repeated="4"/>
        <table:table-column table:style-name="Таблица2.E"/>
        <table:table-row table:style-name="Таблица2.1">
          <table:table-cell table:style-name="Таблица2.A1" office:value-type="string">
            <text:p text:style-name="P102">w</text:p>
          </table:table-cell>
          <table:table-cell table:style-name="Таблица2.B1" office:value-type="string">
            <text:p text:style-name="P110">1</text:p>
          </table:table-cell>
          <table:table-cell table:style-name="Таблица2.B1" office:value-type="string">
            <text:p text:style-name="P110"/>
          </table:table-cell>
          <table:table-cell table:style-name="Таблица2.B1" office:value-type="string">
            <text:p text:style-name="P100"/>
          </table:table-cell>
          <table:table-cell table:style-name="Таблица2.E1" office:value-type="string">
            <text:p text:style-name="P108"/>
          </table:table-cell>
        </table:table-row>
        <table:table-row table:style-name="Таблица2.2">
          <table:table-cell table:style-name="Таблица2.A2" office:value-type="string">
            <text:p text:style-name="P75">x-1</text:p>
          </table:table-cell>
          <table:table-cell table:style-name="Таблица2.B2" office:value-type="string">
            <text:p text:style-name="P109">1</text:p>
          </table:table-cell>
          <table:table-cell table:style-name="Таблица2.B2" office:value-type="string">
            <text:p text:style-name="P108"/>
          </table:table-cell>
          <table:table-cell table:style-name="Таблица2.B2" office:value-type="string">
            <text:p text:style-name="P109">3</text:p>
          </table:table-cell>
          <table:table-cell table:style-name="Таблица2.E2" office:value-type="string">
            <text:p text:style-name="P109">4</text:p>
          </table:table-cell>
        </table:table-row>
        <table:table-row table:style-name="Таблица2.3">
          <table:table-cell table:style-name="Таблица2.A2" office:value-type="string">
            <text:p text:style-name="P101">x</text:p>
          </table:table-cell>
          <table:table-cell table:style-name="Таблица2.B2" office:value-type="string">
            <text:p text:style-name="P106">1</text:p>
          </table:table-cell>
          <table:table-cell table:style-name="Таблица2.B2" office:value-type="string">
            <text:p text:style-name="P107"/>
          </table:table-cell>
          <table:table-cell table:style-name="Таблица2.B2" office:value-type="string">
            <text:p text:style-name="P107">3</text:p>
          </table:table-cell>
          <table:table-cell table:style-name="Таблица2.E2" office:value-type="string">
            <text:p text:style-name="P107">4</text:p>
          </table:table-cell>
        </table:table-row>
      </table:table>
      <text:p text:style-name="P30"><text:s/></text:p>
      <text:p text:style-name="P30">Исключение (как же без него!) <text:s/>— переход с <text:span text:style-name="T50">③</text:span> на <text:span text:style-name="T50">②</text:span>, когда придется сдвинуть левую руку на одну позицию вправо, но порядок пальцев все равно останется прежним.</text:p>
      <text:p text:style-name="P28"/>
      <text:p text:style-name="P28"/>
      <text:p text:style-name="Heading_20_2">Добавим октав</text:p>
      <text:p text:style-name="P25"><text:soft-page-break/>Из предыдущей части следует, что для исполнения натуральной минорной гаммы в две или в три октавы не требуется отдельной аппликатуры, достаточно выполнить схему «134» в каждой их них.</text:p>
      <text:p text:style-name="P17"><text:span text:style-name="T41">Ниже представлена ф</text:span><text:span text:style-name="T39">ормула аппликатуры натуральной минорной гаммы от </text:span><text:span text:style-name="T50">⑥</text:span><text:span text:style-name="T39">. Жирным шрифтом и буквой «</text:span><text:span text:style-name="T66">t</text:span><text:span text:style-name="T39">» </text:span><text:span text:style-name="T29">в верхнем индексе «</text:span><text:span text:style-name="T18">t</text:span><text:span text:style-name="T29">»</text:span><text:span text:style-name="T39"> обозначены пальцы попадающие на тонику. </text:span><text:span text:style-name="T41">П</text:span><text:span text:style-name="T39">ри обратном движении </text:span><text:span text:style-name="T41">формула </text:span><text:span text:style-name="T39">не меняется.</text:span></text:p>
      <text:p text:style-name="P31"/>
      <text:p text:style-name="P120">Табл. <text:sequence text:ref-name="refТабл.1" text:name="Табл." text:formula="ooow:Табл.+1" style:num-format="1">2</text:sequence>: Аппликатурная формула 3-октавной натуральной минорной гаммы от <text:span text:style-name="T6">➅</text:span>:</text:p>
      <table:table table:name="Таблица1" table:style-name="Таблица1" table:template-name="Default Style">
        <table:table-column table:style-name="Таблица1.A" table:number-columns-repeated="6"/>
        <table:table-column table:style-name="Таблица1.G"/>
        <table:table-column table:style-name="Таблица1.A" table:number-columns-repeated="6"/>
        <table:table-column table:style-name="Таблица1.N"/>
        <table:table-row table:style-name="Таблица1.1">
          <table:table-cell table:style-name="Таблица1.A1" office:value-type="string">
            <text:p text:style-name="P127">➀</text:p>
          </table:table-cell>
          <table:table-cell table:style-name="Таблица1.B1" office:value-type="string">
            <text:p text:style-name="P60"/>
          </table:table-cell>
          <table:table-cell table:style-name="Таблица1.B1" office:value-type="string">
            <text:p text:style-name="P60"/>
          </table:table-cell>
          <table:table-cell table:style-name="Таблица1.B1" office:value-type="string">
            <text:p text:style-name="P60"/>
          </table:table-cell>
          <table:table-cell table:style-name="Таблица1.B1" office:value-type="string">
            <text:p text:style-name="P60"/>
          </table:table-cell>
          <table:table-cell table:style-name="Таблица1.B1" office:value-type="string">
            <text:p text:style-name="P60"/>
          </table:table-cell>
          <table:table-cell table:style-name="Таблица1.G1" office:value-type="string">
            <text:p text:style-name="P76">1</text:p>
          </table:table-cell>
          <table:table-cell table:style-name="Таблица1.G1" office:value-type="string">
            <text:p text:style-name="P60"/>
          </table:table-cell>
          <table:table-cell table:style-name="Таблица1.G1" office:value-type="string">
            <text:p text:style-name="P76">3</text:p>
          </table:table-cell>
          <table:table-cell table:style-name="Таблица1.G1" office:value-type="string">
            <text:p text:style-name="P76">4</text:p>
          </table:table-cell>
          <table:table-cell table:style-name="Таблица1.G1" office:value-type="string">
            <text:p text:style-name="P60"/>
          </table:table-cell>
          <table:table-cell table:style-name="Таблица1.G1" office:value-type="string">
            <text:p text:style-name="P76">1</text:p>
          </table:table-cell>
          <table:table-cell table:style-name="Таблица1.B1" office:value-type="string">
            <text:p text:style-name="P60"/>
          </table:table-cell>
          <table:table-cell table:style-name="Таблица1.N1" office:value-type="string">
            <text:p text:style-name="P132"><text:span text:style-name="T63">3</text:span><text:span text:style-name="T15">t</text:span></text:p>
          </table:table-cell>
        </table:table-row>
        <table:table-row table:style-name="Таблица1.1">
          <table:table-cell table:style-name="Таблица1.A2" office:value-type="string">
            <text:p text:style-name="P127">➁</text:p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E2" office:value-type="string">
            <text:p text:style-name="P76">2</text:p>
          </table:table-cell>
          <table:table-cell table:style-name="Таблица1.B2" office:value-type="string">
            <text:p text:style-name="P60"/>
          </table:table-cell>
          <table:table-cell table:style-name="Таблица1.G2" office:value-type="string">
            <text:p text:style-name="P123"><text:span text:style-name="T61">1</text:span><text:span text:style-name="T15">t</text:span></text:p>
          </table:table-cell>
          <table:table-cell table:style-name="Таблица1.G2" office:value-type="string">
            <text:p text:style-name="P60"/>
          </table:table-cell>
          <table:table-cell table:style-name="Таблица1.G2" office:value-type="string">
            <text:p text:style-name="P76">3</text:p>
          </table:table-cell>
          <table:table-cell table:style-name="Таблица1.G2" office:value-type="string">
            <text:p text:style-name="P76">4</text:p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N2" office:value-type="string">
            <text:p text:style-name="P60"/>
          </table:table-cell>
        </table:table-row>
        <table:table-row table:style-name="Таблица1.1">
          <table:table-cell table:style-name="Таблица1.A2" office:value-type="string">
            <text:p text:style-name="P127">➂</text:p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E2" office:value-type="string">
            <text:p text:style-name="P76">1</text:p>
          </table:table-cell>
          <table:table-cell table:style-name="Таблица1.E2" office:value-type="string">
            <text:p text:style-name="P60"/>
          </table:table-cell>
          <table:table-cell table:style-name="Таблица1.E2" office:value-type="string">
            <text:p text:style-name="P76">3</text:p>
          </table:table-cell>
          <table:table-cell table:style-name="Таблица1.E2" office:value-type="string">
            <text:p text:style-name="P76">4</text:p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N2" office:value-type="string">
            <text:p text:style-name="P60"/>
          </table:table-cell>
        </table:table-row>
        <table:table-row table:style-name="Таблица1.1">
          <table:table-cell table:style-name="Таблица1.A2" office:value-type="string">
            <text:p text:style-name="P127">➃</text:p>
          </table:table-cell>
          <table:table-cell table:style-name="Таблица1.B4" office:value-type="string">
            <text:p text:style-name="P82">1</text:p>
          </table:table-cell>
          <table:table-cell table:style-name="Таблица1.B2" office:value-type="string">
            <text:p text:style-name="P82"/>
          </table:table-cell>
          <table:table-cell table:style-name="Таблица1.E2" office:value-type="string">
            <text:p text:style-name="P125"><text:span text:style-name="T61">1</text:span><text:span text:style-name="T15">t</text:span></text:p>
          </table:table-cell>
          <table:table-cell table:style-name="Таблица1.E2" office:value-type="string">
            <text:p text:style-name="P60"/>
          </table:table-cell>
          <table:table-cell table:style-name="Таблица1.E2" office:value-type="string">
            <text:p text:style-name="P76">3</text:p>
          </table:table-cell>
          <table:table-cell table:style-name="Таблица1.E2" office:value-type="string">
            <text:p text:style-name="P76">4</text:p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N2" office:value-type="string">
            <text:p text:style-name="P60"/>
          </table:table-cell>
        </table:table-row>
        <table:table-row table:style-name="Таблица1.1">
          <table:table-cell table:style-name="Таблица1.A2" office:value-type="string">
            <text:p text:style-name="P127">➄</text:p>
          </table:table-cell>
          <table:table-cell table:style-name="Таблица1.B4" office:value-type="string">
            <text:p text:style-name="P76">1</text:p>
          </table:table-cell>
          <table:table-cell table:style-name="Таблица1.B4" office:value-type="string">
            <text:p text:style-name="P60"/>
          </table:table-cell>
          <table:table-cell table:style-name="Таблица1.B4" office:value-type="string">
            <text:p text:style-name="P76">3</text:p>
          </table:table-cell>
          <table:table-cell table:style-name="Таблица1.B4" office:value-type="string">
            <text:p text:style-name="P76">4</text:p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N2" office:value-type="string">
            <text:p text:style-name="P60"/>
          </table:table-cell>
        </table:table-row>
        <table:table-row table:style-name="Таблица1.1">
          <table:table-cell table:style-name="Таблица1.A2" office:value-type="string">
            <text:p text:style-name="P127">➅</text:p>
          </table:table-cell>
          <table:table-cell table:style-name="Таблица1.B4" office:value-type="string">
            <text:p text:style-name="P125"><text:span text:style-name="T61">1</text:span><text:span text:style-name="T15">t</text:span></text:p>
          </table:table-cell>
          <table:table-cell table:style-name="Таблица1.B4" office:value-type="string">
            <text:p text:style-name="P128"/>
          </table:table-cell>
          <table:table-cell table:style-name="Таблица1.B4" office:value-type="string">
            <text:p text:style-name="P128">3</text:p>
          </table:table-cell>
          <table:table-cell table:style-name="Таблица1.B4" office:value-type="string">
            <text:p text:style-name="P128">4</text:p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B2" office:value-type="string">
            <text:p text:style-name="P60"/>
          </table:table-cell>
          <table:table-cell table:style-name="Таблица1.N2" office:value-type="string">
            <text:p text:style-name="P60"/>
          </table:table-cell>
        </table:table-row>
      </table:table>
      <text:p text:style-name="P25"/>
      <text:p text:style-name="P32"/>
      <text:p text:style-name="P117"/>
      <text:p text:style-name="P118"/>
      <text:p text:style-name="P118"/>
      <text:p text:style-name="P119">Табл. <text:sequence text:ref-name="refТабл.2" text:name="Табл." text:formula="ooow:Табл.+1" style:num-format="1">3</text:sequence>: Аппликатурная формула 2-октавной натуральной минорной гаммы от <text:span text:style-name="T6">➄</text:span>:</text:p>
      <table:table table:name="Таблица3" table:style-name="Таблица3" table:template-name="Default Style">
        <table:table-column table:style-name="Таблица3.A" table:number-columns-repeated="6"/>
        <table:table-column table:style-name="Таблица3.G"/>
        <table:table-column table:style-name="Таблица3.A" table:number-columns-repeated="6"/>
        <table:table-column table:style-name="Таблица3.G"/>
        <table:table-row table:style-name="Таблица3.1">
          <table:table-cell table:style-name="Таблица3.A1" office:value-type="string">
            <text:p text:style-name="P97">➀</text:p>
          </table:table-cell>
          <table:table-cell table:style-name="Таблица3.B1" office:value-type="string">
            <text:p text:style-name="P61"/>
          </table:table-cell>
          <table:table-cell table:style-name="Таблица3.B1" office:value-type="string">
            <text:p text:style-name="P61"/>
          </table:table-cell>
          <table:table-cell table:style-name="Таблица3.B1" office:value-type="string">
            <text:p text:style-name="P61"/>
          </table:table-cell>
          <table:table-cell table:style-name="Таблица3.E1" office:value-type="string">
            <text:p text:style-name="P92">1</text:p>
          </table:table-cell>
          <table:table-cell table:style-name="Таблица3.E1" office:value-type="string">
            <text:p text:style-name="P61"/>
          </table:table-cell>
          <table:table-cell table:style-name="Таблица3.E1" office:value-type="string">
            <text:p text:style-name="P52"><text:span text:style-name="T64">3</text:span><text:span text:style-name="T15">t</text:span></text:p>
          </table:table-cell>
          <table:table-cell table:style-name="Таблица3.B1" office:value-type="string">
            <text:p text:style-name="P77"/>
          </table:table-cell>
          <table:table-cell table:style-name="Таблица3.B1" office:value-type="string">
            <text:p text:style-name="P92"/>
          </table:table-cell>
          <table:table-cell table:style-name="Таблица3.B1" office:value-type="string">
            <text:p text:style-name="P77"/>
          </table:table-cell>
          <table:table-cell table:style-name="Таблица3.B1" office:value-type="string">
            <text:p text:style-name="P61"/>
          </table:table-cell>
          <table:table-cell table:style-name="Таблица3.B1" office:value-type="string">
            <text:p text:style-name="P77"/>
          </table:table-cell>
          <table:table-cell table:style-name="Таблица3.B1" office:value-type="string">
            <text:p text:style-name="P61"/>
          </table:table-cell>
          <table:table-cell table:style-name="Таблица3.N1" office:value-type="string">
            <text:p text:style-name="P88"/>
          </table:table-cell>
        </table:table-row>
        <table:table-row table:style-name="Таблица3.1">
          <table:table-cell table:style-name="Таблица3.A2" office:value-type="string">
            <text:p text:style-name="P97">➁</text:p>
          </table:table-cell>
          <table:table-cell table:style-name="Таблица3.B2" office:value-type="string">
            <text:p text:style-name="P61"/>
          </table:table-cell>
          <table:table-cell table:style-name="Таблица3.B2" office:value-type="string">
            <text:p text:style-name="P61"/>
          </table:table-cell>
          <table:table-cell table:style-name="Таблица3.B2" office:value-type="string">
            <text:p text:style-name="P61"/>
          </table:table-cell>
          <table:table-cell table:style-name="Таблица3.E2" office:value-type="string">
            <text:p text:style-name="P67">1</text:p>
          </table:table-cell>
          <table:table-cell table:style-name="Таблица3.E2" office:value-type="string">
            <text:p text:style-name="P70"/>
          </table:table-cell>
          <table:table-cell table:style-name="Таблица3.E2" office:value-type="string">
            <text:p text:style-name="P92">3</text:p>
          </table:table-cell>
          <table:table-cell table:style-name="Таблица3.E2" office:value-type="string">
            <text:p text:style-name="P92">4</text:p>
          </table:table-cell>
          <table:table-cell table:style-name="Таблица3.B2" office:value-type="string">
            <text:p text:style-name="P92"/>
          </table:table-cell>
          <table:table-cell table:style-name="Таблица3.B2" office:value-type="string">
            <text:p text:style-name="P92"/>
          </table:table-cell>
          <table:table-cell table:style-name="Таблица3.B2" office:value-type="string">
            <text:p text:style-name="P61"/>
          </table:table-cell>
          <table:table-cell table:style-name="Таблица3.B2" office:value-type="string">
            <text:p text:style-name="P61"/>
          </table:table-cell>
          <table:table-cell table:style-name="Таблица3.B2" office:value-type="string">
            <text:p text:style-name="P61"/>
          </table:table-cell>
          <table:table-cell table:style-name="Таблица3.N2" office:value-type="string">
            <text:p text:style-name="P61"/>
          </table:table-cell>
        </table:table-row>
        <table:table-row table:style-name="Таблица3.1">
          <table:table-cell table:style-name="Таблица3.A2" office:value-type="string">
            <text:p text:style-name="P97">➂</text:p>
          </table:table-cell>
          <table:table-cell table:style-name="Таблица3.B3" office:value-type="string">
            <text:p text:style-name="P77">1</text:p>
          </table:table-cell>
          <table:table-cell table:style-name="Таблица3.B2" office:value-type="string">
            <text:p text:style-name="P61"/>
          </table:table-cell>
          <table:table-cell table:style-name="Таблица3.E2" office:value-type="string">
            <text:p text:style-name="P52"><text:span text:style-name="T61">1</text:span><text:span text:style-name="T15">t</text:span></text:p>
          </table:table-cell>
          <table:table-cell table:style-name="Таблица3.E2" office:value-type="string">
            <text:p text:style-name="P77"/>
          </table:table-cell>
          <table:table-cell table:style-name="Таблица3.E2" office:value-type="string">
            <text:p text:style-name="P57">3</text:p>
          </table:table-cell>
          <table:table-cell table:style-name="Таблица3.E2" office:value-type="string">
            <text:p text:style-name="P57">4</text:p>
          </table:table-cell>
          <table:table-cell table:style-name="Таблица3.B2" office:value-type="string">
            <text:p text:style-name="P57"/>
          </table:table-cell>
          <table:table-cell table:style-name="Таблица3.B2" office:value-type="string">
            <text:p text:style-name="P57"/>
          </table:table-cell>
          <table:table-cell table:style-name="Таблица3.B2" office:value-type="string">
            <text:p text:style-name="P61"/>
          </table:table-cell>
          <table:table-cell table:style-name="Таблица3.B2" office:value-type="string">
            <text:p text:style-name="P61"/>
          </table:table-cell>
          <table:table-cell table:style-name="Таблица3.B2" office:value-type="string">
            <text:p text:style-name="P61"/>
          </table:table-cell>
          <table:table-cell table:style-name="Таблица3.B2" office:value-type="string">
            <text:p text:style-name="P61"/>
          </table:table-cell>
          <table:table-cell table:style-name="Таблица3.N2" office:value-type="string">
            <text:p text:style-name="P61"/>
          </table:table-cell>
        </table:table-row>
        <table:table-row table:style-name="Таблица3.1">
          <table:table-cell table:style-name="Таблица3.A2" office:value-type="string">
            <text:p text:style-name="P97">➃</text:p>
          </table:table-cell>
          <table:table-cell table:style-name="Таблица3.B3" office:value-type="string">
            <text:p text:style-name="P81">1</text:p>
          </table:table-cell>
          <table:table-cell table:style-name="Таблица3.B3" office:value-type="string">
            <text:p text:style-name="P81"/>
          </table:table-cell>
          <table:table-cell table:style-name="Таблица3.B3" office:value-type="string">
            <text:p text:style-name="P103">3</text:p>
          </table:table-cell>
          <table:table-cell table:style-name="Таблица3.B3" office:value-type="string">
            <text:p text:style-name="P57">4</text:p>
          </table:table-cell>
          <table:table-cell table:style-name="Таблица3.B2" office:value-type="string">
            <text:p text:style-name="P77"/>
          </table:table-cell>
          <table:table-cell table:style-name="Таблица3.B2" office:value-type="string">
            <text:p text:style-name="P77"/>
          </table:table-cell>
          <table:table-cell table:style-name="Таблица3.B2" office:value-type="string">
            <text:p text:style-name="P61"/>
          </table:table-cell>
          <table:table-cell table:style-name="Таблица3.B2" office:value-type="string">
            <text:p text:style-name="P61"/>
          </table:table-cell>
          <table:table-cell table:style-name="Таблица3.B2" office:value-type="string">
            <text:p text:style-name="P61"/>
          </table:table-cell>
          <table:table-cell table:style-name="Таблица3.B2" office:value-type="string">
            <text:p text:style-name="P61"/>
          </table:table-cell>
          <table:table-cell table:style-name="Таблица3.B2" office:value-type="string">
            <text:p text:style-name="P61"/>
          </table:table-cell>
          <table:table-cell table:style-name="Таблица3.B2" office:value-type="string">
            <text:p text:style-name="P61"/>
          </table:table-cell>
          <table:table-cell table:style-name="Таблица3.N2" office:value-type="string">
            <text:p text:style-name="P61"/>
          </table:table-cell>
        </table:table-row>
        <table:table-row table:style-name="Таблица3.5">
          <table:table-cell table:style-name="Таблица3.A2" office:value-type="string">
            <text:p text:style-name="P97">➄</text:p>
          </table:table-cell>
          <table:table-cell table:style-name="Таблица3.B3" office:value-type="string">
            <text:p text:style-name="P52"><text:span text:style-name="T61">1</text:span><text:span text:style-name="T15">t</text:span></text:p>
          </table:table-cell>
          <table:table-cell table:style-name="Таблица3.B3" office:value-type="string">
            <text:p text:style-name="P61"/>
          </table:table-cell>
          <table:table-cell table:style-name="Таблица3.B3" office:value-type="string">
            <text:p text:style-name="P77">3</text:p>
          </table:table-cell>
          <table:table-cell table:style-name="Таблица3.B3" office:value-type="string">
            <text:p text:style-name="P77">4</text:p>
          </table:table-cell>
          <table:table-cell table:style-name="Таблица3.B2" office:value-type="string">
            <text:p text:style-name="P61"/>
          </table:table-cell>
          <table:table-cell table:style-name="Таблица3.B2" office:value-type="string">
            <text:p text:style-name="P61"/>
          </table:table-cell>
          <table:table-cell table:style-name="Таблица3.B2" office:value-type="string">
            <text:p text:style-name="P61"/>
          </table:table-cell>
          <table:table-cell table:style-name="Таблица3.B2" office:value-type="string">
            <text:p text:style-name="P61"/>
          </table:table-cell>
          <table:table-cell table:style-name="Таблица3.B2" office:value-type="string">
            <text:p text:style-name="P61"/>
          </table:table-cell>
          <table:table-cell table:style-name="Таблица3.B2" office:value-type="string">
            <text:p text:style-name="P61"/>
          </table:table-cell>
          <table:table-cell table:style-name="Таблица3.B2" office:value-type="string">
            <text:p text:style-name="P61"/>
          </table:table-cell>
          <table:table-cell table:style-name="Таблица3.B2" office:value-type="string">
            <text:p text:style-name="P61"/>
          </table:table-cell>
          <table:table-cell table:style-name="Таблица3.N2" office:value-type="string">
            <text:p text:style-name="P61"/>
          </table:table-cell>
        </table:table-row>
      </table:table>
      <text:p text:style-name="P32"/>
      <text:p text:style-name="P18"><text:soft-page-break/><text:span text:style-name="T39">Формула от ➄ открывает все двенадцать двухоктавных натуральных минорных гамм <text:s/>от </text:span><text:span text:style-name="T25">a</text:span><text:span text:style-name="T39"> до </text:span><text:span text:style-name="T25">g# </text:span><text:span text:style-name="T39">как минимум (прочие, что находятся на более высоких позициях, дублируют те, с которых начинается этот ряд, и рано или поздно упираются в окончание грифа).</text:span></text:p>
      <text:p text:style-name="P51"><text:span text:style-name="T10">Простой сдвиг формулы от ➅ открывает 8 из 8-ми возможных на гитаре 3-октавных натуральных гамм от </text:span><text:span text:style-name="T5">e</text:span><text:span text:style-name="T10"> до </text:span><text:span text:style-name="T5">b</text:span><text:span text:style-name="T10">. С её же помощью естественно доступны любые двухоктавные минорные натуральные гаммы, нужно только выбрать в с какой октавы их начинать — с нижней или средней.</text:span></text:p>
      <text:p text:style-name="P140"/>
      <text:p text:style-name="P140">Открытые струны</text:p>
      <text:p text:style-name="P40"><text:span text:style-name="T39">Гаммы </text:span><text:span text:style-name="T25">e</text:span><text:span text:style-name="T39"> и </text:span><text:span text:style-name="T25">a</text:span><text:span text:style-name="T39"> с началом на открытых ➅ и ➄ не нуждаются в особенном подходе. Следует лишь учесть, что буквальное следование формулам в нижней октаве для них хоть и возможно, но бессмысленно. Поэтому при начале с открытых струн пальцы, естественно, не 3 и 4, а 1 и 2. Таким образом, формула для нижней октавы этих двух гамм: ➅ 012 <text:s/>➄ 012 и ➄ 012 ➃ 012, соответственно. После этого тоника очередной октавы оказывается аккурат под указательным пальцем, и дальнейшее движение продолжается по основной формуле «134».</text:span></text:p>
      <text:p text:style-name="P41"/>
      <text:p text:style-name="Heading_20_2">Обобщение</text:p>
      <text:list text:style-name="L2">
        <text:list-item>
          <text:p text:style-name="P147">Указательный палец указывает на тонику.</text:p>
        </text:list-item>
        <text:list-item>
          <text:p text:style-name="P147">Растяжки в контексте исполнения гамм <text:span text:style-name="T59">допускать нельзя</text:span>.</text:p>
        </text:list-item>
        <text:list-item>
          <text:p text:style-name="P147">Выполняя аппликатурную формулу «134» в одной позиции, получаем половину натуральной минорной гаммы. Выполняя её в одной позиции сначала на одной струне, а затем на струну выше, получаем полную однооктавную натуральную минорную гамму. Повторяя вышеописанное действие на октаву выше, получаем двухоктавную, а затем, если позволяет мензура, и трёхоктавную натуральную минорную гамму.</text:p>
        </text:list-item>
      </text:list>
      <text:p text:style-name="P42"><text:soft-page-break/></text:p>
      <text:p text:style-name="P42"/>
      <text:p text:style-name="P48">ДВЕ <text:s/>ГАММЫ В ОДНОЙ</text:p>
      <text:p text:style-name="P38"><text:span text:style-name="Subtitle_20_Char"><text:span text:style-name="T8">Свести начало с началом</text:span></text:span></text:p>
      <text:p text:style-name="P8"><text:span text:style-name="T39">Гаммы — это своеобразная общемузыкантская азбука, которая по традиции открывается на ноте </text:span><text:span text:style-name="T25">С</text:span><text:span text:style-name="T39">. <text:s/>То есть, независимо от того, как развивались у музыканта отношения с гаммами, начались они, скорее всего с до мажора. Действительно, в нем нет знаков, и это дает ему заслуженное право называться самой простой гаммой. <text:s/>Однако, в натуральном ля миноре тоже нет знаков, и, что </text:span><text:span text:style-name="T42">примечательно</text:span><text:span text:style-name="T39">, записанная буквами эта гамма выглядит как алфавит: </text:span><text:span text:style-name="T25">ABCDEFG</text:span><text:span text:style-name="T39">.</text:span></text:p>
      <text:p text:style-name="P11"><text:span text:style-name="T39">Если открыть музыкальную азбуку с ее первой буквы, буквы </text:span><text:span text:style-name="T25">A</text:span><text:span text:style-name="T39">, и внимательно присмотреться к ля минорному «алфавиту», то можно заметить, что начиная с 3-й буквы он выглядит как та самая до мажорная гамма:</text:span></text:p>
      <text:p text:style-name="P13"><text:span text:style-name="T25">AB</text:span><text:span text:style-name="T26">CDEFG</text:span></text:p>
      <text:p text:style-name="P12"><text:span text:style-name="T39">А если переместить буквы </text:span><text:span text:style-name="T25">AB</text:span><text:span text:style-name="T39"> в конец строки, то получится натуральный до мажор:</text:span></text:p>
      <text:p text:style-name="P14"><text:span text:style-name="T26">CDEFG</text:span><text:span text:style-name="T25">AB</text:span></text:p>
      <text:p text:style-name="P29">Таким образом, натуральная гамма всегда идет своеобразным пакетом «две в одной». <text:s/>Получается, что упражняясь в натуральной ля минорной <text:s/>гамме, музыкант одновременно упражняется и в до мажорной натуральной. </text:p>
      <text:p text:style-name="P29"/>
      <text:p text:style-name="P136"/>
      <text:p text:style-name="P136">Важное уточнение по поводу параллельности</text:p>
      <text:p text:style-name="P25">В школе Паскуале Роча допущена небрежность: в качестве параллельных <text:soft-page-break/>приводятся пары гамм натурального мажора и мелодического минора. Помимо того что это теоретически неверно, это сильно усложняет понимание и освоение всех прочих гамм.</text:p>
      <text:p text:style-name="P8"><text:span text:style-name="T39">Параллельной </text:span><text:span text:style-name="T61">натуральной</text:span><text:span text:style-name="T39"> мажорной гамме может быть только </text:span><text:span text:style-name="T61">натуральная</text:span><text:span text:style-name="T39"> минорная. Они состоят буквально из одних и тех нот, которые обозначаются в нашем музыкальном «алфавите» одними и теми же буквами. Как следствие, одна является другой, начатой с соответствующей по порядку ноты (отсюда уже вернее сказать ступени): натуральная мажорная гамма начинается с третьей ступени натуральной минорной, а натуральная минорная, взаимно, с шестой ступени натуральной мажорной. Этот характер взаимоотношений и позволяет им называться параллельными. На слух они неразличимы, если не оканчиваются на соответствующей тонике.</text:span></text:p>
      <text:p text:style-name="P25"/>
      <text:p text:style-name="P43">Объяснение «на пальцах»</text:p>
      <text:p text:style-name="P25">То, как натуральная минорная гамма относится к параллельной мажорной, можно напрямую выразить в аппликатурной формуле. Если указательный палец в начале формулы прижимает тонику натуральной минорной гаммы, то 4-й — тонику натурального мажора. Иными словами, используйте для исполнения натуральной мажорной гаммы ту же формулу, что и для параллельной натуральной минорной, начав ее не с 1-го, а с 4-го пальца, и добавив недостающие ноты в конце. Это то же преобразование алфавита ABCDEFG, только выраженное в аппликатуре. Ниже приведены уже знакомые аппликатурные формулы для натуральных минорных гамм, с той лишь разницей, что первые две ноты в них вычеркнуты, а последние две добавлены, чтобы в результате получился натуральный мажор.</text:p>
      <text:p text:style-name="P25"/>
      <text:p text:style-name="P25"/>
      <text:p text:style-name="P25"/>
      <text:p text:style-name="P25"/>
      <text:p text:style-name="P122"><text:soft-page-break/>Табл. <text:sequence text:ref-name="refТабл.3" text:name="Табл." text:formula="ooow:Табл.+1" style:num-format="1">4</text:sequence>: Аппликатурная формула 3-октавной натуральной мажорной гаммы от <text:span text:style-name="T6">➅</text:span>:</text:p>
      <table:table table:name="Таблица4" table:style-name="Таблица4">
        <table:table-column table:style-name="Таблица4.A"/>
        <table:table-column table:style-name="Таблица4.B" table:number-columns-repeated="3"/>
        <table:table-column table:style-name="Таблица4.E"/>
        <table:table-column table:style-name="Таблица4.F"/>
        <table:table-column table:style-name="Таблица4.B" table:number-columns-repeated="6"/>
        <table:table-column table:style-name="Таблица4.E"/>
        <table:table-column table:style-name="Таблица4.N"/>
        <table:table-column table:style-name="Таблица4.O"/>
        <table:table-column table:style-name="Таблица4.F"/>
        <table:table-column table:style-name="Таблица4.O"/>
        <table:table-row table:style-name="Таблица4.1">
          <table:table-cell table:style-name="Таблица4.A1" office:value-type="string">
            <text:p text:style-name="P130">➀</text:p>
          </table:table-cell>
          <table:table-cell table:style-name="Таблица4.B1" office:value-type="string">
            <text:p text:style-name="P62"/>
          </table:table-cell>
          <table:table-cell table:style-name="Таблица4.B1" office:value-type="string">
            <text:p text:style-name="P62"/>
          </table:table-cell>
          <table:table-cell table:style-name="Таблица4.B1" office:value-type="string">
            <text:p text:style-name="P62"/>
          </table:table-cell>
          <table:table-cell table:style-name="Таблица4.B1" office:value-type="string">
            <text:p text:style-name="P62"/>
          </table:table-cell>
          <table:table-cell table:style-name="Таблица4.B1" office:value-type="string">
            <text:p text:style-name="P62"/>
          </table:table-cell>
          <table:table-cell table:style-name="Таблица4.G1" office:value-type="string">
            <text:p text:style-name="P78">1</text:p>
          </table:table-cell>
          <table:table-cell table:style-name="Таблица4.G1" office:value-type="string">
            <text:p text:style-name="P62"/>
          </table:table-cell>
          <table:table-cell table:style-name="Таблица4.G1" office:value-type="string">
            <text:p text:style-name="P78">3</text:p>
          </table:table-cell>
          <table:table-cell table:style-name="Таблица4.G1" office:value-type="string">
            <text:p text:style-name="P86">1</text:p>
          </table:table-cell>
          <table:table-cell table:style-name="Таблица4.G1" office:value-type="string">
            <text:p text:style-name="P62"/>
          </table:table-cell>
          <table:table-cell table:style-name="Таблица4.G1" office:value-type="string">
            <text:p text:style-name="P86">3</text:p>
          </table:table-cell>
          <table:table-cell table:style-name="Таблица4.G1" office:value-type="string">
            <text:p text:style-name="P62"/>
          </table:table-cell>
          <table:table-cell table:style-name="Таблица4.G1" office:value-type="string">
            <text:p text:style-name="P133"><text:span text:style-name="T56">1</text:span><text:span text:style-name="T15">t</text:span></text:p>
          </table:table-cell>
          <table:table-cell table:style-name="Таблица4.G1" office:value-type="string">
            <text:p text:style-name="P133"/>
          </table:table-cell>
          <table:table-cell table:style-name="Таблица4.G1" office:value-type="string">
            <text:p text:style-name="P134">3</text:p>
          </table:table-cell>
          <table:table-cell table:style-name="Таблица4.Q1" office:value-type="string">
            <text:p text:style-name="P131">4<text:span text:style-name="T19">T</text:span></text:p>
          </table:table-cell>
        </table:table-row>
        <table:table-row table:style-name="Таблица4.1">
          <table:table-cell table:style-name="Таблица4.A2" office:value-type="string">
            <text:p text:style-name="P130">➁</text:p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E2" office:value-type="string">
            <text:p text:style-name="P78">2</text:p>
          </table:table-cell>
          <table:table-cell table:style-name="Таблица4.E2" office:value-type="string">
            <text:p text:style-name="P62"/>
          </table:table-cell>
          <table:table-cell table:style-name="Таблица4.E2" office:value-type="string">
            <text:p text:style-name="P124"><text:span text:style-name="T61">1</text:span><text:span text:style-name="T15">t</text:span></text:p>
          </table:table-cell>
          <table:table-cell table:style-name="Таблица4.E2" office:value-type="string">
            <text:p text:style-name="P62"/>
          </table:table-cell>
          <table:table-cell table:style-name="Таблица4.E2" office:value-type="string">
            <text:p text:style-name="P78">3</text:p>
          </table:table-cell>
          <table:table-cell table:style-name="Таблица4.J2" office:value-type="string">
            <text:p text:style-name="P131">4<text:span text:style-name="T19">T</text:span></text:p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Q2" office:value-type="string">
            <text:p text:style-name="P62"/>
          </table:table-cell>
        </table:table-row>
        <table:table-row table:style-name="Таблица4.1">
          <table:table-cell table:style-name="Таблица4.A2" office:value-type="string">
            <text:p text:style-name="P130">➂</text:p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E2" office:value-type="string">
            <text:p text:style-name="P78">1</text:p>
          </table:table-cell>
          <table:table-cell table:style-name="Таблица4.E2" office:value-type="string">
            <text:p text:style-name="P62"/>
          </table:table-cell>
          <table:table-cell table:style-name="Таблица4.E2" office:value-type="string">
            <text:p text:style-name="P78">3</text:p>
          </table:table-cell>
          <table:table-cell table:style-name="Таблица4.E2" office:value-type="string">
            <text:p text:style-name="P78">4</text:p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Q2" office:value-type="string">
            <text:p text:style-name="P62"/>
          </table:table-cell>
        </table:table-row>
        <table:table-row table:style-name="Таблица4.1">
          <table:table-cell table:style-name="Таблица4.A2" office:value-type="string">
            <text:p text:style-name="P130">➃</text:p>
          </table:table-cell>
          <table:table-cell table:style-name="Таблица4.B4" office:value-type="string">
            <text:p text:style-name="P83">1</text:p>
          </table:table-cell>
          <table:table-cell table:style-name="Таблица4.B4" office:value-type="string">
            <text:p text:style-name="P83"/>
          </table:table-cell>
          <table:table-cell table:style-name="Таблица4.B4" office:value-type="string">
            <text:p text:style-name="P126"><text:span text:style-name="T61">1</text:span><text:span text:style-name="T15">t</text:span></text:p>
          </table:table-cell>
          <table:table-cell table:style-name="Таблица4.B4" office:value-type="string">
            <text:p text:style-name="P62"/>
          </table:table-cell>
          <table:table-cell table:style-name="Таблица4.B4" office:value-type="string">
            <text:p text:style-name="P78">3</text:p>
          </table:table-cell>
          <table:table-cell table:style-name="Таблица4.E2" office:value-type="string">
            <text:p text:style-name="P131">4<text:span text:style-name="T19">T</text:span></text:p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Q2" office:value-type="string">
            <text:p text:style-name="P62"/>
          </table:table-cell>
        </table:table-row>
        <table:table-row table:style-name="Таблица4.1">
          <table:table-cell table:style-name="Таблица4.A2" office:value-type="string">
            <text:p text:style-name="P130">➄</text:p>
          </table:table-cell>
          <table:table-cell table:style-name="Таблица4.B4" office:value-type="string">
            <text:p text:style-name="P78">1</text:p>
          </table:table-cell>
          <table:table-cell table:style-name="Таблица4.B4" office:value-type="string">
            <text:p text:style-name="P63"/>
          </table:table-cell>
          <table:table-cell table:style-name="Таблица4.B4" office:value-type="string">
            <text:p text:style-name="P78">3</text:p>
          </table:table-cell>
          <table:table-cell table:style-name="Таблица4.B4" office:value-type="string">
            <text:p text:style-name="P78">4</text:p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Q2" office:value-type="string">
            <text:p text:style-name="P62"/>
          </table:table-cell>
        </table:table-row>
        <table:table-row table:style-name="Таблица4.1">
          <table:table-cell table:style-name="Таблица4.A2" office:value-type="string">
            <text:p text:style-name="P130">➅</text:p>
          </table:table-cell>
          <table:table-cell table:style-name="Таблица4.B2" office:value-type="string">
            <text:p text:style-name="P141"><text:span text:style-name="T61">1</text:span><text:span text:style-name="T15">t</text:span></text:p>
          </table:table-cell>
          <table:table-cell table:style-name="Таблица4.B2" office:value-type="string">
            <text:p text:style-name="P129"/>
          </table:table-cell>
          <table:table-cell table:style-name="Таблица4.B2" office:value-type="string">
            <text:p text:style-name="P142">3</text:p>
          </table:table-cell>
          <table:table-cell table:style-name="Таблица4.B4" office:value-type="string">
            <text:p text:style-name="P131">4<text:span text:style-name="T19">T</text:span></text:p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B2" office:value-type="string">
            <text:p text:style-name="P62"/>
          </table:table-cell>
          <table:table-cell table:style-name="Таблица4.Q2" office:value-type="string">
            <text:p text:style-name="P62"/>
          </table:table-cell>
        </table:table-row>
      </table:table>
      <text:p text:style-name="P20"><text:span text:style-name="T15"/></text:p>
      <text:p text:style-name="P25"/>
      <text:p text:style-name="P36"/>
      <text:p text:style-name="P143"><text:span text:style-name="T69">Табл. </text:span><text:span text:style-name="T69"><text:sequence text:ref-name="refТабл.4" text:name="Табл." text:formula="ooow:Табл.+1" style:num-format="1">5</text:sequence></text:span><text:span text:style-name="T69">: Аппликатурная формула 2-октавной натуральной мажорной гаммы от ➄:</text:span></text:p>
      <table:table table:name="Таблица5" table:style-name="Таблица5">
        <table:table-column table:style-name="Таблица5.A" table:number-columns-repeated="6"/>
        <table:table-column table:style-name="Таблица5.G"/>
        <table:table-column table:style-name="Таблица5.A" table:number-columns-repeated="6"/>
        <table:table-column table:style-name="Таблица5.G"/>
        <table:table-row table:style-name="Таблица5.1">
          <table:table-cell table:style-name="Таблица5.A1" office:value-type="string">
            <text:p text:style-name="P98">➀</text:p>
          </table:table-cell>
          <table:table-cell table:style-name="Таблица5.B1" office:value-type="string">
            <text:p text:style-name="P64"/>
          </table:table-cell>
          <table:table-cell table:style-name="Таблица5.B1" office:value-type="string">
            <text:p text:style-name="P64"/>
          </table:table-cell>
          <table:table-cell table:style-name="Таблица5.B1" office:value-type="string">
            <text:p text:style-name="P64"/>
          </table:table-cell>
          <table:table-cell table:style-name="Таблица5.E1" office:value-type="string">
            <text:p text:style-name="P93">1</text:p>
          </table:table-cell>
          <table:table-cell table:style-name="Таблица5.E1" office:value-type="string">
            <text:p text:style-name="P64"/>
          </table:table-cell>
          <table:table-cell table:style-name="Таблица5.E1" office:value-type="string">
            <text:p text:style-name="P53"><text:span text:style-name="T57">1</text:span><text:span text:style-name="T17">t</text:span></text:p>
          </table:table-cell>
          <table:table-cell table:style-name="Таблица5.E1" office:value-type="string">
            <text:p text:style-name="P79"/>
          </table:table-cell>
          <table:table-cell table:style-name="Таблица5.E1" office:value-type="string">
            <text:p text:style-name="P95">3</text:p>
          </table:table-cell>
          <table:table-cell table:style-name="Таблица5.B1" office:value-type="string">
            <text:p text:style-name="P90">4<text:span text:style-name="T19">T</text:span></text:p>
          </table:table-cell>
          <table:table-cell table:style-name="Таблица5.B1" office:value-type="string">
            <text:p text:style-name="P64"/>
          </table:table-cell>
          <table:table-cell table:style-name="Таблица5.B1" office:value-type="string">
            <text:p text:style-name="P79"/>
          </table:table-cell>
          <table:table-cell table:style-name="Таблица5.B1" office:value-type="string">
            <text:p text:style-name="P64"/>
          </table:table-cell>
          <table:table-cell table:style-name="Таблица5.N1" office:value-type="string">
            <text:p text:style-name="P89"/>
          </table:table-cell>
        </table:table-row>
        <table:table-row table:style-name="Таблица5.1">
          <table:table-cell table:style-name="Таблица5.A2" office:value-type="string">
            <text:p text:style-name="P98">➁</text:p>
          </table:table-cell>
          <table:table-cell table:style-name="Таблица5.B2" office:value-type="string">
            <text:p text:style-name="P64"/>
          </table:table-cell>
          <table:table-cell table:style-name="Таблица5.B2" office:value-type="string">
            <text:p text:style-name="P64"/>
          </table:table-cell>
          <table:table-cell table:style-name="Таблица5.B2" office:value-type="string">
            <text:p text:style-name="P64"/>
          </table:table-cell>
          <table:table-cell table:style-name="Таблица5.E2" office:value-type="string">
            <text:p text:style-name="P68">1</text:p>
          </table:table-cell>
          <table:table-cell table:style-name="Таблица5.E2" office:value-type="string">
            <text:p text:style-name="P71"/>
          </table:table-cell>
          <table:table-cell table:style-name="Таблица5.E2" office:value-type="string">
            <text:p text:style-name="P93">3</text:p>
          </table:table-cell>
          <table:table-cell table:style-name="Таблица5.E2" office:value-type="string">
            <text:p text:style-name="P93">4</text:p>
          </table:table-cell>
          <table:table-cell table:style-name="Таблица5.B2" office:value-type="string">
            <text:p text:style-name="P93"/>
          </table:table-cell>
          <table:table-cell table:style-name="Таблица5.B2" office:value-type="string">
            <text:p text:style-name="P93"/>
          </table:table-cell>
          <table:table-cell table:style-name="Таблица5.B2" office:value-type="string">
            <text:p text:style-name="P64"/>
          </table:table-cell>
          <table:table-cell table:style-name="Таблица5.B2" office:value-type="string">
            <text:p text:style-name="P64"/>
          </table:table-cell>
          <table:table-cell table:style-name="Таблица5.B2" office:value-type="string">
            <text:p text:style-name="P64"/>
          </table:table-cell>
          <table:table-cell table:style-name="Таблица5.N2" office:value-type="string">
            <text:p text:style-name="P64"/>
          </table:table-cell>
        </table:table-row>
        <table:table-row table:style-name="Таблица5.1">
          <table:table-cell table:style-name="Таблица5.A2" office:value-type="string">
            <text:p text:style-name="P98">➂</text:p>
          </table:table-cell>
          <table:table-cell table:style-name="Таблица5.B3" office:value-type="string">
            <text:p text:style-name="P79">1</text:p>
          </table:table-cell>
          <table:table-cell table:style-name="Таблица5.B3" office:value-type="string">
            <text:p text:style-name="P64"/>
          </table:table-cell>
          <table:table-cell table:style-name="Таблица5.B3" office:value-type="string">
            <text:p text:style-name="P53"><text:span text:style-name="T39">1</text:span><text:span text:style-name="T17">t</text:span></text:p>
          </table:table-cell>
          <table:table-cell table:style-name="Таблица5.B3" office:value-type="string">
            <text:p text:style-name="P79"/>
          </table:table-cell>
          <table:table-cell table:style-name="Таблица5.B3" office:value-type="string">
            <text:p text:style-name="P58">3</text:p>
          </table:table-cell>
          <table:table-cell table:style-name="Таблица5.E2" office:value-type="string">
            <text:p text:style-name="P73">4<text:span text:style-name="T19">T</text:span></text:p>
          </table:table-cell>
          <table:table-cell table:style-name="Таблица5.B2" office:value-type="string">
            <text:p text:style-name="P58"/>
          </table:table-cell>
          <table:table-cell table:style-name="Таблица5.B2" office:value-type="string">
            <text:p text:style-name="P58"/>
          </table:table-cell>
          <table:table-cell table:style-name="Таблица5.B2" office:value-type="string">
            <text:p text:style-name="P64"/>
          </table:table-cell>
          <table:table-cell table:style-name="Таблица5.B2" office:value-type="string">
            <text:p text:style-name="P64"/>
          </table:table-cell>
          <table:table-cell table:style-name="Таблица5.B2" office:value-type="string">
            <text:p text:style-name="P64"/>
          </table:table-cell>
          <table:table-cell table:style-name="Таблица5.B2" office:value-type="string">
            <text:p text:style-name="P64"/>
          </table:table-cell>
          <table:table-cell table:style-name="Таблица5.N2" office:value-type="string">
            <text:p text:style-name="P64"/>
          </table:table-cell>
        </table:table-row>
        <table:table-row table:style-name="Таблица5.1">
          <table:table-cell table:style-name="Таблица5.A2" office:value-type="string">
            <text:p text:style-name="P98">➃</text:p>
          </table:table-cell>
          <table:table-cell table:style-name="Таблица5.B3" office:value-type="string">
            <text:p text:style-name="P84">1</text:p>
          </table:table-cell>
          <table:table-cell table:style-name="Таблица5.B3" office:value-type="string">
            <text:p text:style-name="P84"/>
          </table:table-cell>
          <table:table-cell table:style-name="Таблица5.B3" office:value-type="string">
            <text:p text:style-name="P104">3</text:p>
          </table:table-cell>
          <table:table-cell table:style-name="Таблица5.B3" office:value-type="string">
            <text:p text:style-name="P58">4</text:p>
          </table:table-cell>
          <table:table-cell table:style-name="Таблица5.B2" office:value-type="string">
            <text:p text:style-name="P79"/>
          </table:table-cell>
          <table:table-cell table:style-name="Таблица5.B2" office:value-type="string">
            <text:p text:style-name="P79"/>
          </table:table-cell>
          <table:table-cell table:style-name="Таблица5.B2" office:value-type="string">
            <text:p text:style-name="P64"/>
          </table:table-cell>
          <table:table-cell table:style-name="Таблица5.B2" office:value-type="string">
            <text:p text:style-name="P64"/>
          </table:table-cell>
          <table:table-cell table:style-name="Таблица5.B2" office:value-type="string">
            <text:p text:style-name="P64"/>
          </table:table-cell>
          <table:table-cell table:style-name="Таблица5.B2" office:value-type="string">
            <text:p text:style-name="P64"/>
          </table:table-cell>
          <table:table-cell table:style-name="Таблица5.B2" office:value-type="string">
            <text:p text:style-name="P64"/>
          </table:table-cell>
          <table:table-cell table:style-name="Таблица5.B2" office:value-type="string">
            <text:p text:style-name="P64"/>
          </table:table-cell>
          <table:table-cell table:style-name="Таблица5.N2" office:value-type="string">
            <text:p text:style-name="P64"/>
          </table:table-cell>
        </table:table-row>
        <table:table-row table:style-name="Таблица5.5">
          <table:table-cell table:style-name="Таблица5.A2" office:value-type="string">
            <text:p text:style-name="P98">➄</text:p>
          </table:table-cell>
          <table:table-cell table:style-name="Таблица5.B2" office:value-type="string">
            <text:p text:style-name="P113"><text:span text:style-name="T39">1</text:span><text:span text:style-name="T17">t</text:span></text:p>
          </table:table-cell>
          <table:table-cell table:style-name="Таблица5.B2" office:value-type="string">
            <text:p text:style-name="P64"/>
          </table:table-cell>
          <table:table-cell table:style-name="Таблица5.B2" office:value-type="string">
            <text:p text:style-name="P115">3</text:p>
          </table:table-cell>
          <table:table-cell table:style-name="Таблица5.B3" office:value-type="string">
            <text:p text:style-name="P79"><text:span text:style-name="T62">4</text:span><text:span text:style-name="T16">T</text:span></text:p>
          </table:table-cell>
          <table:table-cell table:style-name="Таблица5.B2" office:value-type="string">
            <text:p text:style-name="P64"/>
          </table:table-cell>
          <table:table-cell table:style-name="Таблица5.B2" office:value-type="string">
            <text:p text:style-name="P64"/>
          </table:table-cell>
          <table:table-cell table:style-name="Таблица5.B2" office:value-type="string">
            <text:p text:style-name="P64"/>
          </table:table-cell>
          <table:table-cell table:style-name="Таблица5.B2" office:value-type="string">
            <text:p text:style-name="P64"/>
          </table:table-cell>
          <table:table-cell table:style-name="Таблица5.B2" office:value-type="string">
            <text:p text:style-name="P64"/>
          </table:table-cell>
          <table:table-cell table:style-name="Таблица5.B2" office:value-type="string">
            <text:p text:style-name="P64"/>
          </table:table-cell>
          <table:table-cell table:style-name="Таблица5.B2" office:value-type="string">
            <text:p text:style-name="P64"/>
          </table:table-cell>
          <table:table-cell table:style-name="Таблица5.B2" office:value-type="string">
            <text:p text:style-name="P64"/>
          </table:table-cell>
          <table:table-cell table:style-name="Таблица5.N2" office:value-type="string">
            <text:p text:style-name="P64"/>
          </table:table-cell>
        </table:table-row>
      </table:table>
      <text:p text:style-name="P39"><text:span text:style-name="T17"/></text:p>
      <text:p text:style-name="P36">На практике в первой формуле обнаруживается ряд недостатков для 3-октавных натуральных мажорных гамм. Во-первых, с 4-го пальца невозможно начинать на первом, втором и третьем ладах. Во-вторых, окончание гаммы на первой струне связано с двумя крайне неудобными сменами позиций, которые тем труднее, чем ближе гамма к правому краю грифа.</text:p>
      <text:p text:style-name="P35"><text:span text:style-name="T39">Тем не менее, благодаря первой формуле доступны пять 3-октавных гаммы от </text:span><text:span text:style-name="T25">G</text:span><text:span text:style-name="T39"> (параллельна натуральной гамме </text:span><text:span text:style-name="T25">e</text:span><text:span text:style-name="T39"> — см. формулу для натуральных минорных гамм с использованием открытых струн) до </text:span><text:span text:style-name="T25">B</text:span><text:span text:style-name="T39">.</text:span></text:p>
      <text:p text:style-name="P35"><text:span text:style-name="T39">Двухоктавные натуральные мажорные с использованием формулы от ➄, </text:span><text:soft-page-break/><text:span text:style-name="T39">доступны все двенадцать от </text:span><text:span text:style-name="T25">С</text:span><text:span text:style-name="T39"> (параллельна натуральной гамме e — также см. формулу для натуральных минорных гамм с использованием открытых струн) до </text:span><text:span text:style-name="T25">B</text:span><text:span text:style-name="T39">.</text:span></text:p>
      <text:p text:style-name="P49"><text:span text:style-name="T70"/></text:p>
      <text:p text:style-name="P49"><text:span text:style-name="T70">Трёхоктавные натуральные мажорные гаммы</text:span></text:p>
      <text:p text:style-name="P25">Устранить неудобства формулы от ➅ для исполнения натуральных мажорных гамм в три октавы можно, используя формулу от ➄. Она заканчивается на ➀ в точном соответствии с формулой «134» и с единственной сменой позиции. А благодаря тому, что начинается она с ➄, можно использовать свободную ➅, для того чтобы начинать мажорные гаммы с указательного пальца, используя в числе прочих первый, второй и третий лады, а также открытую ➅, чего формула от ➅ не позволяла.</text:p>
      <text:p text:style-name="P25">Чтобы сыграть натуральную мажорную гамму в три октавы, нужно кратчайшим интуитивным путём достичь начала формулы натуральной мажорной гаммы от ➄. Он лежит через начало на указательном пальце на тонике натуральной мажорной гаммы, смену позиции, выполнение элемента «134» и еще одну смену позиции. </text:p>
      <text:p text:style-name="P25">По сути начало на нижних струнах в низких позициях — это альтернатива окончанию на верхних струнах в высоких позициях. В первом случае такие неприятности как отклонение от формулы и вынужденные дополнительные смены позиций не отягощаются помехой в виде корпуса гитары, как во втором.</text:p>
      <text:p text:style-name="P25">В итоге формула для каждой из восьми возможных на гитаре 3-октавных <text:span text:style-name="T71">натуральных мажорных </text:span>гамм от ➅ выглядит следующим образом:</text:p>
      <text:p text:style-name="P34"/>
      <text:p text:style-name="P121"><text:soft-page-break/>Табл. <text:sequence text:ref-name="refТабл.5" text:name="Табл." text:formula="ooow:Табл.+1" style:num-format="1">6</text:sequence>: Аппликатурная формула 3-октавной натуральной мажорной гаммы от ➅. От <text:span text:style-name="T74">6</text:span><text:span text:style-name="T73">-ступени</text:span> <text:span text:style-name="T51">—</text:span> формула 2-<text:span text:style-name="T72">октавной</text:span> параллельной натуральной минорной гаммы:</text:p>
      <table:table table:name="Таблица6" table:style-name="Таблица6">
        <table:table-column table:style-name="Таблица6.A" table:number-columns-repeated="6"/>
        <table:table-column table:style-name="Таблица6.G"/>
        <table:table-column table:style-name="Таблица6.A" table:number-columns-repeated="6"/>
        <table:table-column table:style-name="Таблица6.N"/>
        <table:table-row table:style-name="Таблица6.1">
          <table:table-cell table:style-name="Таблица6.A1" office:value-type="string">
            <text:p text:style-name="P99">➀</text:p>
          </table:table-cell>
          <table:table-cell table:style-name="Таблица6.B1" office:value-type="string">
            <text:p text:style-name="P65"/>
          </table:table-cell>
          <table:table-cell table:style-name="Таблица6.B1" office:value-type="string">
            <text:p text:style-name="P65"/>
          </table:table-cell>
          <table:table-cell table:style-name="Таблица6.B1" office:value-type="string">
            <text:p text:style-name="P65"/>
          </table:table-cell>
          <table:table-cell table:style-name="Таблица6.B1" office:value-type="string">
            <text:p text:style-name="P94"/>
          </table:table-cell>
          <table:table-cell table:style-name="Таблица6.B1" office:value-type="string">
            <text:p text:style-name="P65"/>
          </table:table-cell>
          <table:table-cell table:style-name="Таблица6.B1" office:value-type="string">
            <text:p text:style-name="P65"/>
          </table:table-cell>
          <table:table-cell table:style-name="Таблица6.B1" office:value-type="string">
            <text:p text:style-name="P65"/>
          </table:table-cell>
          <table:table-cell table:style-name="Таблица6.I1" office:value-type="string">
            <text:p text:style-name="P94">1</text:p>
          </table:table-cell>
          <table:table-cell table:style-name="Таблица6.I1" office:value-type="string">
            <text:p text:style-name="P65"/>
          </table:table-cell>
          <table:table-cell table:style-name="Таблица6.I1" office:value-type="string">
            <text:p text:style-name="P54"><text:span text:style-name="T57">1</text:span><text:span text:style-name="T17">t</text:span></text:p>
          </table:table-cell>
          <table:table-cell table:style-name="Таблица6.I1" office:value-type="string">
            <text:p text:style-name="P80"/>
          </table:table-cell>
          <table:table-cell table:style-name="Таблица6.I1" office:value-type="string">
            <text:p text:style-name="P96">3</text:p>
          </table:table-cell>
          <table:table-cell table:style-name="Таблица6.N1" office:value-type="string">
            <text:p text:style-name="P91">4<text:span text:style-name="T19">T</text:span></text:p>
          </table:table-cell>
        </table:table-row>
        <table:table-row table:style-name="Таблица6.1">
          <table:table-cell table:style-name="Таблица6.A2" office:value-type="string">
            <text:p text:style-name="P99">➁</text:p>
          </table:table-cell>
          <table:table-cell table:style-name="Таблица6.B2" office:value-type="string">
            <text:p text:style-name="P65"/>
          </table:table-cell>
          <table:table-cell table:style-name="Таблица6.B2" office:value-type="string">
            <text:p text:style-name="P65"/>
          </table:table-cell>
          <table:table-cell table:style-name="Таблица6.B2" office:value-type="string">
            <text:p text:style-name="P65"/>
          </table:table-cell>
          <table:table-cell table:style-name="Таблица6.B2" office:value-type="string">
            <text:p text:style-name="P69"/>
          </table:table-cell>
          <table:table-cell table:style-name="Таблица6.B2" office:value-type="string">
            <text:p text:style-name="P65"/>
          </table:table-cell>
          <table:table-cell table:style-name="Таблица6.B2" office:value-type="string">
            <text:p text:style-name="P65"/>
          </table:table-cell>
          <table:table-cell table:style-name="Таблица6.B2" office:value-type="string">
            <text:p text:style-name="P65"/>
          </table:table-cell>
          <table:table-cell table:style-name="Таблица6.I2" office:value-type="string">
            <text:p text:style-name="P69">1</text:p>
          </table:table-cell>
          <table:table-cell table:style-name="Таблица6.I2" office:value-type="string">
            <text:p text:style-name="P72"/>
          </table:table-cell>
          <table:table-cell table:style-name="Таблица6.I2" office:value-type="string">
            <text:p text:style-name="P94">3</text:p>
          </table:table-cell>
          <table:table-cell table:style-name="Таблица6.I2" office:value-type="string">
            <text:p text:style-name="P94">4</text:p>
          </table:table-cell>
          <table:table-cell table:style-name="Таблица6.B2" office:value-type="string">
            <text:p text:style-name="P94"/>
          </table:table-cell>
          <table:table-cell table:style-name="Таблица6.N2" office:value-type="string">
            <text:p text:style-name="P94"/>
          </table:table-cell>
        </table:table-row>
        <table:table-row table:style-name="Таблица6.1">
          <table:table-cell table:style-name="Таблица6.A2" office:value-type="string">
            <text:p text:style-name="P99">➂</text:p>
          </table:table-cell>
          <table:table-cell table:style-name="Таблица6.B2" office:value-type="string">
            <text:p text:style-name="P80"/>
          </table:table-cell>
          <table:table-cell table:style-name="Таблица6.B2" office:value-type="string">
            <text:p text:style-name="P65"/>
          </table:table-cell>
          <table:table-cell table:style-name="Таблица6.B2" office:value-type="string">
            <text:p text:style-name="P54"><text:span text:style-name="T17"/></text:p>
          </table:table-cell>
          <table:table-cell table:style-name="Таблица6.B2" office:value-type="string">
            <text:p text:style-name="P80"/>
          </table:table-cell>
          <table:table-cell table:style-name="Таблица6.F3" office:value-type="string">
            <text:p text:style-name="P80">1</text:p>
          </table:table-cell>
          <table:table-cell table:style-name="Таблица6.F3" office:value-type="string">
            <text:p text:style-name="P65"/>
          </table:table-cell>
          <table:table-cell table:style-name="Таблица6.F3" office:value-type="string">
            <text:p text:style-name="P54"><text:span text:style-name="T39">1</text:span><text:span text:style-name="T17">t</text:span></text:p>
          </table:table-cell>
          <table:table-cell table:style-name="Таблица6.F3" office:value-type="string">
            <text:p text:style-name="P80"/>
          </table:table-cell>
          <table:table-cell table:style-name="Таблица6.F3" office:value-type="string">
            <text:p text:style-name="P59">3</text:p>
          </table:table-cell>
          <table:table-cell table:style-name="Таблица6.I2" office:value-type="string">
            <text:p text:style-name="P74">4<text:span text:style-name="T19">T</text:span></text:p>
          </table:table-cell>
          <table:table-cell table:style-name="Таблица6.B2" office:value-type="string">
            <text:p text:style-name="P59"/>
          </table:table-cell>
          <table:table-cell table:style-name="Таблица6.B2" office:value-type="string">
            <text:p text:style-name="P59"/>
          </table:table-cell>
          <table:table-cell table:style-name="Таблица6.N2" office:value-type="string">
            <text:p text:style-name="P65"/>
          </table:table-cell>
        </table:table-row>
        <table:table-row table:style-name="Таблица6.1">
          <table:table-cell table:style-name="Таблица6.A2" office:value-type="string">
            <text:p text:style-name="P99">➃</text:p>
          </table:table-cell>
          <table:table-cell table:style-name="Таблица6.B2" office:value-type="string">
            <text:p text:style-name="P85"/>
          </table:table-cell>
          <table:table-cell table:style-name="Таблица6.B2" office:value-type="string">
            <text:p text:style-name="P85"/>
          </table:table-cell>
          <table:table-cell table:style-name="Таблица6.B2" office:value-type="string">
            <text:p text:style-name="P105"/>
          </table:table-cell>
          <table:table-cell table:style-name="Таблица6.B2" office:value-type="string">
            <text:p text:style-name="P59"/>
          </table:table-cell>
          <table:table-cell table:style-name="Таблица6.F3" office:value-type="string">
            <text:p text:style-name="P85">1</text:p>
          </table:table-cell>
          <table:table-cell table:style-name="Таблица6.F3" office:value-type="string">
            <text:p text:style-name="P85"/>
          </table:table-cell>
          <table:table-cell table:style-name="Таблица6.F3" office:value-type="string">
            <text:p text:style-name="P105">3</text:p>
          </table:table-cell>
          <table:table-cell table:style-name="Таблица6.F3" office:value-type="string">
            <text:p text:style-name="P59">4</text:p>
          </table:table-cell>
          <table:table-cell table:style-name="Таблица6.B2" office:value-type="string">
            <text:p text:style-name="P80"/>
          </table:table-cell>
          <table:table-cell table:style-name="Таблица6.B2" office:value-type="string">
            <text:p text:style-name="P80"/>
          </table:table-cell>
          <table:table-cell table:style-name="Таблица6.B2" office:value-type="string">
            <text:p text:style-name="P65"/>
          </table:table-cell>
          <table:table-cell table:style-name="Таблица6.B2" office:value-type="string">
            <text:p text:style-name="P65"/>
          </table:table-cell>
          <table:table-cell table:style-name="Таблица6.N2" office:value-type="string">
            <text:p text:style-name="P65"/>
          </table:table-cell>
        </table:table-row>
        <table:table-row table:style-name="Таблица6.5">
          <table:table-cell table:style-name="Таблица6.A2" office:value-type="string">
            <text:p text:style-name="P99">➄</text:p>
          </table:table-cell>
          <table:table-cell table:style-name="Таблица6.B2" office:value-type="string">
            <text:p text:style-name="P114"><text:span text:style-name="T17"/></text:p>
          </table:table-cell>
          <table:table-cell table:style-name="Таблица6.B2" office:value-type="string">
            <text:p text:style-name="P65"/>
          </table:table-cell>
          <table:table-cell table:style-name="Таблица6.D5" office:value-type="string">
            <text:p text:style-name="P87">1</text:p>
          </table:table-cell>
          <table:table-cell table:style-name="Таблица6.D5" office:value-type="string">
            <text:p text:style-name="P80"><text:span text:style-name="T16"/></text:p>
          </table:table-cell>
          <table:table-cell table:style-name="Таблица6.F5" office:value-type="string">
            <text:p text:style-name="P55"><text:span text:style-name="T39">1</text:span><text:span text:style-name="T17">t</text:span></text:p>
          </table:table-cell>
          <table:table-cell table:style-name="Таблица6.D5" office:value-type="string">
            <text:p text:style-name="P65"/>
          </table:table-cell>
          <table:table-cell table:style-name="Таблица6.D5" office:value-type="string">
            <text:p text:style-name="P80">3</text:p>
          </table:table-cell>
          <table:table-cell table:style-name="Таблица6.F3" office:value-type="string">
            <text:p text:style-name="P80"><text:span text:style-name="T62">4</text:span><text:span text:style-name="T16">T</text:span></text:p>
          </table:table-cell>
          <table:table-cell table:style-name="Таблица6.B2" office:value-type="string">
            <text:p text:style-name="P65"/>
          </table:table-cell>
          <table:table-cell table:style-name="Таблица6.B2" office:value-type="string">
            <text:p text:style-name="P65"/>
          </table:table-cell>
          <table:table-cell table:style-name="Таблица6.B2" office:value-type="string">
            <text:p text:style-name="P65"/>
          </table:table-cell>
          <table:table-cell table:style-name="Таблица6.B2" office:value-type="string">
            <text:p text:style-name="P65"/>
          </table:table-cell>
          <table:table-cell table:style-name="Таблица6.N2" office:value-type="string">
            <text:p text:style-name="P65"/>
          </table:table-cell>
        </table:table-row>
        <table:table-row table:style-name="Таблица6.5">
          <table:table-cell table:style-name="Таблица6.A2" office:value-type="string">
            <text:p text:style-name="P112">➅</text:p>
          </table:table-cell>
          <table:table-cell table:style-name="Таблица6.D5" office:value-type="string">
            <text:p text:style-name="P111"><text:span text:style-name="T61">1</text:span><text:span text:style-name="T15">Т</text:span></text:p>
          </table:table-cell>
          <table:table-cell table:style-name="Таблица6.D5" office:value-type="string">
            <text:p text:style-name="P65"/>
          </table:table-cell>
          <table:table-cell table:style-name="Таблица6.D5" office:value-type="string">
            <text:p text:style-name="P87">1</text:p>
          </table:table-cell>
          <table:table-cell table:style-name="Таблица6.D5" office:value-type="string">
            <text:p text:style-name="P80"/>
          </table:table-cell>
          <table:table-cell table:style-name="Таблица6.D5" office:value-type="string">
            <text:p text:style-name="P56">3</text:p>
          </table:table-cell>
          <table:table-cell table:style-name="Таблица6.D5" office:value-type="string">
            <text:p text:style-name="P66">4</text:p>
          </table:table-cell>
          <table:table-cell table:style-name="Таблица6.B2" office:value-type="string">
            <text:p text:style-name="P116"/>
          </table:table-cell>
          <table:table-cell table:style-name="Таблица6.B2" office:value-type="string">
            <text:p text:style-name="P80"/>
          </table:table-cell>
          <table:table-cell table:style-name="Таблица6.B2" office:value-type="string">
            <text:p text:style-name="P65"/>
          </table:table-cell>
          <table:table-cell table:style-name="Таблица6.B2" office:value-type="string">
            <text:p text:style-name="P65"/>
          </table:table-cell>
          <table:table-cell table:style-name="Таблица6.B2" office:value-type="string">
            <text:p text:style-name="P65"/>
          </table:table-cell>
          <table:table-cell table:style-name="Таблица6.B2" office:value-type="string">
            <text:p text:style-name="P65"/>
          </table:table-cell>
          <table:table-cell table:style-name="Таблица6.N2" office:value-type="string">
            <text:p text:style-name="P65"/>
          </table:table-cell>
        </table:table-row>
      </table:table>
      <text:p text:style-name="P21"><text:span text:style-name="Subtitle_20_Char"><text:span text:style-name="T3"/></text:span></text:p>
      <text:p text:style-name="Heading_20_2"><text:span text:style-name="Subtitle_20_Char">Обобщение</text:span></text:p>
      <text:list text:style-name="L3">
        <text:list-item>
          <text:p text:style-name="P154"><text:span text:style-name="T6">Музыкальную азбуку можно открыть, как обычную, на букве </text:span><text:span text:style-name="T4">A</text:span><text:span text:style-name="T6">. Следующие за ней буквы, обозначающие соответствующие ноты, образуют натуральную ля минорную гамму: </text:span><text:span text:style-name="T4">abcdefg</text:span><text:span text:style-name="T6">. </text:span></text:p>
        </text:list-item>
        <text:list-item>
          <text:p text:style-name="P154"><text:span text:style-name="T6">Если начать чтение с 3-й буквы, то получится параллельная натуральная до мажорная гамма: </text:span><text:span text:style-name="T4">СDEFGAB</text:span><text:span text:style-name="T6">. </text:span></text:p>
        </text:list-item>
        <text:list-item>
          <text:p text:style-name="P148">Отношения параллельности натуральных минорных и мажорных гамм можно непосредственно отразить в аппликатурных формулах. Так, натуральная мажорная гамма получается, если начать исполнять ее по формуле параллельной натуральной <text:s/>минорной, пропустив первые два пальца. </text:p>
        </text:list-item>
        <text:list-item>
          <text:p text:style-name="P148">Трехоктавные натуральные минорные гаммы удобнее исполнять, используя формулу от ➄, — это позволяет начать их с указательного пальца на тонике и избежать неудобств от дополнительных смен высоких позиций там, где этому препятствует корпус гитары.</text:p>
        </text:list-item>
      </text:list>
      <text:p text:style-name="P36"/>
      <text:p text:style-name="P36"/>
      <text:p text:style-name="P25"/>
      <text:p text:style-name="Heading_20_1"><text:soft-page-break/><text:span text:style-name="Heading_20_1_20_Char">ГАРМОНИЧЕСКИЕ МИНОРНЫЕ ГАММЫ</text:span></text:p>
      <text:p text:style-name="P25">Вполне может случится так, что гаммы гармонического минора пригодятся гитаристу. И не только на технических зачётах в школе, училище или вузе. Может быть, кто-нибудь даже напишет о них эссе! Хотя, о чем я говорю: разумеется, гармонический и на пару с ним мелодический минор — это головная боль прежде всего тогда, когда нужно сдавать соответствующие гаммы перед комиссией. Можно вовсе не иметь проблем с беглостью пальцев, но альтерации и то, как они причудливо располагаются на грифе гитары из-за открытых струн и нашей любимой терции между ➁ и ➂ могут <text:span text:style-name="T75">причинить массу неудобств</text:span>.</text:p>
      <text:p text:style-name="P25">По правде говоря, области применения гамм на гитаре — это отдельная тема, для которой может понадобиться другое эссе. Здесь же речь идёт о предельно простых аппликатурных решениях, которые чрезвычайно полезно иметь под рукой и даже «в пальцах» до того, как они понадобятся на практике.</text:p>
      <text:p text:style-name="P25"/>
      <text:p text:style-name="P33"><text:span text:style-name="Subtitle_20_Char"><text:span text:style-name="T8">Одна альтерация — один палец</text:span></text:span></text:p>
      <text:p text:style-name="P25">Тот факт, что 7-я ступень гармонической минорной гаммы на полтона выше, чем 7-я ступень натуральной минорной, означает в контексте аппликатуры то, что соответствующая нота расположена на грифе на один лад правее. Хорошая новость состоит в том, что в аппликатурных формулах для натуральных минорных гамм как от ➅, так и от ➄ есть свободный палец для этой ноты.</text:p>
      <text:p text:style-name="P25"/>
      <text:p text:style-name="P25"/>
      <text:p text:style-name="P25"/>
      <text:p text:style-name="P150"/>
      <text:p text:style-name="P121"><text:soft-page-break/>Табл. <text:sequence text:ref-name="refТабл.6" text:name="Табл." text:formula="ooow:Табл.+1" style:num-format="1">7</text:sequence>: Аппликатурная формула 3-октавной гармонической минорной гаммы от ➅:</text:p>
      <table:table table:name="Таблица7" table:style-name="Таблица7" table:template-name="Default Style">
        <table:table-column table:style-name="Таблица7.A" table:number-columns-repeated="6"/>
        <table:table-column table:style-name="Таблица7.G"/>
        <table:table-column table:style-name="Таблица7.A" table:number-columns-repeated="6"/>
        <table:table-column table:style-name="Таблица7.N"/>
        <table:table-row table:style-name="Таблица7.1">
          <table:table-cell table:style-name="Таблица7.A1" office:value-type="string">
            <text:p text:style-name="P164">➀</text:p>
          </table:table-cell>
          <table:table-cell table:style-name="Таблица7.B1" office:value-type="string">
            <text:p text:style-name="P173"/>
          </table:table-cell>
          <table:table-cell table:style-name="Таблица7.B1" office:value-type="string">
            <text:p text:style-name="P173"/>
          </table:table-cell>
          <table:table-cell table:style-name="Таблица7.B1" office:value-type="string">
            <text:p text:style-name="P173"/>
          </table:table-cell>
          <table:table-cell table:style-name="Таблица7.B1" office:value-type="string">
            <text:p text:style-name="P173"/>
          </table:table-cell>
          <table:table-cell table:style-name="Таблица7.B1" office:value-type="string">
            <text:p text:style-name="P173"/>
          </table:table-cell>
          <table:table-cell table:style-name="Таблица7.G1" office:value-type="string">
            <text:p text:style-name="P180">1</text:p>
          </table:table-cell>
          <table:table-cell table:style-name="Таблица7.G1" office:value-type="string">
            <text:p text:style-name="P173"/>
          </table:table-cell>
          <table:table-cell table:style-name="Таблица7.G1" office:value-type="string">
            <text:p text:style-name="P180">3</text:p>
          </table:table-cell>
          <table:table-cell table:style-name="Таблица7.G1" office:value-type="string">
            <text:p text:style-name="P180">4</text:p>
          </table:table-cell>
          <table:table-cell table:style-name="Таблица7.G1" office:value-type="string">
            <text:p text:style-name="P173"/>
          </table:table-cell>
          <table:table-cell table:style-name="Таблица7.G1" office:value-type="string">
            <text:p text:style-name="P180"/>
          </table:table-cell>
          <table:table-cell table:style-name="Таблица7.G1" office:value-type="string">
            <text:p text:style-name="P176">3</text:p>
          </table:table-cell>
          <table:table-cell table:style-name="Таблица7.N1" office:value-type="string">
            <text:p text:style-name="P168"><text:span text:style-name="T65">4</text:span><text:span text:style-name="T15">t</text:span></text:p>
          </table:table-cell>
        </table:table-row>
        <table:table-row table:style-name="Таблица7.1">
          <table:table-cell table:style-name="Таблица7.A2" office:value-type="string">
            <text:p text:style-name="P164">➁</text:p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80"/>
          </table:table-cell>
          <table:table-cell table:style-name="Таблица7.F2" office:value-type="string">
            <text:p text:style-name="P176">3</text:p>
          </table:table-cell>
          <table:table-cell table:style-name="Таблица7.G2" office:value-type="string">
            <text:p text:style-name="P170"><text:span text:style-name="T61">1</text:span><text:span text:style-name="T15">t</text:span></text:p>
          </table:table-cell>
          <table:table-cell table:style-name="Таблица7.G2" office:value-type="string">
            <text:p text:style-name="P173"/>
          </table:table-cell>
          <table:table-cell table:style-name="Таблица7.G2" office:value-type="string">
            <text:p text:style-name="P180">3</text:p>
          </table:table-cell>
          <table:table-cell table:style-name="Таблица7.G2" office:value-type="string">
            <text:p text:style-name="P180">4</text:p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N2" office:value-type="string">
            <text:p text:style-name="P173"/>
          </table:table-cell>
        </table:table-row>
        <table:table-row table:style-name="Таблица7.1">
          <table:table-cell table:style-name="Таблица7.A2" office:value-type="string">
            <text:p text:style-name="P164">➂</text:p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F2" office:value-type="string">
            <text:p text:style-name="P180">1</text:p>
          </table:table-cell>
          <table:table-cell table:style-name="Таблица7.F2" office:value-type="string">
            <text:p text:style-name="P173"/>
          </table:table-cell>
          <table:table-cell table:style-name="Таблица7.F2" office:value-type="string">
            <text:p text:style-name="P180">3</text:p>
          </table:table-cell>
          <table:table-cell table:style-name="Таблица7.F2" office:value-type="string">
            <text:p text:style-name="P180">4</text:p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N2" office:value-type="string">
            <text:p text:style-name="P173"/>
          </table:table-cell>
        </table:table-row>
        <table:table-row table:style-name="Таблица7.1">
          <table:table-cell table:style-name="Таблица7.A2" office:value-type="string">
            <text:p text:style-name="P164">➃</text:p>
          </table:table-cell>
          <table:table-cell table:style-name="Таблица7.B2" office:value-type="string">
            <text:p text:style-name="P182"/>
          </table:table-cell>
          <table:table-cell table:style-name="Таблица7.C4" office:value-type="string">
            <text:p text:style-name="P184">2</text:p>
          </table:table-cell>
          <table:table-cell table:style-name="Таблица7.F2" office:value-type="string">
            <text:p text:style-name="P166"><text:span text:style-name="T61">1</text:span><text:span text:style-name="T15">t</text:span></text:p>
          </table:table-cell>
          <table:table-cell table:style-name="Таблица7.F2" office:value-type="string">
            <text:p text:style-name="P173"/>
          </table:table-cell>
          <table:table-cell table:style-name="Таблица7.F2" office:value-type="string">
            <text:p text:style-name="P180">3</text:p>
          </table:table-cell>
          <table:table-cell table:style-name="Таблица7.F2" office:value-type="string">
            <text:p text:style-name="P180">4</text:p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N2" office:value-type="string">
            <text:p text:style-name="P173"/>
          </table:table-cell>
        </table:table-row>
        <table:table-row table:style-name="Таблица7.1">
          <table:table-cell table:style-name="Таблица7.A2" office:value-type="string">
            <text:p text:style-name="P164">➄</text:p>
          </table:table-cell>
          <table:table-cell table:style-name="Таблица7.C4" office:value-type="string">
            <text:p text:style-name="P180">1</text:p>
          </table:table-cell>
          <table:table-cell table:style-name="Таблица7.C4" office:value-type="string">
            <text:p text:style-name="P173"/>
          </table:table-cell>
          <table:table-cell table:style-name="Таблица7.C4" office:value-type="string">
            <text:p text:style-name="P180">3</text:p>
          </table:table-cell>
          <table:table-cell table:style-name="Таблица7.C4" office:value-type="string">
            <text:p text:style-name="P180">4</text:p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N2" office:value-type="string">
            <text:p text:style-name="P173"/>
          </table:table-cell>
        </table:table-row>
        <table:table-row table:style-name="Таблица7.1">
          <table:table-cell table:style-name="Таблица7.A2" office:value-type="string">
            <text:p text:style-name="P164">➅</text:p>
          </table:table-cell>
          <table:table-cell table:style-name="Таблица7.C4" office:value-type="string">
            <text:p text:style-name="P166"><text:span text:style-name="T61">1</text:span><text:span text:style-name="T15">t</text:span></text:p>
          </table:table-cell>
          <table:table-cell table:style-name="Таблица7.C4" office:value-type="string">
            <text:p text:style-name="P162"/>
          </table:table-cell>
          <table:table-cell table:style-name="Таблица7.C4" office:value-type="string">
            <text:p text:style-name="P162">3</text:p>
          </table:table-cell>
          <table:table-cell table:style-name="Таблица7.C4" office:value-type="string">
            <text:p text:style-name="P162">4</text:p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B2" office:value-type="string">
            <text:p text:style-name="P173"/>
          </table:table-cell>
          <table:table-cell table:style-name="Таблица7.N2" office:value-type="string">
            <text:p text:style-name="P173"/>
          </table:table-cell>
        </table:table-row>
      </table:table>
      <text:p text:style-name="P150"/>
      <text:p text:style-name="P153"><text:span text:style-name="T58"/></text:p>
      <text:p text:style-name="P121">Табл. <text:sequence text:ref-name="refТабл.7" text:name="Табл." text:formula="ooow:Табл.+1" style:num-format="1">8</text:sequence>: Аппликатурная формула 2-октавной гармонической минорной гаммы от ➄:</text:p>
      <table:table table:name="Таблица8" table:style-name="Таблица8" table:template-name="Default Style">
        <table:table-column table:style-name="Таблица8.A" table:number-columns-repeated="6"/>
        <table:table-column table:style-name="Таблица8.G"/>
        <table:table-column table:style-name="Таблица8.A" table:number-columns-repeated="6"/>
        <table:table-column table:style-name="Таблица8.G"/>
        <table:table-row table:style-name="Таблица8.1">
          <table:table-cell table:style-name="Таблица8.A1" office:value-type="string">
            <text:p text:style-name="P157">➀</text:p>
          </table:table-cell>
          <table:table-cell table:style-name="Таблица8.B1" office:value-type="string">
            <text:p text:style-name="P174"/>
          </table:table-cell>
          <table:table-cell table:style-name="Таблица8.B1" office:value-type="string">
            <text:p text:style-name="P174"/>
          </table:table-cell>
          <table:table-cell table:style-name="Таблица8.B1" office:value-type="string">
            <text:p text:style-name="P174"/>
          </table:table-cell>
          <table:table-cell table:style-name="Таблица8.B1" office:value-type="string">
            <text:p text:style-name="P179"/>
          </table:table-cell>
          <table:table-cell table:style-name="Таблица8.F1" office:value-type="string">
            <text:p text:style-name="P177">2</text:p>
          </table:table-cell>
          <table:table-cell table:style-name="Таблица8.F1" office:value-type="string">
            <text:p text:style-name="P158"><text:span text:style-name="T64">3</text:span><text:span text:style-name="T15">t</text:span></text:p>
          </table:table-cell>
          <table:table-cell table:style-name="Таблица8.B1" office:value-type="string">
            <text:p text:style-name="P181"/>
          </table:table-cell>
          <table:table-cell table:style-name="Таблица8.B1" office:value-type="string">
            <text:p text:style-name="P179"/>
          </table:table-cell>
          <table:table-cell table:style-name="Таблица8.B1" office:value-type="string">
            <text:p text:style-name="P181"/>
          </table:table-cell>
          <table:table-cell table:style-name="Таблица8.B1" office:value-type="string">
            <text:p text:style-name="P174"/>
          </table:table-cell>
          <table:table-cell table:style-name="Таблица8.B1" office:value-type="string">
            <text:p text:style-name="P181"/>
          </table:table-cell>
          <table:table-cell table:style-name="Таблица8.B1" office:value-type="string">
            <text:p text:style-name="P174"/>
          </table:table-cell>
          <table:table-cell table:style-name="Таблица8.N1" office:value-type="string">
            <text:p text:style-name="P160"/>
          </table:table-cell>
        </table:table-row>
        <table:table-row table:style-name="Таблица8.1">
          <table:table-cell table:style-name="Таблица8.A2" office:value-type="string">
            <text:p text:style-name="P157">➁</text:p>
          </table:table-cell>
          <table:table-cell table:style-name="Таблица8.B2" office:value-type="string">
            <text:p text:style-name="P174"/>
          </table:table-cell>
          <table:table-cell table:style-name="Таблица8.B2" office:value-type="string">
            <text:p text:style-name="P174"/>
          </table:table-cell>
          <table:table-cell table:style-name="Таблица8.B2" office:value-type="string">
            <text:p text:style-name="P174"/>
          </table:table-cell>
          <table:table-cell table:style-name="Таблица8.E2" office:value-type="string">
            <text:p text:style-name="P159">1</text:p>
          </table:table-cell>
          <table:table-cell table:style-name="Таблица8.E2" office:value-type="string">
            <text:p text:style-name="P178"/>
          </table:table-cell>
          <table:table-cell table:style-name="Таблица8.E2" office:value-type="string">
            <text:p text:style-name="P179">3</text:p>
          </table:table-cell>
          <table:table-cell table:style-name="Таблица8.E2" office:value-type="string">
            <text:p text:style-name="P179">4</text:p>
          </table:table-cell>
          <table:table-cell table:style-name="Таблица8.B2" office:value-type="string">
            <text:p text:style-name="P179"/>
          </table:table-cell>
          <table:table-cell table:style-name="Таблица8.B2" office:value-type="string">
            <text:p text:style-name="P179"/>
          </table:table-cell>
          <table:table-cell table:style-name="Таблица8.B2" office:value-type="string">
            <text:p text:style-name="P174"/>
          </table:table-cell>
          <table:table-cell table:style-name="Таблица8.B2" office:value-type="string">
            <text:p text:style-name="P174"/>
          </table:table-cell>
          <table:table-cell table:style-name="Таблица8.B2" office:value-type="string">
            <text:p text:style-name="P174"/>
          </table:table-cell>
          <table:table-cell table:style-name="Таблица8.N2" office:value-type="string">
            <text:p text:style-name="P174"/>
          </table:table-cell>
        </table:table-row>
        <table:table-row table:style-name="Таблица8.1">
          <table:table-cell table:style-name="Таблица8.A2" office:value-type="string">
            <text:p text:style-name="P157">➂</text:p>
          </table:table-cell>
          <table:table-cell table:style-name="Таблица8.B2" office:value-type="string">
            <text:p text:style-name="P181"/>
          </table:table-cell>
          <table:table-cell table:style-name="Таблица8.B2" office:value-type="string">
            <text:p text:style-name="P177">2</text:p>
          </table:table-cell>
          <table:table-cell table:style-name="Таблица8.E2" office:value-type="string">
            <text:p text:style-name="P158"><text:span text:style-name="T61">1</text:span><text:span text:style-name="T15">t</text:span></text:p>
          </table:table-cell>
          <table:table-cell table:style-name="Таблица8.E2" office:value-type="string">
            <text:p text:style-name="P181"/>
          </table:table-cell>
          <table:table-cell table:style-name="Таблица8.E2" office:value-type="string">
            <text:p text:style-name="P175">3</text:p>
          </table:table-cell>
          <table:table-cell table:style-name="Таблица8.E2" office:value-type="string">
            <text:p text:style-name="P175">4</text:p>
          </table:table-cell>
          <table:table-cell table:style-name="Таблица8.B2" office:value-type="string">
            <text:p text:style-name="P175"/>
          </table:table-cell>
          <table:table-cell table:style-name="Таблица8.B2" office:value-type="string">
            <text:p text:style-name="P175"/>
          </table:table-cell>
          <table:table-cell table:style-name="Таблица8.B2" office:value-type="string">
            <text:p text:style-name="P174"/>
          </table:table-cell>
          <table:table-cell table:style-name="Таблица8.B2" office:value-type="string">
            <text:p text:style-name="P174"/>
          </table:table-cell>
          <table:table-cell table:style-name="Таблица8.B2" office:value-type="string">
            <text:p text:style-name="P174"/>
          </table:table-cell>
          <table:table-cell table:style-name="Таблица8.B2" office:value-type="string">
            <text:p text:style-name="P174"/>
          </table:table-cell>
          <table:table-cell table:style-name="Таблица8.N2" office:value-type="string">
            <text:p text:style-name="P174"/>
          </table:table-cell>
        </table:table-row>
        <table:table-row table:style-name="Таблица8.1">
          <table:table-cell table:style-name="Таблица8.A2" office:value-type="string">
            <text:p text:style-name="P157">➃</text:p>
          </table:table-cell>
          <table:table-cell table:style-name="Таблица8.B4" office:value-type="string">
            <text:p text:style-name="P183">1</text:p>
          </table:table-cell>
          <table:table-cell table:style-name="Таблица8.B4" office:value-type="string">
            <text:p text:style-name="P183"/>
          </table:table-cell>
          <table:table-cell table:style-name="Таблица8.B4" office:value-type="string">
            <text:p text:style-name="P161">3</text:p>
          </table:table-cell>
          <table:table-cell table:style-name="Таблица8.B4" office:value-type="string">
            <text:p text:style-name="P175">4</text:p>
          </table:table-cell>
          <table:table-cell table:style-name="Таблица8.B2" office:value-type="string">
            <text:p text:style-name="P181"/>
          </table:table-cell>
          <table:table-cell table:style-name="Таблица8.B2" office:value-type="string">
            <text:p text:style-name="P181"/>
          </table:table-cell>
          <table:table-cell table:style-name="Таблица8.B2" office:value-type="string">
            <text:p text:style-name="P174"/>
          </table:table-cell>
          <table:table-cell table:style-name="Таблица8.B2" office:value-type="string">
            <text:p text:style-name="P174"/>
          </table:table-cell>
          <table:table-cell table:style-name="Таблица8.B2" office:value-type="string">
            <text:p text:style-name="P174"/>
          </table:table-cell>
          <table:table-cell table:style-name="Таблица8.B2" office:value-type="string">
            <text:p text:style-name="P174"/>
          </table:table-cell>
          <table:table-cell table:style-name="Таблица8.B2" office:value-type="string">
            <text:p text:style-name="P174"/>
          </table:table-cell>
          <table:table-cell table:style-name="Таблица8.B2" office:value-type="string">
            <text:p text:style-name="P174"/>
          </table:table-cell>
          <table:table-cell table:style-name="Таблица8.N2" office:value-type="string">
            <text:p text:style-name="P174"/>
          </table:table-cell>
        </table:table-row>
        <table:table-row table:style-name="Таблица8.5">
          <table:table-cell table:style-name="Таблица8.A2" office:value-type="string">
            <text:p text:style-name="P157">➄</text:p>
          </table:table-cell>
          <table:table-cell table:style-name="Таблица8.B4" office:value-type="string">
            <text:p text:style-name="P158"><text:span text:style-name="T61">1</text:span><text:span text:style-name="T15">t</text:span></text:p>
          </table:table-cell>
          <table:table-cell table:style-name="Таблица8.B4" office:value-type="string">
            <text:p text:style-name="P174"/>
          </table:table-cell>
          <table:table-cell table:style-name="Таблица8.B4" office:value-type="string">
            <text:p text:style-name="P181">3</text:p>
          </table:table-cell>
          <table:table-cell table:style-name="Таблица8.B4" office:value-type="string">
            <text:p text:style-name="P181">4</text:p>
          </table:table-cell>
          <table:table-cell table:style-name="Таблица8.B2" office:value-type="string">
            <text:p text:style-name="P174"/>
          </table:table-cell>
          <table:table-cell table:style-name="Таблица8.B2" office:value-type="string">
            <text:p text:style-name="P174"/>
          </table:table-cell>
          <table:table-cell table:style-name="Таблица8.B2" office:value-type="string">
            <text:p text:style-name="P174"/>
          </table:table-cell>
          <table:table-cell table:style-name="Таблица8.B2" office:value-type="string">
            <text:p text:style-name="P174"/>
          </table:table-cell>
          <table:table-cell table:style-name="Таблица8.B2" office:value-type="string">
            <text:p text:style-name="P174"/>
          </table:table-cell>
          <table:table-cell table:style-name="Таблица8.B2" office:value-type="string">
            <text:p text:style-name="P174"/>
          </table:table-cell>
          <table:table-cell table:style-name="Таблица8.B2" office:value-type="string">
            <text:p text:style-name="P174"/>
          </table:table-cell>
          <table:table-cell table:style-name="Таблица8.B2" office:value-type="string">
            <text:p text:style-name="P174"/>
          </table:table-cell>
          <table:table-cell table:style-name="Таблица8.N2" office:value-type="string">
            <text:p text:style-name="P174"/>
          </table:table-cell>
        </table:table-row>
      </table:table>
      <text:p text:style-name="P151"/>
      <text:p text:style-name="P151">И на этом разговор о гармонических минорных гаммах окончен!</text:p>
      <text:p text:style-name="P25"/>
      <text:p text:style-name="P25"/>
      <text:p text:style-name="P25"/>
      <text:p text:style-name="Heading_20_1"><text:span text:style-name="Heading_20_1_20_Char">МЕЛОДИЧЕСКИЕ МИНОРНЫЕ ГАММЫ</text:span></text:p>
      <text:p text:style-name="P8">В случае с мелодическими минорными гаммами впервые может возникнуть впечатление, будто задача подгоняется под формулу. Забегая вперед скажу, что итоговый вариант аппликатуры уже не выглядит столь изящным, как в предыдущих гаммах. Однако он по-прежнему крепко держится на принципах, <text:soft-page-break/>изложенных во вступлении.</text:p>
      <text:p text:style-name="P8"/>
      <text:p text:style-name="P9"><text:span text:style-name="Subtitle_20_Char"><text:span text:style-name="T9">Препарируем мелодическую минорную гамму</text:span></text:span></text:p>
      <text:p text:style-name="P44">Это нехитрое дело. Для красоты нужно взять не семь нот, а все восемь — чтобы восьмая повторяла первую на октаву выше:</text:p>
      <text:p text:style-name="P47"><text:span text:style-name="T24">abcdef</text:span><text:span text:style-name="T11">#</text:span><text:span text:style-name="T24">g</text:span><text:span text:style-name="T11">#</text:span><text:span text:style-name="T24">a</text:span></text:p>
      <text:p text:style-name="P47">Затем поделить их ровно пополам:</text:p>
      <text:p text:style-name="P47"><text:span text:style-name="T24">abcd | ef</text:span><text:span text:style-name="T11">#</text:span><text:span text:style-name="T24">g</text:span><text:span text:style-name="T11">#</text:span><text:span text:style-name="T24">a</text:span></text:p>
      <text:p text:style-name="P50">На получившиеся части теперь предстоит по-особому взглянуть. Левая, как нетрудно заметить, могла бы быть началом натуральной минорной гаммы, а правая — натуральной мажорной (<text:span text:style-name="T24">a</text:span> и <text:span text:style-name="T24">E, </text:span><text:span text:style-name="T27">соответственно, хотя это свойственно любой мелодической минорной гамме</text:span>). Для обоих случаев у нас уже есть готовые аппликатурные формулы.</text:p>
      <text:p text:style-name="P50"/>
      <text:p text:style-name="P47"><text:span text:style-name="Subtitle_20_Char">Собираем мелодическую минорную гамму обратно (своими руками)</text:span></text:p>
      <text:p text:style-name="P50">Для этого нужно к каждой части применить соответствующую формулу. Начинаем с 1-го пальца на тонике мелодической минорной гаммы, пользуясь формулой для натуральных минорных гамм, и доходим по ней до четвертой ступени. С пятой по седьмую ступени используем формулу для натуральных мажорных гамм. Для двух- и трехоктавных гамм нужно повторить данный план в очередной октаве.</text:p>
      <text:p text:style-name="P50"/>
      <text:p text:style-name="P156"/>
      <text:p text:style-name="P156"/>
      <table:table table:name="Таблица9" table:style-name="Таблица9" table:template-name="Default Style">
        <table:table-column table:style-name="Таблица9.A" table:number-columns-repeated="6"/>
        <table:table-column table:style-name="Таблица9.G"/>
        <table:table-column table:style-name="Таблица9.A" table:number-columns-repeated="6"/>
        <table:table-column table:style-name="Таблица9.N"/>
        <text:soft-page-break/>
        <table:table-row table:style-name="Таблица9.1">
          <table:table-cell table:style-name="Таблица9.A1" office:value-type="string">
            <text:p text:style-name="P165">➀</text:p>
          </table:table-cell>
          <table:table-cell table:style-name="Таблица9.B1" office:value-type="string">
            <text:p text:style-name="P174"/>
          </table:table-cell>
          <table:table-cell table:style-name="Таблица9.B1" office:value-type="string">
            <text:p text:style-name="P174"/>
          </table:table-cell>
          <table:table-cell table:style-name="Таблица9.B1" office:value-type="string">
            <text:p text:style-name="P174"/>
          </table:table-cell>
          <table:table-cell table:style-name="Таблица9.B1" office:value-type="string">
            <text:p text:style-name="P174"/>
          </table:table-cell>
          <table:table-cell table:style-name="Таблица9.B1" office:value-type="string">
            <text:p text:style-name="P174"/>
          </table:table-cell>
          <table:table-cell table:style-name="Таблица9.G1" office:value-type="string">
            <text:p text:style-name="P181">1</text:p>
          </table:table-cell>
          <table:table-cell table:style-name="Таблица9.G1" office:value-type="string">
            <text:p text:style-name="P174"/>
          </table:table-cell>
          <table:table-cell table:style-name="Таблица9.G1" office:value-type="string">
            <text:p text:style-name="P181">3</text:p>
          </table:table-cell>
          <table:table-cell table:style-name="Таблица9.G1" office:value-type="string">
            <text:p text:style-name="P181">4</text:p>
          </table:table-cell>
          <table:table-cell table:style-name="Таблица9.G1" office:value-type="string">
            <text:p text:style-name="P174"/>
          </table:table-cell>
          <table:table-cell table:style-name="Таблица9.G1" office:value-type="string">
            <text:p text:style-name="P181">1</text:p>
          </table:table-cell>
          <table:table-cell table:style-name="Таблица9.B1" office:value-type="string">
            <text:p text:style-name="P174"/>
          </table:table-cell>
          <table:table-cell table:style-name="Таблица9.N1" office:value-type="string">
            <text:p text:style-name="P169"><text:span text:style-name="T63">3</text:span><text:span text:style-name="T15">t</text:span></text:p>
          </table:table-cell>
        </table:table-row>
        <table:table-row table:style-name="Таблица9.1">
          <table:table-cell table:style-name="Таблица9.A2" office:value-type="string">
            <text:p text:style-name="P165">➁</text:p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E2" office:value-type="string">
            <text:p text:style-name="P181">2</text:p>
          </table:table-cell>
          <table:table-cell table:style-name="Таблица9.B2" office:value-type="string">
            <text:p text:style-name="P174"/>
          </table:table-cell>
          <table:table-cell table:style-name="Таблица9.G2" office:value-type="string">
            <text:p text:style-name="P171"><text:span text:style-name="T61">1</text:span><text:span text:style-name="T15">t</text:span></text:p>
          </table:table-cell>
          <table:table-cell table:style-name="Таблица9.G2" office:value-type="string">
            <text:p text:style-name="P174"/>
          </table:table-cell>
          <table:table-cell table:style-name="Таблица9.G2" office:value-type="string">
            <text:p text:style-name="P181">3</text:p>
          </table:table-cell>
          <table:table-cell table:style-name="Таблица9.G2" office:value-type="string">
            <text:p text:style-name="P181">4</text:p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N2" office:value-type="string">
            <text:p text:style-name="P174"/>
          </table:table-cell>
        </table:table-row>
        <table:table-row table:style-name="Таблица9.1">
          <table:table-cell table:style-name="Таблица9.A2" office:value-type="string">
            <text:p text:style-name="P165">➂</text:p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E2" office:value-type="string">
            <text:p text:style-name="P181">1</text:p>
          </table:table-cell>
          <table:table-cell table:style-name="Таблица9.E2" office:value-type="string">
            <text:p text:style-name="P174"/>
          </table:table-cell>
          <table:table-cell table:style-name="Таблица9.E2" office:value-type="string">
            <text:p text:style-name="P181">3</text:p>
          </table:table-cell>
          <table:table-cell table:style-name="Таблица9.E2" office:value-type="string">
            <text:p text:style-name="P181">4</text:p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N2" office:value-type="string">
            <text:p text:style-name="P174"/>
          </table:table-cell>
        </table:table-row>
        <table:table-row table:style-name="Таблица9.1">
          <table:table-cell table:style-name="Таблица9.A2" office:value-type="string">
            <text:p text:style-name="P165">➃</text:p>
          </table:table-cell>
          <table:table-cell table:style-name="Таблица9.B4" office:value-type="string">
            <text:p text:style-name="P183">1</text:p>
          </table:table-cell>
          <table:table-cell table:style-name="Таблица9.B2" office:value-type="string">
            <text:p text:style-name="P183"/>
          </table:table-cell>
          <table:table-cell table:style-name="Таблица9.E2" office:value-type="string">
            <text:p text:style-name="P167"><text:span text:style-name="T61">1</text:span><text:span text:style-name="T15">t</text:span></text:p>
          </table:table-cell>
          <table:table-cell table:style-name="Таблица9.E2" office:value-type="string">
            <text:p text:style-name="P174"/>
          </table:table-cell>
          <table:table-cell table:style-name="Таблица9.E2" office:value-type="string">
            <text:p text:style-name="P181">3</text:p>
          </table:table-cell>
          <table:table-cell table:style-name="Таблица9.E2" office:value-type="string">
            <text:p text:style-name="P181">4</text:p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N2" office:value-type="string">
            <text:p text:style-name="P174"/>
          </table:table-cell>
        </table:table-row>
        <table:table-row table:style-name="Таблица9.1">
          <table:table-cell table:style-name="Таблица9.A2" office:value-type="string">
            <text:p text:style-name="P165">➄</text:p>
          </table:table-cell>
          <table:table-cell table:style-name="Таблица9.B4" office:value-type="string">
            <text:p text:style-name="P181">1</text:p>
          </table:table-cell>
          <table:table-cell table:style-name="Таблица9.B4" office:value-type="string">
            <text:p text:style-name="P174"/>
          </table:table-cell>
          <table:table-cell table:style-name="Таблица9.B4" office:value-type="string">
            <text:p text:style-name="P181">3</text:p>
          </table:table-cell>
          <table:table-cell table:style-name="Таблица9.B4" office:value-type="string">
            <text:p text:style-name="P181">4</text:p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N2" office:value-type="string">
            <text:p text:style-name="P174"/>
          </table:table-cell>
        </table:table-row>
        <table:table-row table:style-name="Таблица9.1">
          <table:table-cell table:style-name="Таблица9.A2" office:value-type="string">
            <text:p text:style-name="P165">➅</text:p>
          </table:table-cell>
          <table:table-cell table:style-name="Таблица9.B4" office:value-type="string">
            <text:p text:style-name="P167"><text:span text:style-name="T61">1</text:span><text:span text:style-name="T15">t</text:span></text:p>
          </table:table-cell>
          <table:table-cell table:style-name="Таблица9.B4" office:value-type="string">
            <text:p text:style-name="P163"/>
          </table:table-cell>
          <table:table-cell table:style-name="Таблица9.B4" office:value-type="string">
            <text:p text:style-name="P163">3</text:p>
          </table:table-cell>
          <table:table-cell table:style-name="Таблица9.B4" office:value-type="string">
            <text:p text:style-name="P163">4</text:p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B2" office:value-type="string">
            <text:p text:style-name="P174"/>
          </table:table-cell>
          <table:table-cell table:style-name="Таблица9.N2" office:value-type="string">
            <text:p text:style-name="P174"/>
          </table:table-cell>
        </table:table-row>
      </table:table>
      <text:p text:style-name="P156"/>
      <text:p text:style-name="P152">Формула от ➅: </text:p>
      <text:p text:style-name="P37">➅ <text:span text:style-name="T60">1</text:span><text:span text:style-name="T14">t</text:span>_34 <text:s/>➄ 1_<text:span text:style-name="T60">4</text:span><text:span text:style-name="T14">Т</text:span> –I</text:p>
      <text:p text:style-name="P37"><text:tab/>➃ 1_3 +III</text:p>
      <text:p text:style-name="P37"><text:tab/><text:tab/><text:tab/><text:span text:style-name="T60">1</text:span><text:span text:style-name="T14">t</text:span>_34 ➂ 1_3 <text:s/>➁ 1_3 +III</text:p>
      <text:p text:style-name="P37"><text:tab/><text:tab/><text:tab/><text:tab/><text:span text:style-name="T60">1</text:span><text:span text:style-name="T14">t</text:span>_34 <text:s/>➀ 1_3 +IV 1_34</text:p>
      <text:p text:style-name="P37">Капля мёда в этой бочке дёгтя — это то, что в нисходящем движении мелодический минор традиционно заменяется натуральным, для которого аппликатурные формулы уже подробно рассмотрены.</text:p>
      <text:p text:style-name="P37"/>
      <text:p text:style-name="P28"/>
      <text:p text:style-name="P25"/>
      <text:p text:style-name="P25"/>
      <text:p text:style-name="P25"/>
      <text:p text:style-name="P25"/>
      <text:p text:style-name="P26"/>
      <text:p text:style-name="P26"/>
      <text:p text:style-name="P145">Дункан Чарльз (Charles Duncan). </text:p>
      <text:p text:style-name="P3">В книге «Modern approach to classical guitar» не рассматривает гаммы систематически. Дает несколько вариантов в качестве подготовки к произведениям в соответствующих тональностях.</text:p>
      <text:p text:style-name="P4">Хорхе Кардосо (Jorgo Cardoso). </text:p>
      <text:p text:style-name="P3">В книге «Наука и методика гитарной техники» предлагает три аппликатурные матрицы, А, В и С. Матрица А позволяет исполнять 2-октавные мажорные гаммы от 6 струны, а С — от пятой. Три варианта сочетания матриц А и С дает ещё по три варианта аппликатур для мажорных гамм. И наконец матрица В дает ещё 2 варианта. Для гамм в 3 октавы предлагается 4 варианта аппликатуры, из них три — имеют одинаковые завершения. Эти варианты даются как предпочтительные из-за того, что в них по две смены позиции. Далее Кардосо приводит приводит ещё несколько вариантов аппликатур с тремя сменами позиций, а также различиями при восходящем и нисходящем движении.</text:p>
      <text:p text:style-name="P7">Минорные гаммы рассмотрены только мелодические. Для них уже не используются матрицы. Для двухоктавных приведено 5 вариантов: три от 5-й струны и по одному от 6-й. Трёхоктавные: отдельно одна аппликатура для ми, и по два варианта для оставшихся укладывающихся в диапазон. Не рассмотрены, таким образом, натуральный и гармонический миноры. Мелодический же дан бессистемно, хотя попытка уложить гаммы в единую систему была сделана в случае с мажорными гаммами.</text:p>
      <text:p text:style-name="P3">Идея автора, по-видимому, заключается в том, чтобы привести как можно больше вариантов аппликатур, чтобы из них можно было выбрать наиболее подходящий для конкретного произведения. Однако, она ожидаемо дала сбой в случае с мелодическими минорными гаммами, которые вверх имеют одни ноты, а вниз другие.</text:p>
      <text:p text:style-name="P3"/>
      <text:p text:style-name="P15"><text:span text:style-name="Heading_20_1_20_Char"><text:span text:style-name="T28">Дэвид Брэид (David Braid).</text:span></text:span></text:p>
      <text:p text:style-name="P3"><text:soft-page-break/>По одному варианту однооктавных и двухоктавных гамм от ноты «до» и «соль».</text:p>
      <text:p text:style-name="P3"/>
      <text:p text:style-name="P15"><text:span text:style-name="Heading_20_1_20_Char"><text:span text:style-name="T3"/></text:span></text:p>
      <text:p text:style-name="P15"><text:span text:style-name="Heading_20_1_20_Char"><text:span text:style-name="T28">Абель Карлеваро (Abel Carlevaro).</text:span></text:span></text:p>
      <text:p text:style-name="P7">По одному варианту для мажорной и мелодической минорной гамм в порядке квинтового круга. Аппликатуры мажорных и минорных гамм даются без связи друг с другом, а аппликатуры гамм, начинающихся с открытых струн без связи с теми, что начинаются с прижатых. То есть здесь, по большому счёту, гаммы лишь бессистемно перечислены.</text:p>
      <text:p text:style-name="P5"/>
      <text:p text:style-name="P6">Рикардо Изнаола (Richardo Iznaola).</text:p>
      <text:p text:style-name="P7">Гаммы даны среди прочих упражнений на различные виды гитарных трудностей. По одному варианту для каждой гаммы в пределах гитарного диапазона. Сначала двухоктавные мажорные и мелодические минорные, затем они же трехоктавные. Как самые трудные поданы почему-то минорные гармонические гаммы. Нет натуральных минорных гамм. Сложность гаммы представлена её длиной, либо заходом в верхнем регистре за 12-й лад. Подход к систематизации на основе гамм на основе их возрастающей сложности мне кажется слабым.</text:p>
      <text:p text:style-name="P24"/>
      <text:p text:style-name="P6">Эмилио Пухоль (Emilio Pujol).</text:p>
      <text:p text:style-name="P3">Гаммы даны без аппликатурыё. Она, по видимому, оставлена на усмотрение исполнителя.</text:p>
      <text:p text:style-name="P3"/>
      <text:p text:style-name="P16"><text:span text:style-name="Heading_20_1_20_Char"><text:span text:style-name="T28">Паскуаль Роч (Pascual Roch).</text:span></text:span></text:p>
      <text:p text:style-name="P3"><text:soft-page-break/>Гаммы даны в хроматическом порядке с несколькими вариантами аппликатуры — от 5-й и 6-й струн, в 2 и 3 октавы, с использованием открытых струн и без оного. Минорные гаммы только в мелодическом виде.</text:p>
      <text:p text:style-name="P3"/>
      <text:p text:style-name="P4">Скотт Теннант (Scott Tennant).</text:p>
      <text:p text:style-name="P3">Гаммы не рассматриваются.</text:p>
      <text:p text:style-name="P3"/>
      <text:p text:style-name="P4"/>
      <text:p text:style-name="P4">Андрес Сеговия (Andreas Segovia).</text:p>
      <text:p text:style-name="P3">На каждую гамму дан один вариант аппликатуры без комментариев и пояснений.</text:p>
      <text:p text:style-name="P3"/>
      <text:p text:style-name="P4">Эйтор Порлакссон.</text:p>
      <text:p text:style-name="P3">Самый примитивный уровень. Дано лишь 4 мажорных гаммы с аппликатурами через открытые струны.</text:p>
      <text:p text:style-name="P3"/>
      <text:p text:style-name="P15"><text:span text:style-name="Heading_20_1_20_Char"><text:span text:style-name="T28">Стефан Шига (Stefan Shyga).</text:span></text:span></text:p>
      <text:p text:style-name="P3">То же, что и у предыдущего автора.</text:p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Благодарности.</text:p>
      <text:p text:style-name="P25"/>
      <text:p text:style-name="P25">♭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erif" svg:font-family="FreeSerif"/>
    <style:font-face style:name="FreeSerif1" svg:font-family="FreeSerif" style:font-family-generic="roman"/>
    <style:font-face style:name="FreeSerif2" svg:font-family="FreeSerif" style:font-family-generic="roman" style:font-pitch="variable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 (Основной текст" svg:font-family="'Times New Roman (Основной текст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ans" fo:font-size="11pt" fo:language="en" fo:country="US" style:font-name-asian="Arial" style:font-size-asian="12pt" style:language-asian="none" style:country-asian="none" style:font-name-complex="Times New Roman (Основной текст" style:font-size-complex="12pt" style:language-complex="none" style:country-complex="none"/>
    </style:default-style>
    <style:default-style style:family="paragraph">
      <style:paragraph-properties fo:margin-left="0cm" fo:margin-right="0cm" fo:margin-top="0cm" fo:margin-bottom="0.353cm" style:contextual-spacing="false" fo:line-height="115%" fo:text-indent="1cm" style:auto-text-indent="false" style:text-autospace="ideograph-alpha" style:punctuation-wrap="hanging" style:line-break="strict" style:tab-stop-distance="1.249cm" style:writing-mode="page"/>
      <style:text-properties fo:color="#000000" loext:opacity="100%" style:font-name="Liberation Sans" fo:font-size="11pt" fo:language="en" fo:country="US" style:font-name-asian="Arial" style:font-size-asian="12pt" style:language-asian="none" style:country-asian="none" style:font-name-complex="Times New Roman (Основной текст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text-indent="0cm" style:auto-text-indent="false" fo:background-color="transparent"/>
      <style:text-properties style:font-name="FreeSerif" fo:font-family="FreeSerif" fo:font-size="14pt" fo:language="ru" fo:country="RU" style:font-name-asian="FreeSerif" style:font-family-asian="FreeSerif" style:font-size-asian="14pt" style:font-name-complex="FreeSerif" style:font-family-complex="FreeSerif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 style:master-page-name="">
      <style:paragraph-properties fo:margin-left="0cm" fo:margin-right="0cm" fo:text-align="center" style:justify-single-word="false" fo:text-indent="1cm" style:auto-text-indent="false" style:page-number="auto"/>
      <style:text-properties fo:text-transform="uppercase" style:font-name="FreeSerif" fo:font-family="FreeSerif" fo:font-size="20pt" fo:language="ru" fo:country="RU" fo:font-weight="bold" officeooo:rsid="0009369c" style:font-name-asian="FreeSerif" style:font-family-asian="FreeSerif" style:font-size-asian="20pt" style:font-weight-asian="bold" style:font-name-complex="FreeSerif" style:font-family-complex="FreeSerif" style:font-size-complex="20pt"/>
    </style:style>
    <style:style style:name="Heading_20_2" style:display-name="Heading 2" style:family="paragraph" style:parent-style-name="Normal" style:class="text">
      <style:paragraph-properties fo:text-align="center" style:justify-single-word="false"/>
      <style:text-properties style:font-name="FreeSerif2" fo:font-family="FreeSerif" style:font-family-generic="roman" style:font-pitch="variable" fo:font-size="18pt" fo:font-weight="bold" style:font-size-asian="18pt" style:font-weight-asian="bold" style:font-name-complex="Liberation Sans" style:font-family-complex="'Liberation Sans'" style:font-size-complex="18pt" style:font-weight-complex="bold"/>
    </style:style>
    <style:style style:name="Heading_20_3" style:display-name="Heading 3" style:family="paragraph" style:parent-style-name="Normal" style:class="text">
      <style:text-properties style:font-name="Liberation Sans" fo:font-family="'Liberation Sans'" style:font-name-complex="Liberation Sans" style:font-family-complex="'Liberation Sans'"/>
    </style:style>
    <style:style style:name="Heading_20_4" style:display-name="Heading 4" style:family="paragraph" style:parent-style-name="Normal" style:class="text">
      <style:text-properties style:font-name="Liberation Sans" fo:font-family="'Liberation Sans'" style:font-name-complex="Liberation Sans" style:font-family-complex="'Liberation Sans'"/>
    </style:style>
    <style:style style:name="Heading_20_5" style:display-name="Heading 5" style:family="paragraph" style:parent-style-name="Normal" style:class="text">
      <style:text-properties style:font-name="Liberation Sans" fo:font-family="'Liberation Sans'" style:font-name-complex="Liberation Sans" style:font-family-complex="'Liberation Sans'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Liberation Sans" fo:font-family="'Liberation Sans'" fo:font-size="11pt" fo:font-weight="bold" style:font-name-asian="Arial" style:font-family-asian="Arial" style:font-name-complex="Liberation Sans" style:font-family-complex="'Liberation Sans'"/>
    </style:style>
    <style:style style:name="Heading_20_7" style:display-name="Heading 7" style:family="paragraph" style:parent-style-name="Normal" style:class="text">
      <style:text-properties style:font-name="Liberation Sans" fo:font-family="'Liberation Sans'" style:font-name-complex="Liberation Sans" style:font-family-complex="'Liberation Sans'"/>
    </style:style>
    <style:style style:name="Heading_20_8" style:display-name="Heading 8" style:family="paragraph" style:parent-style-name="Normal" style:class="text">
      <style:text-properties style:font-name="Liberation Sans" fo:font-family="'Liberation Sans'" style:font-name-complex="Liberation Sans" style:font-family-complex="'Liberation Sans'"/>
    </style:style>
    <style:style style:name="Heading_20_9" style:display-name="Heading 9" style:family="paragraph" style:parent-style-name="Normal" style:class="text">
      <style:text-properties style:font-name="Liberation Sans" fo:font-family="'Liberation Sans'" style:font-name-complex="Liberation Sans" style:font-family-complex="'Liberation Sans'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left="0cm" fo:margin-right="0cm" fo:text-align="center" style:justify-single-word="false" fo:text-indent="1cm" style:auto-text-indent="false"/>
      <style:text-properties style:font-name="FreeSerif" fo:font-family="FreeSerif" fo:font-weight="bold" style:font-name-asian="FreeSerif" style:font-family-asian="FreeSerif" style:font-name-complex="FreeSerif" style:font-family-complex="FreeSerif"/>
    </style:style>
    <style:style style:name="Quote" style:family="paragraph" style:parent-style-name="Normal">
      <style:paragraph-properties fo:margin-left="1.27cm" fo:margin-right="1.27cm" fo:text-indent="1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.353cm" style:contextual-spacing="true" fo:text-indent="1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Caption" style:family="paragraph" style:parent-style-name="Normal" style:class="extra">
      <style:paragraph-properties fo:line-height="115%"/>
      <style:text-properties fo:color="#4f81bd" loext:opacity="100%" fo:font-size="9pt" fo:font-weight="bold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Normal" style:family="paragraph">
      <style:paragraph-properties fo:margin-left="0cm" fo:margin-right="0cm" fo:margin-top="0cm" fo:margin-bottom="0.353cm" style:contextual-spacing="false" fo:line-height="115%" fo:text-indent="1cm" style:auto-text-indent="false">
        <style:tab-stops>
          <style:tab-stop style:position="2.136cm"/>
        </style:tab-stops>
      </style:paragraph-properties>
      <style:text-properties style:font-name="FreeSerif" fo:font-family="FreeSerif" fo:font-size="14pt" fo:language="ru" fo:country="RU" style:font-name-asian="Arial" style:font-family-asian="Arial" style:font-name-complex="FreeSerif" style:font-family-complex="FreeSerif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true" fo:text-indent="1cm" style:auto-text-indent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Рис.1" style:family="paragraph" style:parent-style-name="Caption"/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List" style:family="paragraph" style:parent-style-name="Text_20_body" style:class="list"/>
    <style:style style:name="Index" style:family="paragraph" style:parent-style-name="Standard" style:class="index">
      <style:paragraph-properties text:number-lines="false" text:line-number="0"/>
    </style:style>
    <style:style style:name="Подпись_20_к_20_рисунку" style:display-name="Подпись к рисунку" style:family="paragraph" style:parent-style-name="Рис.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." style:family="paragraph" style:parent-style-name="Caption"/>
    <style:style style:name="Heading_20_1_20_Char" style:display-name="Heading 1 Char" style:family="text">
      <style:text-properties fo:font-size="18pt"/>
    </style:style>
    <style:style style:name="Heading_20_2_20_Char" style:display-name="Heading 2 Char" style:family="text" style:parent-style-name="Default_20_Paragraph_20_Font">
      <style:text-properties style:font-name="Liberation Sans" fo:font-family="'Liberation Sans'" fo:font-size="17pt" style:font-name-asian="Arial" style:font-family-asian="Arial" style:font-name-complex="Liberation Sans" style:font-family-complex="'Liberation Sans'"/>
    </style:style>
    <style:style style:name="Heading_20_3_20_Char" style:display-name="Heading 3 Char" style:family="text" style:parent-style-name="Default_20_Paragraph_20_Font">
      <style:text-properties style:font-name="Liberation Sans" fo:font-family="'Liberation Sans'" fo:font-size="15pt" style:font-name-asian="Arial" style:font-family-asian="Arial" style:font-name-complex="Liberation Sans" style:font-family-complex="'Liberation Sans'"/>
    </style:style>
    <style:style style:name="Heading_20_4_20_Char" style:display-name="Heading 4 Char" style:family="text" style:parent-style-name="Default_20_Paragraph_20_Font">
      <style:text-properties style:font-name="Liberation Sans" fo:font-family="'Liberation Sans'" fo:font-size="13pt" fo:font-weight="bold" style:font-name-asian="Arial" style:font-family-asian="Arial" style:font-name-complex="Liberation Sans" style:font-family-complex="'Liberation Sans'"/>
    </style:style>
    <style:style style:name="Heading_20_5_20_Char" style:display-name="Heading 5 Char" style:family="text" style:parent-style-name="Default_20_Paragraph_20_Font">
      <style:text-properties style:font-name="Liberation Sans" fo:font-family="'Liberation Sans'" fo:font-size="12pt" fo:font-weight="bold" style:font-name-asian="Arial" style:font-family-asian="Arial" style:font-name-complex="Liberation Sans" style:font-family-complex="'Liberation Sans'"/>
    </style:style>
    <style:style style:name="Heading_20_6_20_Char" style:display-name="Heading 6 Char" style:family="text" style:parent-style-name="Default_20_Paragraph_20_Font">
      <style:text-properties style:font-name="Liberation Sans" fo:font-family="'Liberation Sans'" fo:font-size="11pt" fo:font-weight="bold" style:font-name-asian="Arial" style:font-family-asian="Arial" style:font-name-complex="Liberation Sans" style:font-family-complex="'Liberation Sans'"/>
    </style:style>
    <style:style style:name="Heading_20_7_20_Char" style:display-name="Heading 7 Char" style:family="text" style:parent-style-name="Default_20_Paragraph_20_Font">
      <style:text-properties style:font-name="Liberation Sans" fo:font-family="'Liberation Sans'" fo:font-size="11pt" fo:font-style="italic" fo:font-weight="bold" style:font-name-asian="Arial" style:font-family-asian="Arial" style:font-name-complex="Liberation Sans" style:font-family-complex="'Liberation Sans'"/>
    </style:style>
    <style:style style:name="Heading_20_8_20_Char" style:display-name="Heading 8 Char" style:family="text" style:parent-style-name="Default_20_Paragraph_20_Font">
      <style:text-properties style:font-name="Liberation Sans" fo:font-family="'Liberation Sans'" fo:font-size="11pt" fo:font-style="italic" style:font-name-asian="Arial" style:font-family-asian="Arial" style:font-name-complex="Liberation Sans" style:font-family-complex="'Liberation Sans'"/>
    </style:style>
    <style:style style:name="Heading_20_9_20_Char" style:display-name="Heading 9 Char" style:family="text" style:parent-style-name="Default_20_Paragraph_20_Font">
      <style:text-properties style:font-name="Liberation Sans" fo:font-family="'Liberation Sans'" fo:font-size="10.5pt" fo:font-style="italic" style:font-name-asian="Arial" style:font-family-asian="Arial" style:font-name-complex="Liberation Sans" style:font-family-complex="'Liberation Sans'"/>
    </style:style>
    <style:style style:name="Title_20_Char" style:display-name="Title Char" style:family="text" style:parent-style-name="Default_20_Paragraph_20_Font">
      <style:text-properties fo:font-size="24pt"/>
    </style:style>
    <style:style style:name="Subtitle_20_Char" style:display-name="Subtitle Char" style:family="text">
      <style:text-properties style:font-name="FreeSerif" fo:font-family="FreeSerif" fo:font-size="18pt" fo:font-weight="bold" style:font-name-asian="FreeSerif" style:font-family-asian="FreeSerif" style:font-name-complex="FreeSerif" style:font-family-complex="FreeSerif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asterPage2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creation-date>2023-05-15T15:46:00Z</meta:creation-date>
    <meta:keyword/>
    <dc:title/>
    <dc:description/>
    <dc:date>2023-10-09T19:35:25.760000000</dc:date>
    <meta:editing-duration>PT12H18M12S</meta:editing-duration>
    <meta:editing-cycles>14</meta:editing-cycles>
    <meta:document-statistic meta:table-count="9" meta:image-count="0" meta:object-count="0" meta:page-count="20" meta:paragraph-count="346" meta:word-count="3223" meta:character-count="20575" meta:non-whitespace-character-count="17647"/>
  </office:meta>
</office:document-meta>
</file>